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style:style>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visible-area-top="0in"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ec:10"/><text:a xlink:type="simple" xlink:href="http://railstutorial.org/chapters/updating-showing-and-deleting-users?version=2.3#top">Chapter 10 Updating, showing, and deleting users</text:a></text:h>
      <text:p text:style-name="Text_20_body"/>
      <text:p text:style-name="Text_20_body"/>
      <text:section text:style-name="Sect1" text:name="book">
        <text:p text:style-name="Text_20_body">In this chapter, we will complete the REST actions for the Users resource (<text:a xlink:type="simple" xlink:href="http://railstutorial.org/chapters/modeling-and-viewing-users-one?version=2.3#table:RESTful_users">Table 6.2</text:a>) by adding <text:span text:style-name="Source_20_Text">edit</text:span>, <text:span text:style-name="Source_20_Text">update</text:span>, <text:span text:style-name="Source_20_Text">index</text:span>, and <text:span text:style-name="Source_20_Text">destroy</text:span> actions. We’ll start by giving users the ability to update their profiles, which will also provide a natural opportunity to enforce a security model (made possible by the authentication code in <text:a xlink:type="simple" xlink:href="http://railstutorial.org/chapters/sign-in-sign-out?version=2.3#top">Chapter 9</text:a>). Then we’ll make a listing of all users (also requiring authentication), which will motivate the introduction of sample data and pagination. Finally, we’ll add the ability to destroy users, wiping them from the database. Since we can’t allow just any user to have such dangerous powers, we’ll take care to create a privileged class of administrative users (admins) along the way.</text:p>
        <text:p text:style-name="Text_20_body">To get started, let’s start work on an <text:span text:style-name="Source_20_Text">updating-users</text:span> topic branch:</text:p>
        <text:p text:style-name="P10">$ git checkout -b updating-users</text:p>
        <text:section text:style-name="Sect1" text:name="sec:updating_users">
          <text:p text:style-name="Text_20_body"/>
        </text:section>
        <text:h text:style-name="Heading_20_2" text:outline-level="2"><text:bookmark text:name="sec:10.1"/><text:a xlink:type="simple" xlink:href="http://railstutorial.org/chapters/updating-showing-and-deleting-users?version=2.3#sec:updating_users">10.1 Updating users</text:a></text:h>
        <text:p text:style-name="Text_20_body">The pattern for editing user information closely parallels that for creating new users (<text:a xlink:type="simple" xlink:href="http://railstutorial.org/chapters/sign-up?version=2.3#top">Chapter 8</text:a>). Instead of a <text:span text:style-name="Source_20_Text">new</text:span> action rendering a view for new users, we have an <text:span text:style-name="Source_20_Text">edit</text:span> action rendering a view to edit users; instead of <text:span text:style-name="Source_20_Text">create</text:span> responding to a <text:span text:style-name="Teletype">POST</text:span> request, we have an <text:span text:style-name="Source_20_Text">update</text:span> action responding to a <text:span text:style-name="Teletype">PUT</text:span> request (<text:a xlink:type="simple" xlink:href="http://railstutorial.org/chapters/static-pages?version=2.3#sidebar:get_etc">Box 3.1</text:a>). The biggest difference is that, while anyone can sign up, only the current user should be able to update their information. This means that we need to enforce access control so that only authorized users can edit and update; the authentication machinery from <text:a xlink:type="simple" xlink:href="http://railstutorial.org/chapters/sign-in-sign-out?version=2.3#top">Chapter 9</text:a> will allow us to use a <text:span text:style-name="Emphasis">before filter</text:span> to ensure that this is the case.</text:p>
        <text:section text:style-name="Sect1" text:name="sec:edit_form">
          <text:p text:style-name="Text_20_body"/>
        </text:section>
        <text:h text:style-name="Heading_20_3" text:outline-level="3"><text:bookmark text:name="sec:10.1.1"/><text:a xlink:type="simple" xlink:href="http://railstutorial.org/chapters/updating-showing-and-deleting-users?version=2.3#sec:edit_form">10.1.1 Edit form</text:a></text:h>
        <text:p text:style-name="Text_20_body">We start with tests for the edit form, whose mockup appears in <text:a xlink:type="simple" xlink:href="http://railstutorial.org/chapters/updating-showing-and-deleting-users?version=2.3#fig:edit_user_mockup">Figure 10.1</text:a>.<text:bookmark text:name="fnref:10.1"/><text:a xlink:type="simple" xlink:href="http://railstutorial.org/chapters/updating-showing-and-deleting-users?version=2.3#fn:10.1">1</text:a> Two are analogous to tests we saw for the <text:span text:style-name="Source_20_Text">new</text:span> user page (<text:a xlink:type="simple" xlink:href="http://railstutorial.org/chapters/sign-up?version=2.3#code:new_users_tests">Listing 8.1</text:a>), checking for the proper response and title; the third test makes sure that there is a link to edit the user’s Gravatar image (<text:a xlink:type="simple" xlink:href="http://railstutorial.org/chapters/modeling-and-viewing-users-two?version=2.3#sec:a_name_and_a_gravatar">Section 7.3.2</text:a>). If you poke around the Gravatar site, you’ll see that the page to add or edit images is (somewhat oddly) located at <text:a xlink:type="simple" xlink:href="http://gravatar.com/emails"><text:span text:style-name="Teletype">http://gravatar.com/emails</text:span></text:a>, so we test the <text:span text:style-name="Source_20_Text">edit</text:span> page for a link with that URL.<text:bookmark text:name="fnref:10.2"/><text:a xlink:type="simple" xlink:href="http://railstutorial.org/chapters/updating-showing-and-deleting-users?version=2.3#fn:10.2">2</text:a> The result is shown in <text:a xlink:type="simple" xlink:href="http://railstutorial.org/chapters/updating-showing-and-deleting-users?version=2.3#code:user_edit_specs">Listing 10.1</text:a>.</text:p>
        <text:section text:style-name="Sect1" text:name="fig:edit_user_mockup">
          <text:p text:style-name="Text_20_body"/>
        </text:section>
        <text:p text:style-name="P5"><draw:frame draw:style-name="fr1" draw:name="graphics1" text:anchor-type="as-char" svg:width="0.7862in" svg:height="0.3929in" draw:z-index="0"><draw:image xlink:href="http://railstutorial.org/images/figures/edit_user_mockup.png" xlink:type="simple" xlink:show="embed" xlink:actuate="onLoad"/><svg:title>edit_user_mockup</svg:title></draw:frame></text:p>
        <text:p text:style-name="P5">Figure 10.1: A mockup of the user edit page. <text:a xlink:type="simple" xlink:href="http://www.railstutorial.org/images/figures/edit_user_mockup-full.png">(full size)</text:a></text:p>
        <text:section text:style-name="Sect1" text:name="code:user_edit_specs">
          <text:p text:style-name="P5"/>
        </text:section>
        <text:p text:style-name="Text_20_body">Listing 10.1. Tests for the user <text:span text:style-name="Source_20_Text">edit</text:span> action. <text:line-break/><text:soft-page-break/><text:span text:style-name="Source_20_Text">spec/controllers/users_controller_spec.rb</text:span> <draw:frame draw:name="clippy" text:anchor-type="as-char" svg:width="1.1457in" svg:height="0.1457in" draw:z-index="1"><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20%20.%0A%20%20.%0A%20%20.%0A%20%20describe%20%22GET%20'edit'%22%20do%0A%0A%20%20%20%20before(:each)%20do%0A%20%20%20%20%20%20@user%20=%20Factory(:user)%0A%20%20%20%20%20%20test_sign_in(@user)%0A%20%20%20%20end%0A%20%20%20%20%0A%20%20%20%20it%20%22should%20be%20successful%22%20do%0A%20%20%20%20%20%20get%20:edit,%20:id%20=%3E%20@user%0A%20%20%20%20%20%20response.should%20be_success%0A%20%20%20%20end%0A%0A%20%20%20%20it%20%22should%20have%20the%20right%20title%22%20do%0A%20%20%20%20%20%20get%20:edit,%20:id%20=%3E%20@user%0A%20%20%20%20%20%20response.should%20have_tag(%22title%22,%20/edit%20user/i)%0A%20%20%20%20end%0A%20%20%20%20%20%20%0A%20%20%20%20it%20%22should%20have%20a%20link%20to%20change%20the%20Gravatar%22%20do%0A%20%20%20%20%20%20get%20:edit,%20:id%20=%3E%20@user%0A%20%20%20%20%20%20gravatar_url%20=%20%22http://gravatar.com/emails%22%0A%20%20%20%20%20%20response.should%20have_tag(%22a[href=?]%22,%20gravatar_url,%20/change/i)%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GET 'edit'" do</text:p>
        <text:p text:style-name="Preformatted_20_Text"/>
        <text:p text:style-name="Preformatted_20_Text"><text:s text:c="4"/>before(:each) do</text:p>
        <text:p text:style-name="Preformatted_20_Text"><text:s text:c="6"/>@user = Factory(:user)</text:p>
        <text:p text:style-name="Preformatted_20_Text"><text:s text:c="6"/>test_sign_in(@user)</text:p>
        <text:p text:style-name="Preformatted_20_Text"><text:s text:c="4"/>end</text:p>
        <text:p text:style-name="Preformatted_20_Text"/>
        <text:p text:style-name="Preformatted_20_Text"><text:s text:c="4"/>it "should be successful" do</text:p>
        <text:p text:style-name="Preformatted_20_Text"><text:s text:c="6"/>get :edit, :id =&gt; @user</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edit, :id =&gt; @user</text:p>
        <text:p text:style-name="Preformatted_20_Text"><text:s text:c="6"/>response.should have_tag("title", /edit user/i)</text:p>
        <text:p text:style-name="Preformatted_20_Text"><text:s text:c="4"/>end</text:p>
        <text:p text:style-name="Preformatted_20_Text"/>
        <text:p text:style-name="Preformatted_20_Text"><text:s text:c="4"/>it "should have a link to change the Gravatar" do</text:p>
        <text:p text:style-name="Preformatted_20_Text"><text:s text:c="6"/>get :edit, :id =&gt; @user</text:p>
        <text:p text:style-name="Preformatted_20_Text"><text:s text:c="6"/>gravatar_url = "http://gravatar.com/emails"</text:p>
        <text:p text:style-name="Preformatted_20_Text"><text:s text:c="6"/>response.should have_tag("a[href=?]", gravatar_url, /change/i)</text:p>
        <text:p text:style-name="Preformatted_20_Text"><text:s text:c="4"/>end</text:p>
        <text:p text:style-name="Preformatted_20_Text"><text:s text:c="2"/>end</text:p>
        <text:p text:style-name="P10">end</text:p>
        <text:p text:style-name="Text_20_body">Here we’ve made sure to use <text:span text:style-name="Source_20_Text">test_sign_in(@user)</text:span> to sign in as the user in anticipation of protecting the edit page from unauthorized access (<text:a xlink:type="simple" xlink:href="http://railstutorial.org/chapters/updating-showing-and-deleting-users?version=2.3#sec:protecting_pages">Section 10.2</text:a>). Otherwise, these tests would break as soon as we implemented our authentication code.</text:p>
        <text:p text:style-name="Text_20_body">Note from <text:a xlink:type="simple" xlink:href="http://railstutorial.org/chapters/modeling-and-viewing-users-one?version=2.3#table:RESTful_users">Table 6.2</text:a> that the proper URL for a user’s edit page is <text:span text:style-name="Teletype">/users/1/edit</text:span> (assuming the user’s id is <text:span text:style-name="Teletype">1</text:span>). Recall that the id of the user is available in the <text:span text:style-name="Source_20_Text">params[:id]</text:span> variable, which means that we can find the user with the code in <text:a xlink:type="simple" xlink:href="http://railstutorial.org/chapters/updating-showing-and-deleting-users?version=2.3#code:initial_edit_action">Listing 10.2</text:a>. This uses <text:span text:style-name="Source_20_Text">find</text:span> to find the relevant user in the database, and then sets the <text:span text:style-name="Source_20_Text">@title</text:span> variable to the proper value.</text:p>
        <text:section text:style-name="Sect1" text:name="code:initial_edit_action">
          <text:p text:style-name="Text_20_body"/>
        </text:section>
        <text:p text:style-name="Text_20_body">Listing 10.2. An incomplete user <text:span text:style-name="Source_20_Text">edit</text:span> action. <text:line-break/><text:span text:style-name="Source_20_Text">app/controllers/users_controller.rb</text:span> <draw:frame draw:name="clippy" text:anchor-type="as-char" svg:width="1.1457in" svg:height="0.1457in" draw:z-index="2"><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edit%0A%20%20%20%20@user%20=%20User.find(params[:id])%0A%20%20%20%20@title%20=%20%22Edit%20user%22%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edit</text:p>
        <text:p text:style-name="Preformatted_20_Text"><text:s text:c="4"/>@user = User.find(params[:id])</text:p>
        <text:p text:style-name="Preformatted_20_Text"><text:s text:c="4"/>@title = "Edit user"</text:p>
        <text:p text:style-name="Preformatted_20_Text"><text:s text:c="2"/>end</text:p>
        <text:p text:style-name="P10">end</text:p>
        <text:p text:style-name="Text_20_body"><text:soft-page-break/>Getting the tests to pass requires making the actual edit view, shown in <text:a xlink:type="simple" xlink:href="http://railstutorial.org/chapters/updating-showing-and-deleting-users?version=2.3#code:user_edit_view">Listing 10.3</text:a>. Note how closely this resembles the new user view from <text:a xlink:type="simple" xlink:href="http://railstutorial.org/chapters/sign-up?version=2.3#code:new_user_form">Listing 8.2</text:a>; the large overlap suggests factoring the repeated code into a partial, which is left as an exercise (<text:a xlink:type="simple" xlink:href="http://railstutorial.org/chapters/updating-showing-and-deleting-users?version=2.3#sec:updating_deleting_exercises">Section 10.6</text:a>).</text:p>
        <text:section text:style-name="Sect1" text:name="code:user_edit_view">
          <text:p text:style-name="Text_20_body"/>
        </text:section>
        <text:p text:style-name="Text_20_body">Listing 10.3. The user edit view. <text:line-break/><text:span text:style-name="Source_20_Text">app/views/users/edit.html.erb</text:span> <draw:frame draw:name="clippy" text:anchor-type="as-char" svg:width="1.1457in" svg:height="0.1457in" draw:z-index="3"><draw:plugin xlink:href="http://railstutorial.org/flash/clippy.swf" xlink:type="simple" xlink:show="embed" xlink:actuate="onLoad" draw:mime-type="application/x-shockwave-flash"><draw:param draw:name="bgcolor" draw:value="#ffffff"/><draw:param draw:name="flashvars" draw:value="text=%3Ch2%3EEdit%20user%3C/h2%3E%0A%0A%3C%25%20form_for(@user)%20do%20%7Cf%7C%20%25%3E%0A%20%20%3C%25=%20f.error_messages%20%25%3E%0A%20%20%3Cdiv%20class=%22field%22%3E%0A%20%20%20%20%3C%25=%20f.label%20:name%20%25%3E%3Cbr%20/%3E%0A%20%20%20%20%3C%25=%20f.text_field%20:name%20%25%3E%0A%20%20%3C/div%3E%0A%20%20%3Cdiv%20class=%22field%22%3E%0A%20%20%20%20%3C%25=%20f.label%20:email%20%25%3E%3Cbr%20/%3E%0A%20%20%20%20%3C%25=%20f.text_field%20:email%20%25%3E%0A%20%20%3C/div%3E%0A%20%20%3Cdiv%20class=%22field%22%3E%0A%20%20%20%20%3C%25=%20f.label%20:password%20%25%3E%3Cbr%20/%3E%0A%20%20%20%20%3C%25=%20f.password_field%20:password%20%25%3E%0A%20%20%3C/div%3E%0A%20%20%3Cdiv%20class=%22field%22%3E%0A%20%20%20%20%3C%25=%20f.label%20:password_confirmation,%20%22Confirmation%22%20%25%3E%3Cbr%20/%3E%0A%20%20%20%20%3C%25=%20f.password_field%20:password_confirmation%20%25%3E%0A%20%20%3C/div%3E%0A%20%20%3Cdiv%20class=%22actions%22%3E%0A%20%20%20%20%3C%25=%20f.submit%20%22Update%22%20%25%3E%0A%20%20%3C/div%3E%0A%3C%25%20end%20%25%3E%0A%0A%3Cdiv%3E%0A%20%20%3C%25=%20gravatar_for%20@user%20%25%3E%0A%20%20%3Ca%20href=%22http://gravatar.com/emails%22%3Echange%3C/a%3E%0A%3C/div%3E%0A"/><draw:param draw:name="pluginspage" draw:value="http://www.macromedia.com/go/getflashplayer"/><draw:param draw:name="allowscriptaccess" draw:value="always"/><draw:param draw:name="quality" draw:value="high"/></draw:plugin></draw:frame> </text:p>
        <text:p text:style-name="Preformatted_20_Text">&lt;h2&gt;Edit user&lt;/h2&gt;</text:p>
        <text:p text:style-name="Preformatted_20_Text"/>
        <text:p text:style-name="Preformatted_20_Text">&lt;% form_for(@user) do |f| %&gt;</text:p>
        <text:p text:style-name="Preformatted_20_Text"><text:s text:c="2"/>&lt;%= f.error_messages %&gt;</text:p>
        <text:p text:style-name="Preformatted_20_Text"><text:s text:c="2"/>&lt;div class="field"&gt;</text:p>
        <text:p text:style-name="Preformatted_20_Text"><text:s text:c="4"/>&lt;%= f.label :name %&gt;&lt;br /&gt;</text:p>
        <text:p text:style-name="Preformatted_20_Text"><text:s text:c="4"/>&lt;%= f.text_field :name %&gt;</text:p>
        <text:p text:style-name="Preformatted_20_Text"><text:s text:c="2"/>&lt;/div&gt;</text:p>
        <text:p text:style-name="Preformatted_20_Text"><text:s text:c="2"/>&lt;div class="field"&gt;</text:p>
        <text:p text:style-name="Preformatted_20_Text"><text:s text:c="4"/>&lt;%= f.label :email %&gt;&lt;br /&gt;</text:p>
        <text:p text:style-name="Preformatted_20_Text"><text:s text:c="4"/>&lt;%= f.text_field :email %&gt;</text:p>
        <text:p text:style-name="Preformatted_20_Text"><text:s text:c="2"/>&lt;/div&gt;</text:p>
        <text:p text:style-name="Preformatted_20_Text"><text:s text:c="2"/>&lt;div class="field"&gt;</text:p>
        <text:p text:style-name="Preformatted_20_Text"><text:s text:c="4"/>&lt;%= f.label :password %&gt;&lt;br /&gt;</text:p>
        <text:p text:style-name="Preformatted_20_Text"><text:s text:c="4"/>&lt;%= f.password_field :password %&gt;</text:p>
        <text:p text:style-name="Preformatted_20_Text"><text:s text:c="2"/>&lt;/div&gt;</text:p>
        <text:p text:style-name="Preformatted_20_Text"><text:s text:c="2"/>&lt;div class="field"&gt;</text:p>
        <text:p text:style-name="Preformatted_20_Text"><text:s text:c="4"/>&lt;%= f.label :password_confirmation, "Confirmation" %&gt;&lt;br /&gt;</text:p>
        <text:p text:style-name="Preformatted_20_Text"><text:s text:c="4"/>&lt;%= f.password_field :password_confirmation %&gt;</text:p>
        <text:p text:style-name="Preformatted_20_Text"><text:s text:c="2"/>&lt;/div&gt;</text:p>
        <text:p text:style-name="Preformatted_20_Text"><text:s text:c="2"/>&lt;div class="actions"&gt;</text:p>
        <text:p text:style-name="Preformatted_20_Text"><text:s text:c="4"/>&lt;%= f.submit "Update" %&gt;</text:p>
        <text:p text:style-name="Preformatted_20_Text"><text:s text:c="2"/>&lt;/div&gt;</text:p>
        <text:p text:style-name="Preformatted_20_Text">&lt;% end %&gt;</text:p>
        <text:p text:style-name="Preformatted_20_Text"/>
        <text:p text:style-name="Preformatted_20_Text">&lt;div&gt;</text:p>
        <text:p text:style-name="Preformatted_20_Text"><text:s text:c="2"/>&lt;%= gravatar_for @user %&gt;</text:p>
        <text:p text:style-name="Preformatted_20_Text"><text:s text:c="2"/>&lt;a href="http://gravatar.com/emails"&gt;change&lt;/a&gt;</text:p>
        <text:p text:style-name="P10">&lt;/div&gt;</text:p>
        <text:p text:style-name="Text_20_body">We’ll also add a link to the site navigation for the user edit page (which we’ll call “Settings”), as mocked up in <text:a xlink:type="simple" xlink:href="http://railstutorial.org/chapters/updating-showing-and-deleting-users?version=2.3#fig:profile_settings_link_mockup">Figure 10.2</text:a><text:bookmark text:name="fnref:10.3"/><text:a xlink:type="simple" xlink:href="http://railstutorial.org/chapters/updating-showing-and-deleting-users?version=2.3#fn:10.3">3</text:a> and shown in <text:a xlink:type="simple" xlink:href="http://railstutorial.org/chapters/updating-showing-and-deleting-users?version=2.3#code:settings_link">Listing 10.4</text:a>.</text:p>
        <text:section text:style-name="Sect1" text:name="fig:profile_settings_link_mockup">
          <text:p text:style-name="Text_20_body"/>
        </text:section>
        <text:p text:style-name="P5"><draw:frame draw:style-name="fr1" draw:name="graphics2" text:anchor-type="as-char" svg:width="0.7862in" svg:height="0.3929in" draw:z-index="4"><draw:image xlink:href="http://railstutorial.org/images/figures/profile_settings_link_mockup.png" xlink:type="simple" xlink:show="embed" xlink:actuate="onLoad"/><svg:title>profile_settings_link_mockup</svg:title></draw:frame></text:p>
        <text:p text:style-name="P5">Figure 10.2: A mockup of the user profile page with a “Settings” link. <text:a xlink:type="simple" xlink:href="http://www.railstutorial.org/images/figures/profile_settings_link_mockup-full.png">(full size)</text:a></text:p>
        <text:section text:style-name="Sect1" text:name="code:settings_link">
          <text:p text:style-name="P5"/>
        </text:section>
        <text:p text:style-name="Text_20_body">Listing 10.4. Adding a Settings link. <text:line-break/><text:span text:style-name="Source_20_Text">app/views/layouts/_header.html.erb</text:span> <draw:frame draw:name="clippy" text:anchor-type="as-char" svg:width="1.1457in" svg:height="0.1457in" draw:z-index="5"><draw:plugin xlink:href="http://railstutorial.org/flash/clippy.swf" xlink:type="simple" xlink:show="embed" xlink:actuate="onLoad" draw:mime-type="application/x-shockwave-flash"><draw:param draw:name="bgcolor" draw:value="#ffffff"/><draw:param draw:name="flashvars" draw:value="text=%3Cdiv%20id=%22header%22%20class=%22round%22%3E%0A%20%20%3C%25=%20link_to%20logo,%20root_path%20%25%3E%0A%20%20%3Cul%20class=%22navigation%20round%22%3E%0A%20%20%20%20%3Cli%3E%3C%25=%20link_to%20%22Home%22,%20root_path%20%25%3E%3C/li%3E%0A%20%20%20%20%3C%25%20if%20signed_in?%20%25%3E%0A%20%20%20%20%3Cli%3E%3C%25=%20link_to%20%22Profile%22,%20current_user%20%25%3E%3C/li%3E%0A%20%20%20%20%3Cli%3E%3C%25=%20link_to%20%22Settings%22,%20edit_user_path(current_user)%20%25%3E%3C/li%3E%0A%20%20%20%20%3C%25%20end%20%25%3E%0A%20%20%20%20.%0A%20%20%20%20.%0A%20%20%20%20.%0A%20%20%3C/ul%3E%0A%3C/div%3E%0A"/><draw:param draw:name="pluginspage" draw:value="http://www.macromedia.com/go/getflashplayer"/><draw:param draw:name="allowscriptaccess" draw:value="always"/><draw:param draw:name="quality" draw:value="high"/></draw:plugin></draw:frame> </text:p>
        <text:p text:style-name="Preformatted_20_Text">&lt;div id="header" class="round"&gt;</text:p>
        <text:p text:style-name="Preformatted_20_Text"><text:s text:c="2"/>&lt;%= link_to logo, root_path %&gt;</text:p>
        <text:p text:style-name="Preformatted_20_Text"><text:s text:c="2"/>&lt;ul class="navigation round"&gt;</text:p>
        <text:p text:style-name="Preformatted_20_Text"><text:s text:c="4"/>&lt;li&gt;&lt;%= link_to "Home", root_path %&gt;&lt;/li&gt;</text:p>
        <text:p text:style-name="Preformatted_20_Text"><text:s text:c="4"/>&lt;% if signed_in? %&gt;</text:p>
        <text:p text:style-name="Preformatted_20_Text"><text:s text:c="4"/>&lt;li&gt;&lt;%= link_to "Profile", current_user %&gt;&lt;/li&gt;</text:p>
        <text:p text:style-name="Preformatted_20_Text"><text:s text:c="4"/>&lt;li&gt;&lt;%= link_to "Settings", edit_user_path(current_user) %&gt;&lt;/li&gt;</text:p>
        <text:p text:style-name="Preformatted_20_Text"><text:soft-page-break/><text:s text:c="4"/>&lt;% end %&gt;</text:p>
        <text:p text:style-name="Preformatted_20_Text"><text:s text:c="4"/>.</text:p>
        <text:p text:style-name="Preformatted_20_Text"><text:s text:c="4"/>.</text:p>
        <text:p text:style-name="Preformatted_20_Text"><text:s text:c="4"/>.</text:p>
        <text:p text:style-name="Preformatted_20_Text"><text:s text:c="2"/>&lt;/ul&gt;</text:p>
        <text:p text:style-name="P10">&lt;/div&gt;</text:p>
        <text:p text:style-name="Text_20_body">Here we use the named route <text:span text:style-name="Source_20_Text">edit_user_path</text:span> from <text:a xlink:type="simple" xlink:href="http://railstutorial.org/chapters/modeling-and-viewing-users-one?version=2.3#table:RESTful_users">Table 6.2</text:a>, together with the handy <text:span text:style-name="Source_20_Text">current_user</text:span> helper method defined in <text:a xlink:type="simple" xlink:href="http://railstutorial.org/chapters/sign-in-sign-out?version=2.3#code:current_user_working">Listing 9.19</text:a>.</text:p>
        <text:p text:style-name="Text_20_body">With the <text:span text:style-name="Source_20_Text">@user</text:span> instance variable from <text:a xlink:type="simple" xlink:href="http://railstutorial.org/chapters/updating-showing-and-deleting-users?version=2.3#code:initial_edit_action">Listing 10.2</text:a>, the tests from <text:a xlink:type="simple" xlink:href="http://railstutorial.org/chapters/updating-showing-and-deleting-users?version=2.3#code:user_edit_specs">Listing 10.1</text:a> pass. As seen in <text:a xlink:type="simple" xlink:href="http://railstutorial.org/chapters/updating-showing-and-deleting-users?version=2.3#fig:edit_user_settings">Figure 10.3</text:a>, the <text:span text:style-name="Source_20_Text">new</text:span> page renders, though it doesn’t yet work.</text:p>
        <text:section text:style-name="Sect1" text:name="fig:edit_user_settings">
          <text:p text:style-name="Text_20_body"/>
        </text:section>
        <text:p text:style-name="P5"><draw:frame draw:style-name="fr1" draw:name="graphics3" text:anchor-type="as-char" svg:width="0.7862in" svg:height="0.3929in" draw:z-index="6"><draw:image xlink:href="http://railstutorial.org/images/figures/edit_user_settings.png" xlink:type="simple" xlink:show="embed" xlink:actuate="onLoad"/><svg:title>edit_user_settings</svg:title></draw:frame></text:p>
        <text:p text:style-name="Text_20_body">Figure 10.3: Editing user settings (<text:a xlink:type="simple" xlink:href="http://localhost:3000/users/1/edit"><text:span text:style-name="Teletype">/users/1/edit</text:span></text:a>). <text:a xlink:type="simple" xlink:href="http://www.railstutorial.org/images/figures/edit_user_settings-full.png">(full size)</text:a></text:p>
        <text:p text:style-name="Text_20_body">Looking at the HTML source for <text:a xlink:type="simple" xlink:href="http://railstutorial.org/chapters/updating-showing-and-deleting-users?version=2.3#fig:edit_user_settings">Figure 10.3</text:a>, we see a form tag as expected (<text:a xlink:type="simple" xlink:href="http://railstutorial.org/chapters/updating-showing-and-deleting-users?version=2.3#code:edit_form_html">Listing 10.5</text:a>).</text:p>
        <text:section text:style-name="Sect1" text:name="code:edit_form_html">
          <text:p text:style-name="Text_20_body"/>
        </text:section>
        <text:p text:style-name="Text_20_body">Listing 10.5. HTML for the edit form defined in <text:a xlink:type="simple" xlink:href="http://railstutorial.org/chapters/updating-showing-and-deleting-users?version=2.3#code:user_edit_view">Listing 10.3</text:a> and shown in <text:a xlink:type="simple" xlink:href="http://railstutorial.org/chapters/updating-showing-and-deleting-users?version=2.3#fig:edit_user_settings">Figure 10.3</text:a>. <draw:frame draw:name="clippy" text:anchor-type="as-char" svg:width="1.1457in" svg:height="0.1457in" draw:z-index="7"><draw:plugin xlink:href="http://railstutorial.org/flash/clippy.swf" xlink:type="simple" xlink:show="embed" xlink:actuate="onLoad" draw:mime-type="application/x-shockwave-flash"><draw:param draw:name="bgcolor" draw:value="#ffffff"/><draw:param draw:name="flashvars" draw:value="text=%3Cform%20action=%22/users/1%22%20class=%22edit_user%22%20id=%22edit_user_1%22%20method=%22post%22%3E%0A%20%20%3Cinput%20name=%22_method%22%20type=%22hidden%22%20value=%22put%22%20/%3E%0A%20%20.%0A%20%20.%0A%20%20.%0A%3C/form%3E%0A"/><draw:param draw:name="pluginspage" draw:value="http://www.macromedia.com/go/getflashplayer"/><draw:param draw:name="allowscriptaccess" draw:value="always"/><draw:param draw:name="quality" draw:value="high"/></draw:plugin></draw:frame> </text:p>
        <text:p text:style-name="Preformatted_20_Text">&lt;form action="/users/1" class="edit_user" id="edit_user_1" method="post"&gt;</text:p>
        <text:p text:style-name="Preformatted_20_Text"><text:s text:c="2"/>&lt;input name="_method" type="hidden" value="put" /&gt;</text:p>
        <text:p text:style-name="Preformatted_20_Text"><text:s text:c="2"/>.</text:p>
        <text:p text:style-name="Preformatted_20_Text"><text:s text:c="2"/>.</text:p>
        <text:p text:style-name="Preformatted_20_Text"><text:s text:c="2"/>.</text:p>
        <text:p text:style-name="P10">&lt;/form&gt;</text:p>
        <text:p text:style-name="Text_20_body">Note here the hidden input field</text:p>
        <text:p text:style-name="P10">&lt;input name="_method" type="hidden" value="put" /&gt;</text:p>
        <text:p text:style-name="Text_20_body">Since web browsers can’t natively send <text:span text:style-name="Teletype">PUT</text:span> requests (as required by the REST conventions from <text:a xlink:type="simple" xlink:href="http://railstutorial.org/chapters/modeling-and-viewing-users-one?version=2.3#table:RESTful_users">Table 6.2</text:a>), Rails fakes it with a <text:span text:style-name="Teletype">POST</text:span> request and a hidden <text:span text:style-name="Source_20_Text">input</text:span> field.<text:bookmark text:name="fnref:10.4"/><text:a xlink:type="simple" xlink:href="http://railstutorial.org/chapters/updating-showing-and-deleting-users?version=2.3#fn:10.4">4</text:a></text:p>
        <text:p text:style-name="Text_20_body">There’s another subtlety to address here: the code <text:span text:style-name="Source_20_Text">form_for(@user)</text:span> in <text:a xlink:type="simple" xlink:href="http://railstutorial.org/chapters/updating-showing-and-deleting-users?version=2.3#code:user_edit_view">Listing 10.3</text:a> is <text:span text:style-name="Emphasis">exactly</text:span> the same as the code in <text:a xlink:type="simple" xlink:href="http://railstutorial.org/chapters/sign-up?version=2.3#code:new_user_form">Listing 8.2</text:a>—so how does Rails know to use a <text:span text:style-name="Teletype">POST</text:span> request for new users and a <text:span text:style-name="Teletype">PUT</text:span> for editing users? The answer is that it is possible to tell whether a user is new or already exists in the database via the <text:span text:style-name="Source_20_Text">new_record?</text:span> boolean method:</text:p>
        <text:p text:style-name="Preformatted_20_Text">$ script/console</text:p>
        <text:p text:style-name="Preformatted_20_Text">&gt;&gt; User.new.new_record?</text:p>
        <text:p text:style-name="Preformatted_20_Text">=&gt; true</text:p>
        <text:p text:style-name="Preformatted_20_Text">&gt;&gt; User.first.new_record?</text:p>
        <text:p text:style-name="P10">=&gt; false</text:p>
        <text:p text:style-name="Text_20_body">When constructing a form using <text:span text:style-name="Source_20_Text">form_for(@user)</text:span>, Rails uses <text:span text:style-name="Teletype">POST</text:span> if <text:span text:style-name="Source_20_Text">@user.new_record?</text:span> is <text:span text:style-name="Source_20_Text">true</text:span> and <text:span text:style-name="Teletype">PUT</text:span> if it is <text:span text:style-name="Source_20_Text">false</text:span>.</text:p>
        <text:section text:style-name="Sect1" text:name="sec:enabling_edits">
          <text:p text:style-name="Text_20_body"/>
        </text:section>
        <text:h text:style-name="Heading_20_3" text:outline-level="3"><text:bookmark text:name="sec:10.1.2"/><text:soft-page-break/><text:a xlink:type="simple" xlink:href="http://railstutorial.org/chapters/updating-showing-and-deleting-users?version=2.3#sec:enabling_edits">10.1.2 Enabling edits</text:a></text:h>
        <text:p text:style-name="Text_20_body">Although the edit form doesn’t yet work, we’ve outsourced image upload to Gravatar, so it works straightaway by clicking on the “change” link from <text:a xlink:type="simple" xlink:href="http://railstutorial.org/chapters/updating-showing-and-deleting-users?version=2.3#fig:edit_user_settings">Figure 10.3</text:a>, as shown in <text:a xlink:type="simple" xlink:href="http://railstutorial.org/chapters/updating-showing-and-deleting-users?version=2.3#fig:gravatar_cropper">Figure 10.4</text:a>.</text:p>
        <text:section text:style-name="Sect1" text:name="fig:gravatar_cropper">
          <text:p text:style-name="Text_20_body"/>
        </text:section>
        <text:p text:style-name="P5"><draw:frame draw:style-name="fr1" draw:name="graphics4" text:anchor-type="as-char" svg:width="0.7862in" svg:height="0.3929in" draw:z-index="8"><draw:image xlink:href="http://railstutorial.org/images/figures/gravatar_cropper.png" xlink:type="simple" xlink:show="embed" xlink:actuate="onLoad"/><svg:title>gravatar_cropper</svg:title></draw:frame></text:p>
        <text:p text:style-name="Text_20_body">Figure 10.4: The <text:a xlink:type="simple" xlink:href="http://gravatar.com/">Gravatar</text:a> image-cropping interface, with a picture of <text:a xlink:type="simple" xlink:href="http://www.michaelhartl.com/">some dude</text:a>. <text:a xlink:type="simple" xlink:href="http://www.railstutorial.org/images/figures/gravatar_cropper-full.png">(full size)</text:a></text:p>
        <text:p text:style-name="Text_20_body">Let’s get the rest of the user edit functionality working as well.</text:p>
        <text:p text:style-name="Text_20_body">The tests for the <text:span text:style-name="Source_20_Text">update</text:span> action are similar to those for <text:span text:style-name="Source_20_Text">create</text:span>. In particular, we test both update failure and update success (<text:a xlink:type="simple" xlink:href="http://railstutorial.org/chapters/updating-showing-and-deleting-users?version=2.3#code:user_update_specs">Listing 10.6</text:a>). (This is a lot of code; see if you can work through it by referring back to the tests in <text:a xlink:type="simple" xlink:href="http://railstutorial.org/chapters/sign-up?version=2.3#top">Chapter 8</text:a>.)</text:p>
        <text:section text:style-name="Sect1" text:name="code:user_update_specs">
          <text:p text:style-name="Text_20_body"/>
        </text:section>
        <text:p text:style-name="Text_20_body">Listing 10.6. Tests for the user <text:span text:style-name="Source_20_Text">update</text:span> action. <text:line-break/><text:span text:style-name="Source_20_Text">spec/controllers/users_controller_spec.rb</text:span> <draw:frame draw:name="clippy" text:anchor-type="as-char" svg:width="1.1457in" svg:height="0.1457in" draw:z-index="9"><draw:plugin xlink:href="http://railstutorial.org/flash/clippy.swf" xlink:type="simple" xlink:show="embed" xlink:actuate="onLoad" draw:mime-type="application/x-shockwave-flash"><draw:param draw:name="bgcolor" draw:value="#ffffff"/><draw:param draw:name="flashvars" draw:value="text=describe%20UsersController%20do%0A%20%20integrate_views%0A%20%20.%0A%20%20.%0A%20%20.%0A%20%20describe%20%22PUT%20'update'%22%20do%0A%0A%20%20%20%20before(:each)%20do%0A%20%20%20%20%20%20@user%20=%20Factory(:user)%0A%20%20%20%20%20%20test_sign_in(@user)%0A%20%20%20%20%20%20User.should_receive(:find).with(@user).and_return(@user)%0A%20%20%20%20end%0A%0A%20%20%20%20describe%20%22failure%22%20do%0A%0A%20%20%20%20%20%20before(:each)%20do%0A%20%20%20%20%20%20%20%20@invalid_attr%20=%20%7B%20:email%20=%3E%20%22%22,%20:name%20=%3E%20%22%22%20%7D%0A%20%20%20%20%20%20%20%20@user.should_receive(:update_attributes).and_return(false)%0A%20%20%20%20%20%20end%0A%20%20%20%20%20%20%0A%20%20%20%20%20%20it%20%22should%20render%20the%20'edit'%20page%22%20do%0A%20%20%20%20%20%20%20%20put%20:update,%20:id%20=%3E%20@user,%20:user%20=%3E%20@invalid_attr%0A%20%20%20%20%20%20%20%20response.should%20render_template('edit')%0A%20%20%20%20%20%20end%0A%20%20%20%20%20%20%0A%20%20%20%20%20%20it%20%22should%20have%20the%20right%20title%22%20do%0A%20%20%20%20%20%20%20%20put%20:update,%20:id%20=%3E%20@user,%20:user%20=%3E%20@invalid_attr%0A%20%20%20%20%20%20%20%20response.should%20have_tag(%22title%22,%20/edit%20user/i)%0A%20%20%20%20%20%20end%0A%20%20%20%20end%0A%20%20%20%20%0A%20%20%20%20describe%20%22success%22%20do%0A%20%20%20%20%20%20%0A%20%20%20%20%20%20before(:each)%20do%0A%20%20%20%20%20%20%20%20@attr%20=%20%7B%20:name%20=%3E%20%22New%20Name%22,%20:email%20=%3E%20%22user@example.org%22,%0A%20%20%20%20%20%20%20%20%20%20%20%20%20%20%20%20%20%20:password%20=%3E%20%22barbaz%22,%20:password_confirmation%20=%3E%20%22barbaz%22%20%7D%0A%20%20%20%20%20%20%20%20@user.should_receive(:update_attributes).and_return(true)%0A%20%20%20%20%20%20end%0A%20%20%20%20%20%20%0A%20%20%20%20%20%20it%20%22should%20redirect%20to%20the%20user%20show%20page%22%20do%0A%20%20%20%20%20%20%20%20put%20:update,%20:id%20=%3E%20@user,%20:user%20=%3E%20@attr%0A%20%20%20%20%20%20%20%20response.should%20redirect_to(user_path(@user))%0A%20%20%20%20%20%20end%0A%20%20%20%20%20%20%0A%20%20%20%20%20%20it%20%22should%20have%20a%20flash%20message%22%20do%0A%20%20%20%20%20%20%20%20put%20:update,%20:id%20=%3E%20@user,%20:user%20=%3E%20@attr%0A%20%20%20%20%20%20%20%20flash[:success].should%20=~%20/updated/%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PUT 'update'" do</text:p>
        <text:p text:style-name="Preformatted_20_Text"/>
        <text:p text:style-name="Preformatted_20_Text"><text:s text:c="4"/>before(:each) do</text:p>
        <text:p text:style-name="Preformatted_20_Text"><text:s text:c="6"/>@user = Factory(:user)</text:p>
        <text:p text:style-name="Preformatted_20_Text"><text:s text:c="6"/>test_sign_in(@user)</text:p>
        <text:p text:style-name="Preformatted_20_Text"><text:s text:c="6"/>User.should_receive(:find).with(@user).and_return(@user)</text:p>
        <text:p text:style-name="Preformatted_20_Text"><text:s text:c="4"/>end</text:p>
        <text:p text:style-name="Preformatted_20_Text"/>
        <text:p text:style-name="Preformatted_20_Text"><text:s text:c="4"/>describe "failure" do</text:p>
        <text:p text:style-name="Preformatted_20_Text"/>
        <text:p text:style-name="Preformatted_20_Text"><text:s text:c="6"/>before(:each) do</text:p>
        <text:p text:style-name="Preformatted_20_Text"><text:s text:c="8"/>@invalid_attr = { :email =&gt; "", :name =&gt; "" }</text:p>
        <text:p text:style-name="Preformatted_20_Text"><text:s text:c="8"/>@user.should_receive(:update_attributes).and_return(false)</text:p>
        <text:p text:style-name="Preformatted_20_Text"><text:s text:c="6"/>end</text:p>
        <text:p text:style-name="Preformatted_20_Text"/>
        <text:p text:style-name="Preformatted_20_Text"><text:s text:c="6"/>it "should render the 'edit' page" do</text:p>
        <text:p text:style-name="Preformatted_20_Text"><text:s text:c="8"/>put :update, :id =&gt; @user, :user =&gt; @invalid_attr</text:p>
        <text:p text:style-name="Preformatted_20_Text"><text:s text:c="8"/>response.should render_template('edit')</text:p>
        <text:p text:style-name="Preformatted_20_Text"><text:s text:c="6"/>end</text:p>
        <text:p text:style-name="Preformatted_20_Text"/>
        <text:p text:style-name="Preformatted_20_Text"><text:s text:c="6"/>it "should have the right title" do</text:p>
        <text:p text:style-name="Preformatted_20_Text"><text:s text:c="8"/>put :update, :id =&gt; @user, :user =&gt; @invalid_attr</text:p>
        <text:p text:style-name="Preformatted_20_Text"><text:s text:c="8"/>response.should have_tag("title", /edit user/i)</text:p>
        <text:p text:style-name="Preformatted_20_Text"><text:s text:c="6"/>end</text:p>
        <text:p text:style-name="Preformatted_20_Text"><text:s text:c="4"/>end</text:p>
        <text:p text:style-name="Preformatted_20_Text"/>
        <text:p text:style-name="Preformatted_20_Text"><text:s text:c="4"/>describe "success" do</text:p>
        <text:p text:style-name="Preformatted_20_Text"/>
        <text:p text:style-name="Preformatted_20_Text"><text:s text:c="6"/>before(:each) do</text:p>
        <text:p text:style-name="Preformatted_20_Text"><text:s text:c="8"/>@attr = { :name =&gt; "New Name", :email =&gt; "user@example.org",</text:p>
        <text:p text:style-name="Preformatted_20_Text"><text:s text:c="18"/>:password =&gt; "barbaz", :password_confirmation =&gt; "barbaz" }</text:p>
        <text:p text:style-name="Preformatted_20_Text"><text:s text:c="8"/>@user.should_receive(:update_attributes).and_return(true)</text:p>
        <text:p text:style-name="Preformatted_20_Text"><text:soft-page-break/><text:s text:c="6"/>end</text:p>
        <text:p text:style-name="Preformatted_20_Text"/>
        <text:p text:style-name="Preformatted_20_Text"><text:s text:c="6"/>it "should redirect to the user show page" do</text:p>
        <text:p text:style-name="Preformatted_20_Text"><text:s text:c="8"/>put :update, :id =&gt; @user, :user =&gt; @attr</text:p>
        <text:p text:style-name="Preformatted_20_Text"><text:s text:c="8"/>response.should redirect_to(user_path(@user))</text:p>
        <text:p text:style-name="Preformatted_20_Text"><text:s text:c="6"/>end</text:p>
        <text:p text:style-name="Preformatted_20_Text"/>
        <text:p text:style-name="Preformatted_20_Text"><text:s text:c="6"/>it "should have a flash message" do</text:p>
        <text:p text:style-name="Preformatted_20_Text"><text:s text:c="8"/>put :update, :id =&gt; @user, :user =&gt; @attr</text:p>
        <text:p text:style-name="Preformatted_20_Text"><text:s text:c="8"/>flash[:success].should =~ /updated/</text:p>
        <text:p text:style-name="Preformatted_20_Text"><text:s text:c="6"/>end</text:p>
        <text:p text:style-name="Preformatted_20_Text"><text:s text:c="4"/>end</text:p>
        <text:p text:style-name="Preformatted_20_Text"><text:s text:c="2"/>end</text:p>
        <text:p text:style-name="P10">end</text:p>
        <text:p text:style-name="Text_20_body">Here we’ve set up the message expectations to require that <text:span text:style-name="Source_20_Text">User.find</text:span> be called, as in</text:p>
        <text:p text:style-name="P10">User.should_receive(:find).with(@user).and_return(@user)</text:p>
        <text:p text:style-name="Text_20_body">which also arranges to return the proper user. We also require that <text:span text:style-name="Source_20_Text">update_attributes</text:span> be called, as in</text:p>
        <text:p text:style-name="P10">@user.should_receive(:update_attributes).and_return(false)</text:p>
        <text:p text:style-name="Text_20_body">and</text:p>
        <text:p text:style-name="P10">@user.should_receive(:update_attributes).and_return(true)</text:p>
        <text:p text:style-name="Text_20_body">Compare this to the code from <text:a xlink:type="simple" xlink:href="http://railstutorial.org/chapters/sign-up?version=2.3#top">Chapter 8</text:a>, where we required calls to <text:span text:style-name="Source_20_Text">save</text:span>, e.g.,</text:p>
        <text:p text:style-name="P10">@user.should_receive(:save).and_return(false)</text:p>
        <text:p text:style-name="Text_20_body">and</text:p>
        <text:p text:style-name="P10">@user.should_receive(:save).and_return(true)</text:p>
        <text:p text:style-name="Text_20_body">(The expectations are located in <text:span text:style-name="Source_20_Text">before</text:span> blocks so that they execute before every test, thereby preventing any of the <text:span text:style-name="Source_20_Text">put</text:span> calls from actually hitting the database. In a previous version of this book, the code in <text:a xlink:type="simple" xlink:href="http://railstutorial.org/chapters/sign-up?version=2.3#top">Chapter 8</text:a> and <text:a xlink:type="simple" xlink:href="http://railstutorial.org/chapters/sign-in-sign-out?version=2.3#top">Chapter 9</text:a> didn’t put the expectations in the before block; if you have been reading chapters immediately after their release, you might want to review those chapters before proceeding.)</text:p>
        <text:p text:style-name="Text_20_body">The <text:span text:style-name="Source_20_Text">update</text:span> action needed to get the tests in <text:a xlink:type="simple" xlink:href="http://railstutorial.org/chapters/updating-showing-and-deleting-users?version=2.3#code:user_update_specs">Listing 10.6</text:a> to pass is similar to the final form of the <text:span text:style-name="Source_20_Text">create</text:span> action (<text:a xlink:type="simple" xlink:href="http://railstutorial.org/chapters/sign-in-sign-out?version=2.3#code:signin_upon_signup">Listing 9.26</text:a>), as seen in <text:a xlink:type="simple" xlink:href="http://railstutorial.org/chapters/updating-showing-and-deleting-users?version=2.3#code:user_update_action">Listing 10.7</text:a>.</text:p>
        <text:section text:style-name="Sect1" text:name="code:user_update_action">
          <text:p text:style-name="Text_20_body"/>
        </text:section>
        <text:p text:style-name="Text_20_body">Listing 10.7. The user <text:span text:style-name="Source_20_Text">update</text:span> action. <text:line-break/><text:span text:style-name="Source_20_Text">app/controllers/users_controller.rb</text:span> <draw:frame draw:name="clippy" text:anchor-type="as-char" svg:width="1.1457in" svg:height="0.1457in" draw:z-index="10"><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update%0A%20%20%20%20@user%20=%20User.find(params[:id])%0A%20%20%20%20if%20@user.update_attributes(params[:user])%0A%20%20%20%20%20%20flash[:success]%20=%20%22Profile%20updated.%22%0A%20%20%20%20%20%20redirect_to%20@user%0A%20%20%20%20else%0A%20%20%20%20%20%20@title%20=%20%22Edit%20user%22%0A%20%20%20%20%20%20render%20'edit'%0A%20%20%20%20end%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update</text:p>
        <text:p text:style-name="Preformatted_20_Text"><text:s text:c="4"/>@user = User.find(params[:id])</text:p>
        <text:p text:style-name="Preformatted_20_Text"><text:s text:c="4"/>if @user.update_attributes(params[:user])</text:p>
        <text:p text:style-name="Preformatted_20_Text"><text:s text:c="6"/>flash[:success] = "Profile updated."</text:p>
        <text:p text:style-name="Preformatted_20_Text"><text:soft-page-break/><text:s text:c="6"/>redirect_to @user</text:p>
        <text:p text:style-name="Preformatted_20_Text"><text:s text:c="4"/>else</text:p>
        <text:p text:style-name="Preformatted_20_Text"><text:s text:c="6"/>@title = "Edit user"</text:p>
        <text:p text:style-name="Preformatted_20_Text"><text:s text:c="6"/>render 'edit'</text:p>
        <text:p text:style-name="Preformatted_20_Text"><text:s text:c="4"/>end</text:p>
        <text:p text:style-name="Preformatted_20_Text"><text:s text:c="2"/>end</text:p>
        <text:p text:style-name="P10">end</text:p>
        <text:p text:style-name="Text_20_body">With that, the user edit page should be working. As presently constructed, every edit requires the user to reconfirm the password (as implied by the empty confirmation text box in <text:a xlink:type="simple" xlink:href="http://railstutorial.org/chapters/updating-showing-and-deleting-users?version=2.3#fig:edit_user_settings">Figure 10.3</text:a>), which makes updates more secure but is a minor annoyance. (I plan to show how to allow user updates without a password confirmation in the <text:a xlink:type="simple" xlink:href="http://www.railstutorial.org/screencasts">Rails Tutorial screencasts</text:a>.)</text:p>
        <text:section text:style-name="Sect1" text:name="sec:protecting_pages">
          <text:p text:style-name="Text_20_body"/>
        </text:section>
        <text:h text:style-name="Heading_20_2" text:outline-level="2"><text:bookmark text:name="sec:10.2"/><text:a xlink:type="simple" xlink:href="http://railstutorial.org/chapters/updating-showing-and-deleting-users?version=2.3#sec:protecting_pages">10.2 Protecting pages</text:a></text:h>
        <text:p text:style-name="Text_20_body">Although the edit and update actions from <text:a xlink:type="simple" xlink:href="http://railstutorial.org/chapters/updating-showing-and-deleting-users?version=2.3#sec:updating_users">Section 10.1</text:a> are functionally complete, they suffer from a ridiculous security flaw: they allow anyone (even non-signed-in users) to access either action, and any signed-in user can update the information for any other user.<text:bookmark text:name="fnref:10.5"/><text:a xlink:type="simple" xlink:href="http://railstutorial.org/chapters/updating-showing-and-deleting-users?version=2.3#fn:10.5">5</text:a> In this section, we’ll implement a security model that requires users to be signed in and prevents them from updating any information other than their own. Users who aren’t signed in and who try to access protected pages will be forwarded to the signin page with a helpful message, as mocked up in <text:a xlink:type="simple" xlink:href="http://railstutorial.org/chapters/updating-showing-and-deleting-users?version=2.3#fig:signin_page_protected_mockup">Figure 10.5</text:a>.</text:p>
        <text:section text:style-name="Sect1" text:name="fig:signin_page_protected_mockup">
          <text:p text:style-name="Text_20_body"/>
        </text:section>
        <text:p text:style-name="P5"><draw:frame draw:style-name="fr1" draw:name="graphics5" text:anchor-type="as-char" svg:width="0.7862in" svg:height="0.3929in" draw:z-index="11"><draw:image xlink:href="http://railstutorial.org/images/figures/signin_page_protected_mockup.png" xlink:type="simple" xlink:show="embed" xlink:actuate="onLoad"/><svg:title>signin_page_protected_mockup</svg:title></draw:frame></text:p>
        <text:p text:style-name="P5">Figure 10.5: A mockup of the result of visiting a protected page <text:a xlink:type="simple" xlink:href="http://www.railstutorial.org/images/figures/signin_page_protected_mockup-full.png">(full size)</text:a></text:p>
        <text:section text:style-name="Sect1" text:name="sec:requiring_signed_in_users">
          <text:p text:style-name="P5"/>
        </text:section>
        <text:h text:style-name="Heading_20_3" text:outline-level="3"><text:bookmark text:name="sec:10.2.1"/><text:a xlink:type="simple" xlink:href="http://railstutorial.org/chapters/updating-showing-and-deleting-users?version=2.3#sec:requiring_signed_in_users">10.2.1 Requiring signed-in users</text:a></text:h>
        <text:p text:style-name="Text_20_body">Since the security restrictions for the <text:span text:style-name="Source_20_Text">edit</text:span> and <text:span text:style-name="Source_20_Text">update</text:span> actions are identical, we’ll handle them in a single RSpec <text:span text:style-name="Source_20_Text">describe</text:span> block. Starting with the sign-in requirement, our initial tests verify that non-signed-in users attempting to access either action are simply redirected to the signin page, as seen in <text:a xlink:type="simple" xlink:href="http://railstutorial.org/chapters/updating-showing-and-deleting-users?version=2.3#code:authentication_specs">Listing 10.8</text:a>.</text:p>
        <text:section text:style-name="Sect1" text:name="code:authentication_specs">
          <text:p text:style-name="Text_20_body"/>
        </text:section>
        <text:p text:style-name="Text_20_body">Listing 10.8. The first tests for authentication. <text:line-break/><text:span text:style-name="Source_20_Text">spec/controllers/users_controller_spec.rb</text:span> <draw:frame draw:name="clippy" text:anchor-type="as-char" svg:width="1.1457in" svg:height="0.1457in" draw:z-index="12"><draw:plugin xlink:href="http://railstutorial.org/flash/clippy.swf" xlink:type="simple" xlink:show="embed" xlink:actuate="onLoad" draw:mime-type="application/x-shockwave-flash"><draw:param draw:name="bgcolor" draw:value="#ffffff"/><draw:param draw:name="flashvars" draw:value="text=describe%20UsersController%20do%0A%20%20integrate_views%0A%20%20.%0A%20%20.%0A%20%20.%0A%20%20describe%20%22authentication%20of%20edit/update%20pages%22%20do%0A%0A%20%20%20%20before(:each)%20do%0A%20%20%20%20%20%20@user%20=%20Factory(:user)%0A%20%20%20%20end%0A%20%20%20%20%0A%20%20%20%20describe%20%22for%20non%2Dsigned%2Din%20users%22%20do%0A%20%20%20%20%20%20%0A%20%20%20%20%20%20it%20%22should%20deny%20access%20to%20'edit'%22%20do%0A%20%20%20%20%20%20%20%20get%20:edit,%20:id%20=%3E%20@user%0A%20%20%20%20%20%20%20%20response.should%20redirect_to(signin_path)%0A%20%20%20%20%20%20end%0A%20%20%20%20%0A%20%20%20%20%20%20it%20%22should%20deny%20access%20to%20'update'%22%20do%0A%20%20%20%20%20%20%20%20put%20:update,%20:id%20=%3E%20@user,%20:user%20=%3E%20%7B%7D%0A%20%20%20%20%20%20%20%20response.should%20redirect_to(signin_path)%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authentication of edit/update pages" do</text:p>
        <text:p text:style-name="Preformatted_20_Text"/>
        <text:p text:style-name="Preformatted_20_Text"><text:s text:c="4"/>before(:each) do</text:p>
        <text:p text:style-name="Preformatted_20_Text"><text:s text:c="6"/>@user = Factory(:user)</text:p>
        <text:p text:style-name="Preformatted_20_Text"><text:s text:c="4"/>end</text:p>
        <text:p text:style-name="Preformatted_20_Text"/>
        <text:p text:style-name="Preformatted_20_Text"><text:s text:c="4"/>describe "for non-signed-in users" do</text:p>
        <text:p text:style-name="Preformatted_20_Text"><text:soft-page-break/></text:p>
        <text:p text:style-name="Preformatted_20_Text"><text:s text:c="6"/>it "should deny access to 'edit'" do</text:p>
        <text:p text:style-name="Preformatted_20_Text"><text:s text:c="8"/>get :edit, :id =&gt; @user</text:p>
        <text:p text:style-name="Preformatted_20_Text"><text:s text:c="8"/>response.should redirect_to(signin_path)</text:p>
        <text:p text:style-name="Preformatted_20_Text"><text:s text:c="6"/>end</text:p>
        <text:p text:style-name="Preformatted_20_Text"/>
        <text:p text:style-name="Preformatted_20_Text"><text:s text:c="6"/>it "should deny access to 'update'" do</text:p>
        <text:p text:style-name="Preformatted_20_Text"><text:s text:c="8"/>put :update, :id =&gt; @user, :user =&gt; {}</text:p>
        <text:p text:style-name="Preformatted_20_Text"><text:s text:c="8"/>response.should redirect_to(signin_path)</text:p>
        <text:p text:style-name="Preformatted_20_Text"><text:s text:c="6"/>end</text:p>
        <text:p text:style-name="Preformatted_20_Text"><text:s text:c="4"/>end</text:p>
        <text:p text:style-name="Preformatted_20_Text"><text:s text:c="2"/>end</text:p>
        <text:p text:style-name="P10">end</text:p>
        <text:p text:style-name="Text_20_body">The application code gets these tests to pass using a <text:span text:style-name="Emphasis">before filter</text:span>, which arranges for a particular method to be called before the given actions. In this case, we define an <text:span text:style-name="Source_20_Text">authenticate</text:span> method and invoke it using <text:span text:style-name="Source_20_Text">before_filter :authenticate</text:span>, as shown in <text:a xlink:type="simple" xlink:href="http://railstutorial.org/chapters/updating-showing-and-deleting-users?version=2.3#code:authenticate_before_filter">Listing 10.9</text:a>.</text:p>
        <text:section text:style-name="Sect1" text:name="code:authenticate_before_filter">
          <text:p text:style-name="Text_20_body"/>
        </text:section>
        <text:p text:style-name="Text_20_body">Listing 10.9. Adding an <text:span text:style-name="Source_20_Text">authenticate</text:span> before filter. <text:line-break/><text:span text:style-name="Source_20_Text">app/controllers/users_controller.rb</text:span> <draw:frame draw:name="clippy" text:anchor-type="as-char" svg:width="1.1457in" svg:height="0.1457in" draw:z-index="13"><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before_filter%20:authenticate,%20:only%20=%3E%20[:edit,%20:update]%0A%20%20.%0A%20%20.%0A%20%20.%0A%20%20private%0A%20%20%20%20%0A%20%20%20%20def%20authenticate%0A%20%20%20%20%20%20deny_access%20unless%20signed_in?%0A%20%20%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before_filter :authenticate, :only =&gt; [:edit, :update]</text:p>
        <text:p text:style-name="Preformatted_20_Text"><text:s text:c="2"/>.</text:p>
        <text:p text:style-name="Preformatted_20_Text"><text:s text:c="2"/>.</text:p>
        <text:p text:style-name="Preformatted_20_Text"><text:s text:c="2"/>.</text:p>
        <text:p text:style-name="Preformatted_20_Text"><text:s text:c="2"/>private</text:p>
        <text:p text:style-name="Preformatted_20_Text"/>
        <text:p text:style-name="Preformatted_20_Text"><text:s text:c="4"/>def authenticate</text:p>
        <text:p text:style-name="Preformatted_20_Text"><text:s text:c="6"/>deny_access unless signed_in?</text:p>
        <text:p text:style-name="Preformatted_20_Text"><text:s text:c="4"/>end</text:p>
        <text:p text:style-name="P10">end</text:p>
        <text:p text:style-name="Text_20_body">By default, before filters apply to <text:span text:style-name="Emphasis">every</text:span> action in a controller, so here we restrict the filter to act only on the <text:span text:style-name="Source_20_Text">:edit</text:span> and <text:span text:style-name="Source_20_Text">:update</text:span> actions by passing the <text:span text:style-name="Source_20_Text">:only</text:span> options hash.</text:p>
        <text:p text:style-name="Text_20_body">This code won’t work yet, because <text:span text:style-name="Source_20_Text">deny_access</text:span> hasn’t been defined. Since access denial is part of authentication, we’ll put it in the Sessions helper from <text:a xlink:type="simple" xlink:href="http://railstutorial.org/chapters/sign-in-sign-out?version=2.3#top">Chapter 9</text:a>. All <text:span text:style-name="Source_20_Text">deny_access</text:span> does is put a message in <text:span text:style-name="Source_20_Text">flash[:notice]</text:span> and then redirect to the signin page (<text:a xlink:type="simple" xlink:href="http://railstutorial.org/chapters/updating-showing-and-deleting-users?version=2.3#code:deny_access">Listing 10.10</text:a>).</text:p>
        <text:section text:style-name="Sect1" text:name="code:deny_access">
          <text:p text:style-name="Text_20_body"/>
        </text:section>
        <text:p text:style-name="Text_20_body">Listing 10.10. The <text:span text:style-name="Source_20_Text">deny_access</text:span> method for user authentication. <text:line-break/><text:span text:style-name="Source_20_Text">app/helpers/sessions_helper.rb</text:span> <draw:frame draw:name="clippy" text:anchor-type="as-char" svg:width="1.1457in" svg:height="0.1457in" draw:z-index="14"><draw:plugin xlink:href="http://railstutorial.org/flash/clippy.swf" xlink:type="simple" xlink:show="embed" xlink:actuate="onLoad" draw:mime-type="application/x-shockwave-flash"><draw:param draw:name="bgcolor" draw:value="#ffffff"/><draw:param draw:name="flashvars" draw:value="text=module%20SessionsHelper%0A%20%20.%0A%20%20.%0A%20%20.%0A%20%20def%20deny_access%0A%20%20%20%20flash[:notice]%20=%20%22Please%20sign%20in%20to%20access%20this%20page.%22%0A%20%20%20%20redirect_to%20signin_path%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text:s text:c="2"/>.</text:p>
        <text:p text:style-name="Preformatted_20_Text"><text:s text:c="2"/>.</text:p>
        <text:p text:style-name="Preformatted_20_Text"><text:s text:c="2"/>.</text:p>
        <text:p text:style-name="Preformatted_20_Text"><text:s text:c="2"/>def deny_access</text:p>
        <text:p text:style-name="Preformatted_20_Text"><text:s text:c="4"/>flash[:notice] = "Please sign in to access this page."</text:p>
        <text:p text:style-name="Preformatted_20_Text"><text:s text:c="4"/>redirect_to signin_path</text:p>
        <text:p text:style-name="Preformatted_20_Text"><text:s text:c="2"/>end</text:p>
        <text:p text:style-name="P10">end</text:p>
        <text:p text:style-name="Text_20_body"><text:soft-page-break/>Together with <text:span text:style-name="Source_20_Text">:success</text:span> and <text:span text:style-name="Source_20_Text">:error</text:span>, the <text:span text:style-name="Source_20_Text">:notice</text:span> key completes our triumvirate of <text:span text:style-name="Source_20_Text">flash</text:span> styles, all of which are supported natively by Blueprint CSS. By signing out and attempting to access the user edit page <text:a xlink:type="simple" xlink:href="http://localhost:3000/users/1/edit"><text:span text:style-name="Teletype">/users/1/edit</text:span></text:a>, we can see the resulting yellow <text:span text:style-name="Source_20_Text">"notice"</text:span> box, as seen in <text:a xlink:type="simple" xlink:href="http://railstutorial.org/chapters/updating-showing-and-deleting-users?version=2.3#fig:protected_sign_in">Figure 10.6</text:a>.</text:p>
        <text:section text:style-name="Sect1" text:name="fig:protected_sign_in">
          <text:p text:style-name="Text_20_body"/>
        </text:section>
        <text:p text:style-name="P5"><draw:frame draw:style-name="fr1" draw:name="graphics6" text:anchor-type="as-char" svg:width="0.7862in" svg:height="0.3929in" draw:z-index="15"><draw:image xlink:href="http://railstutorial.org/images/figures/protected_sign_in.png" xlink:type="simple" xlink:show="embed" xlink:actuate="onLoad"/><svg:title>protected_sign_in</svg:title></draw:frame></text:p>
        <text:p text:style-name="P5">Figure 10.6: The signin form after trying to access a protected page. <text:a xlink:type="simple" xlink:href="http://www.railstutorial.org/images/figures/protected_sign_in-full.png">(full size)</text:a></text:p>
        <text:section text:style-name="Sect1" text:name="sec:requiring_the_right_user">
          <text:p text:style-name="P5"/>
        </text:section>
        <text:h text:style-name="Heading_20_3" text:outline-level="3"><text:bookmark text:name="sec:10.2.2"/><text:a xlink:type="simple" xlink:href="http://railstutorial.org/chapters/updating-showing-and-deleting-users?version=2.3#sec:requiring_the_right_user">10.2.2 Requiring the right user</text:a></text:h>
        <text:p text:style-name="Text_20_body">Of course, requiring users to sign in isn’t quite enough; users should only be allowed to edit their <text:span text:style-name="Emphasis">own</text:span> information. We can test for this by first signing in as an incorrect user and then hitting the <text:span text:style-name="Source_20_Text">edit</text:span> and <text:span text:style-name="Source_20_Text">update</text:span> actions (<text:a xlink:type="simple" xlink:href="http://railstutorial.org/chapters/updating-showing-and-deleting-users?version=2.3#code:authentication_for_signed_in">Listing 10.11</text:a>). Note that, since users should never even <text:span text:style-name="Emphasis">try</text:span> to edit another user’s profile, we redirect not to the signin page but to the root url.</text:p>
        <text:section text:style-name="Sect1" text:name="code:authentication_for_signed_in">
          <text:p text:style-name="Text_20_body"/>
        </text:section>
        <text:p text:style-name="Text_20_body">Listing 10.11. Authentication tests for signed-in users. <text:line-break/><text:span text:style-name="Source_20_Text">spec/controllers/users_controller_spec.rb</text:span> <draw:frame draw:name="clippy" text:anchor-type="as-char" svg:width="1.1457in" svg:height="0.1457in" draw:z-index="16"><draw:plugin xlink:href="http://railstutorial.org/flash/clippy.swf" xlink:type="simple" xlink:show="embed" xlink:actuate="onLoad" draw:mime-type="application/x-shockwave-flash"><draw:param draw:name="bgcolor" draw:value="#ffffff"/><draw:param draw:name="flashvars" draw:value="text=describe%20UsersController%20do%0A%20%20integrate_views%0A%20%20.%0A%20%20.%0A%20%20.%0A%20%20describe%20%22authentication%20of%20edit/update%20pages%22%20do%0A%20%20%20%20.%0A%20%20%20%20.%0A%20%20%20%20.%0A%20%20%20%20describe%20%22for%20signed%2Din%20users%22%20do%0A%20%20%20%20%20%20%0A%20%20%20%20%20%20before(:each)%20do%0A%20%20%20%20%20%20%20%20wrong_user%20=%20Factory(:user,%20:email%20=%3E%20%22user@example.net%22)%0A%20%20%20%20%20%20%20%20test_sign_in(wrong_user)%0A%20%20%20%20%20%20end%0A%20%20%20%20%20%20%0A%20%20%20%20%20%20it%20%22should%20require%20matching%20users%20for%20'edit'%22%20do%0A%20%20%20%20%20%20%20%20get%20:edit,%20:id%20=%3E%20@user%0A%20%20%20%20%20%20%20%20response.should%20redirect_to(root_path)%0A%20%20%20%20%20%20end%0A%20%20%20%20%20%20%0A%20%20%20%20%20%20it%20%22should%20require%20matching%20users%20for%20'update'%22%20do%0A%20%20%20%20%20%20%20%20put%20:update,%20:id%20=%3E%20@user,%20:user%20=%3E%20%7B%7D%0A%20%20%20%20%20%20%20%20response.should%20redirect_to(root_path)%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authentication of edit/update pages" do</text:p>
        <text:p text:style-name="Preformatted_20_Text"><text:s text:c="4"/>.</text:p>
        <text:p text:style-name="Preformatted_20_Text"><text:s text:c="4"/>.</text:p>
        <text:p text:style-name="Preformatted_20_Text"><text:s text:c="4"/>.</text:p>
        <text:p text:style-name="Preformatted_20_Text"><text:s text:c="4"/>describe "for signed-in users" do</text:p>
        <text:p text:style-name="Preformatted_20_Text"/>
        <text:p text:style-name="Preformatted_20_Text"><text:s text:c="6"/>before(:each) do</text:p>
        <text:p text:style-name="Preformatted_20_Text"><text:s text:c="8"/>wrong_user = Factory(:user, :email =&gt; "user@example.net")</text:p>
        <text:p text:style-name="Preformatted_20_Text"><text:s text:c="8"/>test_sign_in(wrong_user)</text:p>
        <text:p text:style-name="Preformatted_20_Text"><text:s text:c="6"/>end</text:p>
        <text:p text:style-name="Preformatted_20_Text"/>
        <text:p text:style-name="Preformatted_20_Text"><text:s text:c="6"/>it "should require matching users for 'edit'" do</text:p>
        <text:p text:style-name="Preformatted_20_Text"><text:s text:c="8"/>get :edit, :id =&gt; @user</text:p>
        <text:p text:style-name="Preformatted_20_Text"><text:s text:c="8"/>response.should redirect_to(root_path)</text:p>
        <text:p text:style-name="Preformatted_20_Text"><text:s text:c="6"/>end</text:p>
        <text:p text:style-name="Preformatted_20_Text"/>
        <text:p text:style-name="Preformatted_20_Text"><text:s text:c="6"/>it "should require matching users for 'update'" do</text:p>
        <text:p text:style-name="Preformatted_20_Text"><text:s text:c="8"/>put :update, :id =&gt; @user, :user =&gt; {}</text:p>
        <text:p text:style-name="Preformatted_20_Text"><text:s text:c="8"/>response.should redirect_to(root_path)</text:p>
        <text:p text:style-name="Preformatted_20_Text"><text:s text:c="6"/>end</text:p>
        <text:p text:style-name="Preformatted_20_Text"><text:s text:c="4"/>end</text:p>
        <text:p text:style-name="Preformatted_20_Text"><text:s text:c="2"/>end</text:p>
        <text:p text:style-name="P10">end</text:p>
        <text:p text:style-name="Text_20_body">The application code is simple: we add a second before filter to call the <text:span text:style-name="Source_20_Text">correct_user</text:span> method (which we have to write), as shown in <text:a xlink:type="simple" xlink:href="http://railstutorial.org/chapters/updating-showing-and-deleting-users?version=2.3#code:correct_user_before_filter">Listing 10.12</text:a>.</text:p>
        <text:section text:style-name="Sect1" text:name="code:correct_user_before_filter">
          <text:p text:style-name="Text_20_body"/>
        </text:section>
        <text:p text:style-name="Text_20_body"><text:soft-page-break/>Listing 10.12. A <text:span text:style-name="Source_20_Text">correct_user</text:span> before filter to protect the edit/update pages. <text:line-break/><text:span text:style-name="Source_20_Text">app/controllers/users_controller.rb</text:span> <draw:frame draw:name="clippy" text:anchor-type="as-char" svg:width="1.1457in" svg:height="0.1457in" draw:z-index="17"><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before_filter%20:authenticate,%20:only%20=%3E%20[:edit,%20:update]%0A%20%20before_filter%20:correct_user,%20:only%20=%3E%20[:edit,%20:update]%0A%20%20.%0A%20%20.%0A%20%20.%0A%20%20private%0A%20%20%20%20%0A%20%20%20%20def%20authenticate%0A%20%20%20%20%20%20deny_access%20unless%20signed_in?%0A%20%20%20%20end%0A%0A%20%20%20%20def%20correct_user%0A%20%20%20%20%20%20@user%20=%20User.find(params[:id])%0A%20%20%20%20%20%20redirect_to(root_path)%20unless%20current_user?(@user)%0A%20%20%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before_filter :authenticate, :only =&gt; [:edit, :update]</text:p>
        <text:p text:style-name="Preformatted_20_Text"><text:s text:c="2"/>before_filter :correct_user, :only =&gt; [:edit, :update]</text:p>
        <text:p text:style-name="Preformatted_20_Text"><text:s text:c="2"/>.</text:p>
        <text:p text:style-name="Preformatted_20_Text"><text:s text:c="2"/>.</text:p>
        <text:p text:style-name="Preformatted_20_Text"><text:s text:c="2"/>.</text:p>
        <text:p text:style-name="Preformatted_20_Text"><text:s text:c="2"/>private</text:p>
        <text:p text:style-name="Preformatted_20_Text"/>
        <text:p text:style-name="Preformatted_20_Text"><text:s text:c="4"/>def authenticate</text:p>
        <text:p text:style-name="Preformatted_20_Text"><text:s text:c="6"/>deny_access unless signed_in?</text:p>
        <text:p text:style-name="Preformatted_20_Text"><text:s text:c="4"/>end</text:p>
        <text:p text:style-name="Preformatted_20_Text"/>
        <text:p text:style-name="Preformatted_20_Text"><text:s text:c="4"/>def correct_user</text:p>
        <text:p text:style-name="Preformatted_20_Text"><text:s text:c="6"/>@user = User.find(params[:id])</text:p>
        <text:p text:style-name="Preformatted_20_Text"><text:s text:c="6"/>redirect_to(root_path) unless current_user?(@user)</text:p>
        <text:p text:style-name="Preformatted_20_Text"><text:s text:c="4"/>end</text:p>
        <text:p text:style-name="P10">end</text:p>
        <text:p text:style-name="Text_20_body">This uses the <text:span text:style-name="Source_20_Text">current_user?</text:span> method, which (as with <text:span text:style-name="Source_20_Text">deny_access</text:span>) we will define in the Sessions helper (<text:a xlink:type="simple" xlink:href="http://railstutorial.org/chapters/updating-showing-and-deleting-users?version=2.3#code:current_user_p">Listing 10.13</text:a>).</text:p>
        <text:section text:style-name="Sect1" text:name="code:current_user_p">
          <text:p text:style-name="Text_20_body"/>
        </text:section>
        <text:p text:style-name="Text_20_body">Listing 10.13. The <text:span text:style-name="Source_20_Text">current_user?</text:span> method. <text:line-break/><text:span text:style-name="Source_20_Text">app/helpers/sessions_helper.rb</text:span> <draw:frame draw:name="clippy" text:anchor-type="as-char" svg:width="1.1457in" svg:height="0.1457in" draw:z-index="18"><draw:plugin xlink:href="http://railstutorial.org/flash/clippy.swf" xlink:type="simple" xlink:show="embed" xlink:actuate="onLoad" draw:mime-type="application/x-shockwave-flash"><draw:param draw:name="bgcolor" draw:value="#ffffff"/><draw:param draw:name="flashvars" draw:value="text=module%20SessionsHelper%0A%20%20.%0A%20%20.%0A%20%20.%0A%20%20def%20current_user?(user)%0A%20%20%20%20user%20==%20current_user%0A%20%20end%0A%20%20%0A%20%20def%20deny_access%0A%20%20%20%20flash[:notice]%20=%20%22Please%20sign%20in%20to%20access%20this%20page.%22%0A%20%20%20%20redirect_to%20signin_path%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text:s text:c="2"/>.</text:p>
        <text:p text:style-name="Preformatted_20_Text"><text:s text:c="2"/>.</text:p>
        <text:p text:style-name="Preformatted_20_Text"><text:s text:c="2"/>.</text:p>
        <text:p text:style-name="Preformatted_20_Text"><text:s text:c="2"/>def current_user?(user)</text:p>
        <text:p text:style-name="Preformatted_20_Text"><text:s text:c="4"/>user == current_user</text:p>
        <text:p text:style-name="Preformatted_20_Text"><text:s text:c="2"/>end</text:p>
        <text:p text:style-name="Preformatted_20_Text"/>
        <text:p text:style-name="Preformatted_20_Text"><text:s text:c="2"/>def deny_access</text:p>
        <text:p text:style-name="Preformatted_20_Text"><text:s text:c="4"/>flash[:notice] = "Please sign in to access this page."</text:p>
        <text:p text:style-name="Preformatted_20_Text"><text:s text:c="4"/>redirect_to signin_path</text:p>
        <text:p text:style-name="Preformatted_20_Text"><text:s text:c="2"/>end</text:p>
        <text:p text:style-name="P10">end</text:p>
        <text:p text:style-name="Text_20_body">Although this implementation now works, your test suite should fail. We’ll understand why it fails (and get it to pass) in the next section.</text:p>
        <text:section text:style-name="Sect1" text:name="sec:an_expectation_bonus">
          <text:p text:style-name="Text_20_body"/>
        </text:section>
        <text:h text:style-name="Heading_20_3" text:outline-level="3"><text:bookmark text:name="sec:10.2.3"/><text:a xlink:type="simple" xlink:href="http://railstutorial.org/chapters/updating-showing-and-deleting-users?version=2.3#sec:an_expectation_bonus">10.2.3 An expectation bonus</text:a></text:h>
        <text:p text:style-name="Text_20_body">As you can verify by filling in the edit form and submitting, the edit/update code currently works, but the test suite fails. This seems like a bug, but it’s actually a feature: message expectations like</text:p>
        <text:p text:style-name="P10">User.should_receive(:find)</text:p>
        <text:p text:style-name="Text_20_body">require that the method be called <text:span text:style-name="Emphasis">exactly once</text:span>. The test failure is thus a hint that <text:span text:style-name="Source_20_Text">find</text:span> is being called too many times. Indeed, upon inspecting the current Users controller, we see that <text:span text:style-name="Source_20_Text">User.find</text:span> is <text:soft-page-break/>called both in the <text:span text:style-name="Source_20_Text">edit</text:span>/<text:span text:style-name="Source_20_Text">user</text:span> action <text:span text:style-name="Emphasis">and</text:span> in the <text:span text:style-name="Source_20_Text">correct_user</text:span> before filter. To remove the superfluous call, we can simply rely on the before filter to find <text:span text:style-name="Source_20_Text">@user</text:span> and remove the other lines, as shown in <text:a xlink:type="simple" xlink:href="http://railstutorial.org/chapters/updating-showing-and-deleting-users?version=2.3#code:ax_at_user">Listing 10.14</text:a>; the resulting <text:span text:style-name="Source_20_Text">@user</text:span> instance variable will then be available in all the actions and views as usual.</text:p>
        <text:section text:style-name="Sect1" text:name="code:ax_at_user">
          <text:p text:style-name="Text_20_body"/>
        </text:section>
        <text:p text:style-name="Text_20_body">Listing 10.14. Removing the superfluous <text:span text:style-name="Source_20_Text">@user</text:span> variable assignments. <text:line-break/><text:span text:style-name="Source_20_Text">app/controllers/users_controller.rb</text:span> <draw:frame draw:name="clippy" text:anchor-type="as-char" svg:width="1.1457in" svg:height="0.1457in" draw:z-index="19"><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edit%0A%20%20%20%20@title%20=%20%22Edit%20user%22%0A%20%20end%0A%20%20%0A%20%20def%20update%0A%20%20%20%20if%20@user.update_attributes(params[:user])%0A%20%20%20%20%20%20flash[:success]%20=%20%22Profile%20updated.%22%0A%20%20%20%20%20%20redirect_to%20@user%0A%20%20%20%20else%0A%20%20%20%20%20%20@title%20=%20%22Edit%20user%22%0A%20%20%20%20%20%20render%20'edit'%0A%20%20%20%20end%0A%20%20end%0A%20%20%0A%20%20private%0A%20%20%20%20.%0A%20%20%20%20.%0A%20%20%20%20.%0A%20%20%20%20def%20correct_user%0A%20%20%20%20%20%20@user%20=%20User.find(params[:id])%0A%20%20%20%20%20%20redirect_to(root_path)%20unless%20current_user?(@user)%0A%20%20%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edit</text:p>
        <text:p text:style-name="Preformatted_20_Text"><text:s text:c="4"/>@title = "Edit user"</text:p>
        <text:p text:style-name="Preformatted_20_Text"><text:s text:c="2"/>end</text:p>
        <text:p text:style-name="Preformatted_20_Text"/>
        <text:p text:style-name="Preformatted_20_Text"><text:s text:c="2"/>def update</text:p>
        <text:p text:style-name="Preformatted_20_Text"><text:s text:c="4"/>if @user.update_attributes(params[:user])</text:p>
        <text:p text:style-name="Preformatted_20_Text"><text:s text:c="6"/>flash[:success] = "Profile updated."</text:p>
        <text:p text:style-name="Preformatted_20_Text"><text:s text:c="6"/>redirect_to @user</text:p>
        <text:p text:style-name="Preformatted_20_Text"><text:s text:c="4"/>else</text:p>
        <text:p text:style-name="Preformatted_20_Text"><text:s text:c="6"/>@title = "Edit user"</text:p>
        <text:p text:style-name="Preformatted_20_Text"><text:s text:c="6"/>render 'edit'</text:p>
        <text:p text:style-name="Preformatted_20_Text"><text:s text:c="4"/>end</text:p>
        <text:p text:style-name="Preformatted_20_Text"><text:s text:c="2"/>end</text:p>
        <text:p text:style-name="Preformatted_20_Text"/>
        <text:p text:style-name="Preformatted_20_Text"><text:s text:c="2"/>private</text:p>
        <text:p text:style-name="Preformatted_20_Text"><text:s text:c="4"/>.</text:p>
        <text:p text:style-name="Preformatted_20_Text"><text:s text:c="4"/>.</text:p>
        <text:p text:style-name="Preformatted_20_Text"><text:s text:c="4"/>.</text:p>
        <text:p text:style-name="Preformatted_20_Text"><text:s text:c="4"/>def correct_user</text:p>
        <text:p text:style-name="Preformatted_20_Text"><text:s text:c="6"/>@user = User.find(params[:id])</text:p>
        <text:p text:style-name="Preformatted_20_Text"><text:s text:c="6"/>redirect_to(root_path) unless current_user?(@user)</text:p>
        <text:p text:style-name="Preformatted_20_Text"><text:s text:c="4"/>end</text:p>
        <text:p text:style-name="P10">end</text:p>
        <text:p text:style-name="Text_20_body">At this point, all the tests should pass, and we are nearly done with protecting pages.</text:p>
        <text:section text:style-name="Sect1" text:name="sec:friendly_forwarding">
          <text:p text:style-name="Text_20_body"/>
        </text:section>
        <text:h text:style-name="Heading_20_3" text:outline-level="3"><text:bookmark text:name="sec:10.2.4"/><text:a xlink:type="simple" xlink:href="http://railstutorial.org/chapters/updating-showing-and-deleting-users?version=2.3#sec:friendly_forwarding">10.2.4 Friendly forwarding</text:a></text:h>
        <text:p text:style-name="Text_20_body">Our page protection is complete as written, but there is one minor blemish: when users try to access a protected page, they are currently redirected to their profile pages regardless of where they were trying to go. In other words, if a non-logged-in user tries to visit the edit page, after signing in the user will be redirected to <text:span text:style-name="Teletype">/users/1</text:span> instead of <text:span text:style-name="Teletype">/users/1/edit</text:span>. It would be much friendlier to redirect them to their intended destination instead.</text:p>
        <text:p text:style-name="Text_20_body">The sequence of attempted page visitation, signin, and redirect to destination page is a perfect job for an integration test, so let’s make one for friendly forwarding:</text:p>
        <text:p text:style-name="P10">$ script/generate integration_spec friendly_forwarding</text:p>
        <text:p text:style-name="Text_20_body">The code then appears as in <text:a xlink:type="simple" xlink:href="http://railstutorial.org/chapters/updating-showing-and-deleting-users?version=2.3#code:friendly_forwarding_test">Listing 10.15</text:a>.</text:p>
        <text:section text:style-name="Sect1" text:name="code:friendly_forwarding_test">
          <text:p text:style-name="Text_20_body"><text:soft-page-break/></text:p>
        </text:section>
        <text:p text:style-name="Text_20_body">Listing 10.15. An integration test for friendly forwarding. <text:line-break/><text:span text:style-name="Source_20_Text">spec/integration/friendly_forwardings_spec.rb</text:span> <draw:frame draw:name="clippy" text:anchor-type="as-char" svg:width="1.1457in" svg:height="0.1457in" draw:z-index="20"><draw:plugin xlink:href="http://railstutorial.org/flash/clippy.swf" xlink:type="simple" xlink:show="embed" xlink:actuate="onLoad" draw:mime-type="application/x-shockwave-flash"><draw:param draw:name="bgcolor" draw:value="#ffffff"/><draw:param draw:name="flashvars" draw:value="text=require%20'spec_helper'%0A%0Adescribe%20%22FriendlyForwardings%22%20do%0A%0A%20%20it%20%22should%20forward%20to%20the%20requested%20page%20after%20signin%22%20do%0A%20%20%20%20user%20=%20Factory(:user)%0A%20%20%20%20visit%20edit_user_path(user)%0A%20%20%20%20%23%20Webrat%20automatically%20follows%20the%20redirect%20to%20the%20signin%20page.%0A%20%20%20%20fill_in%20:email,%20%20%20%20:with%20=%3E%20user.email%0A%20%20%20%20fill_in%20:password,%20:with%20=%3E%20user.password%0A%20%20%20%20click_button%0A%20%20%20%20%23%20Webrat%20follows%20the%20redirect%20again,%20this%20time%20to%20users/edit.%0A%20%20%20%20response.should%20render_template('users/edit')%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FriendlyForwardings" do</text:p>
        <text:p text:style-name="Preformatted_20_Text"/>
        <text:p text:style-name="Preformatted_20_Text"><text:s text:c="2"/>it "should forward to the requested page after signin" do</text:p>
        <text:p text:style-name="Preformatted_20_Text"><text:s text:c="4"/>user = Factory(:user)</text:p>
        <text:p text:style-name="Preformatted_20_Text"><text:s text:c="4"/>visit edit_user_path(user)</text:p>
        <text:p text:style-name="Preformatted_20_Text"><text:s text:c="4"/># Webrat automatically follows the redirect to the signin page.</text:p>
        <text:p text:style-name="Preformatted_20_Text"><text:s text:c="4"/>fill_in :email, <text:s text:c="3"/>:with =&gt; user.email</text:p>
        <text:p text:style-name="Preformatted_20_Text"><text:s text:c="4"/>fill_in :password, :with =&gt; user.password</text:p>
        <text:p text:style-name="Preformatted_20_Text"><text:s text:c="4"/>click_button</text:p>
        <text:p text:style-name="Preformatted_20_Text"><text:s text:c="4"/># Webrat follows the redirect again, this time to users/edit.</text:p>
        <text:p text:style-name="Preformatted_20_Text"><text:s text:c="4"/>response.should render_template('users/edit')</text:p>
        <text:p text:style-name="Preformatted_20_Text"><text:s text:c="2"/>end</text:p>
        <text:p text:style-name="P10">end</text:p>
        <text:p text:style-name="Text_20_body">(As indicated by the comments, Webrat <text:span text:style-name="Emphasis">follows</text:span> redirects, so testing that the response <text:span text:style-name="Source_20_Text">should redirect_to</text:span> some URL won’t work. I learned this the hard way.)</text:p>
        <text:p text:style-name="Text_20_body">Now for the implementation.<text:bookmark text:name="fnref:10.6"/><text:a xlink:type="simple" xlink:href="http://railstutorial.org/chapters/updating-showing-and-deleting-users?version=2.3#fn:10.6">6</text:a> In order to forward users to their intended destination, we need to store the location of the requested page somewhere, and then redirect there instead. The storage mechanism is the <text:span text:style-name="Source_20_Text">session</text:span> facility provided by Rails, which you can think of as being like an instance of the <text:span text:style-name="Source_20_Text">cookies</text:span> variable from <text:a xlink:type="simple" xlink:href="http://railstutorial.org/chapters/sign-in-sign-out?version=2.3#sec:cookies">Section 9.3.3</text:a> that automatically expires upon browser close.<text:bookmark text:name="fnref:10.7"/><text:a xlink:type="simple" xlink:href="http://railstutorial.org/chapters/updating-showing-and-deleting-users?version=2.3#fn:10.7">7</text:a> We also use the <text:span text:style-name="Source_20_Text">request</text:span> object to get the <text:span text:style-name="Source_20_Text">request_uri</text:span>, i.e., the URL of the requested page. The resulting application code appears in <text:a xlink:type="simple" xlink:href="http://railstutorial.org/chapters/updating-showing-and-deleting-users?version=2.3#code:friendly_forwarding_code">Listing 10.16</text:a>.</text:p>
        <text:section text:style-name="Sect1" text:name="code:friendly_forwarding_code">
          <text:p text:style-name="Text_20_body"/>
        </text:section>
        <text:p text:style-name="Text_20_body">Listing 10.16. Code to implement friendly forwarding. <text:line-break/><text:span text:style-name="Source_20_Text">app/helpers/sessions_helper.rb</text:span> <draw:frame draw:name="clippy" text:anchor-type="as-char" svg:width="1.1457in" svg:height="0.1457in" draw:z-index="21"><draw:plugin xlink:href="http://railstutorial.org/flash/clippy.swf" xlink:type="simple" xlink:show="embed" xlink:actuate="onLoad" draw:mime-type="application/x-shockwave-flash"><draw:param draw:name="bgcolor" draw:value="#ffffff"/><draw:param draw:name="flashvars" draw:value="text=module%20SessionsHelper%0A%20%20.%0A%20%20.%0A%20%20.%0A%20%20def%20deny_access%0A%20%20%20%20store_location%0A%20%20%20%20flash[:notice]%20=%20%22Please%20sign%20in%20to%20access%20this%20page.%22%0A%20%20%20%20redirect_to%20signin_path%0A%20%20end%0A%0A%20%20def%20store_location%0A%20%20%20%20session[:return_to]%20=%20request.request_uri%0A%20%20end%0A%0A%20%20def%20redirect_back_or(default)%0A%20%20%20%20redirect_to(session[:return_to]%20%7C%7C%20default)%0A%20%20%20%20clear_return_to%0A%20%20end%0A%0A%20%20def%20clear_return_to%0A%20%20%20%20session[:return_to]%20=%20nil%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text:s text:c="2"/>.</text:p>
        <text:p text:style-name="Preformatted_20_Text"><text:s text:c="2"/>.</text:p>
        <text:p text:style-name="Preformatted_20_Text"><text:s text:c="2"/>.</text:p>
        <text:p text:style-name="Preformatted_20_Text"><text:s text:c="2"/>def deny_access</text:p>
        <text:p text:style-name="Preformatted_20_Text"><text:s text:c="4"/>store_location</text:p>
        <text:p text:style-name="Preformatted_20_Text"><text:s text:c="4"/>flash[:notice] = "Please sign in to access this page."</text:p>
        <text:p text:style-name="Preformatted_20_Text"><text:s text:c="4"/>redirect_to signin_path</text:p>
        <text:p text:style-name="Preformatted_20_Text"><text:s text:c="2"/>end</text:p>
        <text:p text:style-name="Preformatted_20_Text"/>
        <text:p text:style-name="Preformatted_20_Text"><text:s text:c="2"/>def store_location</text:p>
        <text:p text:style-name="Preformatted_20_Text"><text:s text:c="4"/>session[:return_to] = request.request_uri</text:p>
        <text:p text:style-name="Preformatted_20_Text"><text:s text:c="2"/>end</text:p>
        <text:p text:style-name="Preformatted_20_Text"/>
        <text:p text:style-name="Preformatted_20_Text"><text:s text:c="2"/>def redirect_back_or(default)</text:p>
        <text:p text:style-name="Preformatted_20_Text"><text:s text:c="4"/>redirect_to(session[:return_to] || default)</text:p>
        <text:p text:style-name="Preformatted_20_Text"><text:s text:c="4"/>clear_return_to</text:p>
        <text:p text:style-name="Preformatted_20_Text"><text:s text:c="2"/>end</text:p>
        <text:p text:style-name="Preformatted_20_Text"/>
        <text:p text:style-name="Preformatted_20_Text"><text:s text:c="2"/>def clear_return_to</text:p>
        <text:p text:style-name="Preformatted_20_Text"><text:s text:c="4"/>session[:return_to] = nil</text:p>
        <text:p text:style-name="Preformatted_20_Text"><text:s text:c="2"/>end</text:p>
        <text:p text:style-name="P10"><text:soft-page-break/>end</text:p>
        <text:p text:style-name="Text_20_body">Here we’ve added a line to the <text:span text:style-name="Source_20_Text">deny_access</text:span> method, first storing the location of the request with <text:span text:style-name="Source_20_Text">store_location</text:span> and then proceeding as before. The <text:span text:style-name="Source_20_Text">store_location</text:span> method puts the requested URL in the <text:span text:style-name="Source_20_Text">session</text:span> variable under the key <text:span text:style-name="Source_20_Text">:return_to</text:span>.</text:p>
        <text:p text:style-name="Text_20_body">We’ve also defined the <text:span text:style-name="Source_20_Text">redirect_back_or</text:span> method to redirect to the requested URL if it exists, or some default URL otherwise. This method is needed in the Session <text:span text:style-name="Source_20_Text">create</text:span> action to redirect after successful signin (<text:a xlink:type="simple" xlink:href="http://railstutorial.org/chapters/updating-showing-and-deleting-users?version=2.3#code:friendly_session_create">Listing 10.17</text:a>).</text:p>
        <text:section text:style-name="Sect1" text:name="code:friendly_session_create">
          <text:p text:style-name="Text_20_body"/>
        </text:section>
        <text:p text:style-name="Text_20_body">Listing 10.17. The Sessions <text:span text:style-name="Source_20_Text">create</text:span> action with friendly forwarding. <text:line-break/><text:span text:style-name="Source_20_Text">app/controllers/sessions_controller.rb</text:span> <draw:frame draw:name="clippy" text:anchor-type="as-char" svg:width="1.1457in" svg:height="0.1457in" draw:z-index="22"><draw:plugin xlink:href="http://railstutorial.org/flash/clippy.swf" xlink:type="simple" xlink:show="embed" xlink:actuate="onLoad" draw:mime-type="application/x-shockwave-flash"><draw:param draw:name="bgcolor" draw:value="#ffffff"/><draw:param draw:name="flashvars" draw:value="text=class%20SessionsController%20%3C%20ApplicationController%0A%20%20.%0A%20%20.%0A%20%20.%0A%20%20def%20create%0A%20%20%20%20user%20=%20User.authenticate(params[:session][:email],%0A%20%20%20%20%20%20%20%20%20%20%20%20%20%20%20%20%20%20%20%20%20%20%20%20%20%20%20%20%20params[:session][:password])%0A%20%20%20%20if%20user.nil?%0A%20%20%20%20%20%20flash.now[:error]%20=%20%22Invalid%20email/password%20combination.%22%0A%20%20%20%20%20%20@title%20=%20%22Sign%20in%22%0A%20%20%20%20%20%20render%20'new'%0A%20%20%20%20else%0A%20%20%20%20%20%20sign_in%20user%0A%20%20%20%20%20%20redirect_back_or%20user%0A%20%20%20%20end%0A%20%20end%0A%20%20.%0A%20%20.%0A%20%20.%0Aend%0A"/><draw:param draw:name="pluginspage" draw:value="http://www.macromedia.com/go/getflashplayer"/><draw:param draw:name="allowscriptaccess" draw:value="always"/><draw:param draw:name="quality" draw:value="high"/></draw:plugin></draw:frame> </text:p>
        <text:p text:style-name="Preformatted_20_Text">class Session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user = User.authenticate(params[:session][:email],</text:p>
        <text:p text:style-name="Preformatted_20_Text"><text:s text:c="29"/>params[:session][:password])</text:p>
        <text:p text:style-name="Preformatted_20_Text"><text:s text:c="4"/>if user.nil?</text:p>
        <text:p text:style-name="Preformatted_20_Text"><text:s text:c="6"/>flash.now[:error] = "Invalid email/password combination."</text:p>
        <text:p text:style-name="Preformatted_20_Text"><text:s text:c="6"/>@title = "Sign in"</text:p>
        <text:p text:style-name="Preformatted_20_Text"><text:s text:c="6"/>render 'new'</text:p>
        <text:p text:style-name="Preformatted_20_Text"><text:s text:c="4"/>else</text:p>
        <text:p text:style-name="Preformatted_20_Text"><text:s text:c="6"/>sign_in user</text:p>
        <text:p text:style-name="Preformatted_20_Text"><text:s text:c="6"/>redirect_back_or user</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10">end</text:p>
        <text:p text:style-name="Text_20_body">With that, the friendly forwarding integration test in <text:a xlink:type="simple" xlink:href="http://railstutorial.org/chapters/updating-showing-and-deleting-users?version=2.3#code:friendly_forwarding_test">Listing 10.15</text:a> should pass, and the basic user authentication and page protection implementation is complete.</text:p>
        <text:section text:style-name="Sect1" text:name="sec:showing_users">
          <text:p text:style-name="Text_20_body"/>
        </text:section>
        <text:h text:style-name="Heading_20_2" text:outline-level="2"><text:bookmark text:name="sec:10.3"/><text:a xlink:type="simple" xlink:href="http://railstutorial.org/chapters/updating-showing-and-deleting-users?version=2.3#sec:showing_users">10.3 Showing users</text:a></text:h>
        <text:p text:style-name="Text_20_body">In this section, we’ll add the <text:a xlink:type="simple" xlink:href="http://www.answers.com/penultimate">penultimate</text:a> user action, the <text:span text:style-name="Source_20_Text">index</text:span> action, which is designed to display <text:span text:style-name="Emphasis">all</text:span> the users, not just one. Along the way, we’ll learn about populating the database with sample users and <text:span text:style-name="Emphasis">paginating</text:span> the user output so that the index page can scale up to display a potentially large number of users. A mockup of the result—users, pagination links, and a “Users” navigation link—appears in <text:a xlink:type="simple" xlink:href="http://railstutorial.org/chapters/updating-showing-and-deleting-users?version=2.3#fig:user_index_mockup">Figure 10.7</text:a>.<text:bookmark text:name="fnref:10.8"/><text:a xlink:type="simple" xlink:href="http://railstutorial.org/chapters/updating-showing-and-deleting-users?version=2.3#fn:10.8">8</text:a> In <text:a xlink:type="simple" xlink:href="http://railstutorial.org/chapters/updating-showing-and-deleting-users?version=2.3#sec:destroying_users">Section 10.4</text:a>, we’ll add an administrative interface to the user index so that (presumably troublesome) users can be destroyed.</text:p>
        <text:section text:style-name="Sect1" text:name="fig:user_index_mockup">
          <text:p text:style-name="Text_20_body"/>
        </text:section>
        <text:p text:style-name="P5"><draw:frame draw:style-name="fr1" draw:name="graphics7" text:anchor-type="as-char" svg:width="0.7862in" svg:height="0.3929in" draw:z-index="23"><draw:image xlink:href="http://railstutorial.org/images/figures/user_index_mockup.png" xlink:type="simple" xlink:show="embed" xlink:actuate="onLoad"/><svg:title>user_index_mockup</svg:title></draw:frame></text:p>
        <text:p text:style-name="P5">Figure 10.7: A mockup of the user index, with pagination and a “Users” nav link. <text:a xlink:type="simple" xlink:href="http://www.railstutorial.org/images/figures/user_index_mockup-full.png">(full size)</text:a></text:p>
        <text:section text:style-name="Sect1" text:name="sec:user_index">
          <text:p text:style-name="P5"><text:soft-page-break/></text:p>
        </text:section>
        <text:h text:style-name="Heading_20_3" text:outline-level="3"><text:bookmark text:name="sec:10.3.1"/><text:a xlink:type="simple" xlink:href="http://railstutorial.org/chapters/updating-showing-and-deleting-users?version=2.3#sec:user_index">10.3.1 User index</text:a></text:h>
        <text:p text:style-name="Text_20_body">Although we’ll keep individual user <text:span text:style-name="Source_20_Text">show</text:span> pages visible to all site visitors, the user <text:span text:style-name="Source_20_Text">index</text:span> will be restricted to signed-in users so that there’s a limit to how much unregistered users can see by default. Our <text:span text:style-name="Source_20_Text">index</text:span> tests check for this, and also verify that for signed-in users all the site’s users are listed (<text:a xlink:type="simple" xlink:href="http://railstutorial.org/chapters/updating-showing-and-deleting-users?version=2.3#code:user_index_tests">Listing 10.18</text:a>).</text:p>
        <text:section text:style-name="Sect1" text:name="code:user_index_tests">
          <text:p text:style-name="Text_20_body"/>
        </text:section>
        <text:p text:style-name="Text_20_body">Listing 10.18. Tests for the user index page. <text:line-break/><text:span text:style-name="Source_20_Text">spec/controllers/users_controller_spec.rb</text:span> <draw:frame draw:name="clippy" text:anchor-type="as-char" svg:width="1.1457in" svg:height="0.1457in" draw:z-index="24"><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0A%20%20describe%20%22GET%20'index'%22%20do%0A%0A%20%20%20%20describe%20%22for%20non%2Dsigned%2Din%20users%22%20do%0A%20%20%20%20%20%20it%20%22should%20deny%20access%22%20do%0A%20%20%20%20%20%20%20%20get%20:index%0A%20%20%20%20%20%20%20%20response.should%20redirect_to(signin_path)%0A%20%20%20%20%20%20%20%20flash[:notice].should%20=~%20/sign%20in/i%0A%20%20%20%20%20%20end%0A%20%20%20%20end%0A%0A%20%20%20%20describe%20%22for%20signed%2Din%20users%22%20do%0A%20%20%20%20%20%20%0A%20%20%20%20%20%20before(:each)%20do%0A%20%20%20%20%20%20%20%20@user%20=%20test_sign_in(Factory(:user))%0A%20%20%20%20%20%20%20%20second%20=%20Factory(:user,%20:email%20=%3E%20%22another@example.com%22)%0A%20%20%20%20%20%20%20%20third%20%20=%20Factory(:user,%20:email%20=%3E%20%22another@example.net%22)%0A%20%20%20%20%20%20%20%20%0A%20%20%20%20%20%20%20%20@users%20=%20[@user,%20second,%20third]%0A%20%20%20%20%20%20%20%20User.should_receive(:all).and_return(@users)%0A%20%20%20%20%20%20end%0A%20%20%20%20%20%20%0A%20%20%20%20%20%20it%20%22should%20be%20successful%22%20do%0A%20%20%20%20%20%20%20%20get%20:index%0A%20%20%20%20%20%20%20%20response.should%20be_success%0A%20%20%20%20%20%20end%0A%20%20%20%20%20%20%0A%20%20%20%20%20%20it%20%22should%20have%20the%20right%20title%22%20do%0A%20%20%20%20%20%20%20%20get%20:index%0A%20%20%20%20%20%20%20%20response.should%20have_tag(%22title%22,%20/all%20users/i)%0A%20%20%20%20%20%20end%0A%20%20%20%20%20%20%0A%20%20%20%20%20%20it%20%22should%20have%20an%20element%20for%20each%20user%22%20do%0A%20%20%20%20%20%20%20%20get%20:index%0A%20%20%20%20%20%20%20%20@users.each%20do%20%7Cuser%7C%0A%20%20%20%20%20%20%20%20%20%20response.should%20have_tag(%22li%22,%20user.name)%0A%20%20%20%20%20%20%20%20end%0A%20%20%20%20%20%20end%0A%20%20%20%20end%0A%20%20end%0A%20%20.%0A%20%20.%0A%20%20.%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
        <text:p text:style-name="Preformatted_20_Text"><text:s text:c="2"/>describe "GET 'index'" do</text:p>
        <text:p text:style-name="Preformatted_20_Text"/>
        <text:p text:style-name="Preformatted_20_Text"><text:s text:c="4"/>describe "for non-signed-in users" do</text:p>
        <text:p text:style-name="Preformatted_20_Text"><text:s text:c="6"/>it "should deny access" do</text:p>
        <text:p text:style-name="Preformatted_20_Text"><text:s text:c="8"/>get :index</text:p>
        <text:p text:style-name="Preformatted_20_Text"><text:s text:c="8"/>response.should redirect_to(signin_path)</text:p>
        <text:p text:style-name="Preformatted_20_Text"><text:s text:c="8"/>flash[:notice].should =~ /sign in/i</text:p>
        <text:p text:style-name="Preformatted_20_Text"><text:s text:c="6"/>end</text:p>
        <text:p text:style-name="Preformatted_20_Text"><text:s text:c="4"/>end</text:p>
        <text:p text:style-name="Preformatted_20_Text"/>
        <text:p text:style-name="Preformatted_20_Text"><text:s text:c="4"/>describe "for signed-in users" do</text:p>
        <text:p text:style-name="Preformatted_20_Text"/>
        <text:p text:style-name="Preformatted_20_Text"><text:s text:c="6"/>before(:each) do</text:p>
        <text:p text:style-name="Preformatted_20_Text"><text:s text:c="8"/>@user = test_sign_in(Factory(:user))</text:p>
        <text:p text:style-name="Preformatted_20_Text"><text:s text:c="8"/>second = Factory(:user, :email =&gt; "another@example.com")</text:p>
        <text:p text:style-name="Preformatted_20_Text"><text:s text:c="8"/>third <text:s/>= Factory(:user, :email =&gt; "another@example.net")</text:p>
        <text:p text:style-name="Preformatted_20_Text"/>
        <text:p text:style-name="Preformatted_20_Text"><text:s text:c="8"/>@users = [@user, second, third]</text:p>
        <text:p text:style-name="Preformatted_20_Text"><text:s text:c="8"/>User.should_receive(:all).and_return(@users)</text:p>
        <text:p text:style-name="Preformatted_20_Text"><text:s text:c="6"/>end</text:p>
        <text:p text:style-name="Preformatted_20_Text"/>
        <text:p text:style-name="Preformatted_20_Text"><text:s text:c="6"/>it "should be successful" do</text:p>
        <text:p text:style-name="Preformatted_20_Text"><text:s text:c="8"/>get :index</text:p>
        <text:p text:style-name="Preformatted_20_Text"><text:s text:c="8"/>response.should be_success</text:p>
        <text:p text:style-name="Preformatted_20_Text"><text:s text:c="6"/>end</text:p>
        <text:p text:style-name="Preformatted_20_Text"/>
        <text:p text:style-name="Preformatted_20_Text"><text:s text:c="6"/>it "should have the right title" do</text:p>
        <text:p text:style-name="Preformatted_20_Text"><text:s text:c="8"/>get :index</text:p>
        <text:p text:style-name="Preformatted_20_Text"><text:s text:c="8"/>response.should have_tag("title", /all users/i)</text:p>
        <text:p text:style-name="Preformatted_20_Text"><text:s text:c="6"/>end</text:p>
        <text:p text:style-name="Preformatted_20_Text"/>
        <text:p text:style-name="Preformatted_20_Text"><text:s text:c="6"/>it "should have an element for each user" do</text:p>
        <text:p text:style-name="Preformatted_20_Text"><text:s text:c="8"/>get :index</text:p>
        <text:p text:style-name="Preformatted_20_Text"><text:s text:c="8"/>@users.each do |user|</text:p>
        <text:p text:style-name="Preformatted_20_Text"><text:s text:c="10"/>response.should have_tag("li", user.name)</text:p>
        <text:p text:style-name="Preformatted_20_Text"><text:s text:c="8"/>end</text:p>
        <text:p text:style-name="Preformatted_20_Text"><text:s text:c="6"/>end</text:p>
        <text:p text:style-name="Preformatted_20_Text"><text:s text:c="4"/>end</text:p>
        <text:p text:style-name="Preformatted_20_Text"><text:s text:c="2"/>end</text:p>
        <text:p text:style-name="Preformatted_20_Text"><text:soft-page-break/><text:s text:c="2"/>.</text:p>
        <text:p text:style-name="Preformatted_20_Text"><text:s text:c="2"/>.</text:p>
        <text:p text:style-name="Preformatted_20_Text"><text:s text:c="2"/>.</text:p>
        <text:p text:style-name="P10">end</text:p>
        <text:p text:style-name="Text_20_body">As you can see, the method for checking the index page is to make three factory users (signing in as the first one) and then verify that the index page has a list element (<text:span text:style-name="Source_20_Text">li</text:span>) tag for the name of each one. Note that the users themselves get returned via the message expectation</text:p>
        <text:p text:style-name="P10">User.should_receive(:all).and_return(@users)</text:p>
        <text:p text:style-name="Text_20_body">which requires the <text:span text:style-name="Source_20_Text">index</text:span> action to call <text:span text:style-name="Source_20_Text">all</text:span> on the <text:span text:style-name="Source_20_Text">User</text:span> class, thereby fetching all the users from the database (as seen in <text:a xlink:type="simple" xlink:href="http://railstutorial.org/chapters/modeling-and-viewing-users-one?version=2.3#sec:finding_user_objects">Section 6.1.4</text:a>).</text:p>
        <text:p text:style-name="Text_20_body">As expected, the application code uses <text:span text:style-name="Source_20_Text">User.all</text:span> to make an <text:span text:style-name="Source_20_Text">@users</text:span> instance variable in the <text:span text:style-name="Source_20_Text">index</text:span> action of the Users controller (<text:a xlink:type="simple" xlink:href="http://railstutorial.org/chapters/updating-showing-and-deleting-users?version=2.3#code:user_index">Listing 10.19</text:a>).</text:p>
        <text:section text:style-name="Sect1" text:name="code:user_index">
          <text:p text:style-name="Text_20_body"/>
        </text:section>
        <text:p text:style-name="Text_20_body">Listing 10.19. The user <text:span text:style-name="Source_20_Text">index</text:span> action. <text:line-break/><text:span text:style-name="Source_20_Text">app/controllers/users_controller.rb</text:span> <draw:frame draw:name="clippy" text:anchor-type="as-char" svg:width="1.1457in" svg:height="0.1457in" draw:z-index="25"><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before_filter%20:authenticate,%20:only%20=%3E%20[:index,%20:edit,%20:update]%0A%20%20.%0A%20%20.%0A%20%20.%0A%20%20def%20index%0A%20%20%20%20@title%20=%20%22All%20users%22%0A%20%20%20%20@users%20=%20User.all%0A%20%20end%0A%20%20.%0A%20%20.%0A%20%20.%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before_filter :authenticate, :only =&gt; [:index, :edit, :update]</text:p>
        <text:p text:style-name="Preformatted_20_Text"><text:s text:c="2"/>.</text:p>
        <text:p text:style-name="Preformatted_20_Text"><text:s text:c="2"/>.</text:p>
        <text:p text:style-name="Preformatted_20_Text"><text:s text:c="2"/>.</text:p>
        <text:p text:style-name="Preformatted_20_Text"><text:s text:c="2"/>def index</text:p>
        <text:p text:style-name="Preformatted_20_Text"><text:s text:c="4"/>@title = "All users"</text:p>
        <text:p text:style-name="Preformatted_20_Text"><text:s text:c="4"/>@users = User.all</text:p>
        <text:p text:style-name="Preformatted_20_Text"><text:s text:c="2"/>end</text:p>
        <text:p text:style-name="Preformatted_20_Text"><text:s text:c="2"/>.</text:p>
        <text:p text:style-name="Preformatted_20_Text"><text:s text:c="2"/>.</text:p>
        <text:p text:style-name="Preformatted_20_Text"><text:s text:c="2"/>.</text:p>
        <text:p text:style-name="P10">end</text:p>
        <text:p text:style-name="Text_20_body">Note that we have added <text:span text:style-name="Source_20_Text">:index</text:span> to the list of controllers protected by the <text:span text:style-name="Source_20_Text">authenticate</text:span> before filter, thereby getting the first test from <text:a xlink:type="simple" xlink:href="http://railstutorial.org/chapters/updating-showing-and-deleting-users?version=2.3#code:user_index_tests">Listing 10.18</text:a> to pass.</text:p>
        <text:p text:style-name="Text_20_body">To make the actual page, we need to make a view that iterates through the users and wraps each one in an <text:span text:style-name="Source_20_Text">li</text:span> tag. We do this with the <text:span text:style-name="Source_20_Text">each</text:span> method, displaying each user’s Gravatar and name, while wrapping the whole thing in an unordered list (<text:span text:style-name="Source_20_Text">ul</text:span>) tag (<text:a xlink:type="simple" xlink:href="http://railstutorial.org/chapters/updating-showing-and-deleting-users?version=2.3#code:user_index_view">Listing 10.20</text:a>). Note that each user’s name is both linked to and escaped with <text:span text:style-name="Source_20_Text">link_to h(user.name), user</text:span>.<text:bookmark text:name="fnref:10.9"/><text:a xlink:type="simple" xlink:href="http://railstutorial.org/chapters/updating-showing-and-deleting-users?version=2.3#fn:10.9">9</text:a></text:p>
        <text:section text:style-name="Sect1" text:name="code:user_index_view">
          <text:p text:style-name="Text_20_body"/>
        </text:section>
        <text:p text:style-name="Text_20_body">Listing 10.20. The user index view. <text:line-break/><text:span text:style-name="Source_20_Text">app/views/users/index.html.erb</text:span> <draw:frame draw:name="clippy" text:anchor-type="as-char" svg:width="1.1457in" svg:height="0.1457in" draw:z-index="26"><draw:plugin xlink:href="http://railstutorial.org/flash/clippy.swf" xlink:type="simple" xlink:show="embed" xlink:actuate="onLoad" draw:mime-type="application/x-shockwave-flash"><draw:param draw:name="bgcolor" draw:value="#ffffff"/><draw:param draw:name="flashvars" draw:value="text=%3Ch2%3EAll%20users%3C/h2%3E%0A%0A%3Cul%20class=%22users%22%3E%0A%20%20%3C%25%20@users.each%20do%20%7Cuser%7C%20%25%3E%0A%20%20%20%20%3Cli%3E%0A%20%20%20%20%20%20%3C%25=%20gravatar_for%20user,%20:size%20=%3E%2030%20%25%3E%0A%20%20%20%20%20%20%3C%25=%20link_to%20h(user.name),%20user%20%25%3E%0A%20%20%20%20%3C/li%3E%0A%20%20%3C%25%20end%20%25%3E%0A%3C/ul%3E%0A"/><draw:param draw:name="pluginspage" draw:value="http://www.macromedia.com/go/getflashplayer"/><draw:param draw:name="allowscriptaccess" draw:value="always"/><draw:param draw:name="quality" draw:value="high"/></draw:plugin></draw:frame> </text:p>
        <text:p text:style-name="Preformatted_20_Text">&lt;h2&gt;All users&lt;/h2&gt;</text:p>
        <text:p text:style-name="Preformatted_20_Text"/>
        <text:p text:style-name="Preformatted_20_Text">&lt;ul class="users"&gt;</text:p>
        <text:p text:style-name="Preformatted_20_Text"><text:s text:c="2"/>&lt;% @users.each do |user| %&gt;</text:p>
        <text:p text:style-name="Preformatted_20_Text"><text:s text:c="4"/>&lt;li&gt;</text:p>
        <text:p text:style-name="Preformatted_20_Text"><text:s text:c="6"/>&lt;%= gravatar_for user, :size =&gt; 30 %&gt;</text:p>
        <text:p text:style-name="Preformatted_20_Text"><text:s text:c="6"/>&lt;%= link_to h(user.name), user %&gt;</text:p>
        <text:p text:style-name="Preformatted_20_Text"><text:s text:c="4"/>&lt;/li&gt;</text:p>
        <text:p text:style-name="Preformatted_20_Text"><text:s text:c="2"/>&lt;% end %&gt;</text:p>
        <text:p text:style-name="P10"><text:soft-page-break/>&lt;/ul&gt;</text:p>
        <text:p text:style-name="Text_20_body">We’ll then add a little CSS for style (<text:a xlink:type="simple" xlink:href="http://railstutorial.org/chapters/updating-showing-and-deleting-users?version=2.3#code:user_index_css">Listing 10.21</text:a>).</text:p>
        <text:section text:style-name="Sect1" text:name="code:user_index_css">
          <text:p text:style-name="Text_20_body"/>
        </text:section>
        <text:p text:style-name="Text_20_body">Listing 10.21. CSS for the user index. <text:line-break/><text:span text:style-name="Source_20_Text">public/stylesheets/custom.css</text:span> <draw:frame draw:name="clippy" text:anchor-type="as-char" svg:width="1.1457in" svg:height="0.1457in" draw:z-index="27"><draw:plugin xlink:href="http://railstutorial.org/flash/clippy.swf" xlink:type="simple" xlink:show="embed" xlink:actuate="onLoad" draw:mime-type="application/x-shockwave-flash"><draw:param draw:name="bgcolor" draw:value="#ffffff"/><draw:param draw:name="flashvars" draw:value="text=.%0A.%0A.%0Aul.users%20%7B%0A%20%20margin%2Dtop:%201em;%0A%7D%0A%0A.users%20li%20%7B%0A%20%20list%2Dstyle:%20none;%0A%7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ul.users {</text:p>
        <text:p text:style-name="Preformatted_20_Text"><text:s text:c="2"/>margin-top: 1em;</text:p>
        <text:p text:style-name="Preformatted_20_Text">}</text:p>
        <text:p text:style-name="Preformatted_20_Text"/>
        <text:p text:style-name="Preformatted_20_Text">.users li {</text:p>
        <text:p text:style-name="Preformatted_20_Text"><text:s text:c="2"/>list-style: none;</text:p>
        <text:p text:style-name="P10">}</text:p>
        <text:p text:style-name="Text_20_body">Finally, we’ll add a “Users” link to the site’s navigation header (<text:a xlink:type="simple" xlink:href="http://railstutorial.org/chapters/updating-showing-and-deleting-users?version=2.3#code:users_link">Listing 10.22</text:a>). This puts to use the <text:span text:style-name="Source_20_Text">users_path</text:span> named route from <text:a xlink:type="simple" xlink:href="http://railstutorial.org/chapters/modeling-and-viewing-users-one?version=2.3#table:RESTful_users">Table 6.2</text:a>.</text:p>
        <text:section text:style-name="Sect1" text:name="code:users_link">
          <text:p text:style-name="Text_20_body"/>
        </text:section>
        <text:p text:style-name="Text_20_body">Listing 10.22. A layout link to the user index. <text:line-break/><text:span text:style-name="Source_20_Text">app/views/layouts/_header.html.erb</text:span> <draw:frame draw:name="clippy" text:anchor-type="as-char" svg:width="1.1457in" svg:height="0.1457in" draw:z-index="28"><draw:plugin xlink:href="http://railstutorial.org/flash/clippy.swf" xlink:type="simple" xlink:show="embed" xlink:actuate="onLoad" draw:mime-type="application/x-shockwave-flash"><draw:param draw:name="bgcolor" draw:value="#ffffff"/><draw:param draw:name="flashvars" draw:value="text=%3Cdiv%20id=%22header%22%20class=%22round%22%3E%0A%20%20%3C%25=%20link_to%20logo,%20root_path%20%25%3E%0A%20%20%3Cul%20class=%22navigation%20round%22%3E%0A%20%20%20%20%3Cli%3E%3C%25=%20link_to%20%22Home%22,%20root_path%20%25%3E%3C/li%3E%0A%20%20%20%20%3C%25%20if%20signed_in?%20%25%3E%0A%20%20%20%20%3Cli%3E%3C%25=%20link_to%20%22Users%22,%20users_path%20%25%3E%3C/li%3E%0A%20%20%20%20%3Cli%3E%3C%25=%20link_to%20%22Profile%22,%20current_user%20%25%3E%3C/li%3E%0A%20%20%20%20%3Cli%3E%3C%25=%20link_to%20%22Settings%22,%20edit_user_path(current_user)%20%25%3E%3C/li%3E%0A%20%20%20%20%3C%25%20end%20%25%3E%0A%20%20%20%20.%0A%20%20%20%20.%0A%20%20%20%20.%0A%20%20%3C/ul%3E%0A%3C/div%3E%0A"/><draw:param draw:name="pluginspage" draw:value="http://www.macromedia.com/go/getflashplayer"/><draw:param draw:name="allowscriptaccess" draw:value="always"/><draw:param draw:name="quality" draw:value="high"/></draw:plugin></draw:frame> </text:p>
        <text:p text:style-name="Preformatted_20_Text">&lt;div id="header" class="round"&gt;</text:p>
        <text:p text:style-name="Preformatted_20_Text"><text:s text:c="2"/>&lt;%= link_to logo, root_path %&gt;</text:p>
        <text:p text:style-name="Preformatted_20_Text"><text:s text:c="2"/>&lt;ul class="navigation round"&gt;</text:p>
        <text:p text:style-name="Preformatted_20_Text"><text:s text:c="4"/>&lt;li&gt;&lt;%= link_to "Home", root_path %&gt;&lt;/li&gt;</text:p>
        <text:p text:style-name="Preformatted_20_Text"><text:s text:c="4"/>&lt;% if signed_in? %&gt;</text:p>
        <text:p text:style-name="Preformatted_20_Text"><text:s text:c="4"/>&lt;li&gt;&lt;%= link_to "Users", users_path %&gt;&lt;/li&gt;</text:p>
        <text:p text:style-name="Preformatted_20_Text"><text:s text:c="4"/>&lt;li&gt;&lt;%= link_to "Profile", current_user %&gt;&lt;/li&gt;</text:p>
        <text:p text:style-name="Preformatted_20_Text"><text:s text:c="4"/>&lt;li&gt;&lt;%= link_to "Settings", edit_user_path(current_user) %&gt;&lt;/li&gt;</text:p>
        <text:p text:style-name="Preformatted_20_Text"><text:s text:c="4"/>&lt;% end %&gt;</text:p>
        <text:p text:style-name="Preformatted_20_Text"><text:s text:c="4"/>.</text:p>
        <text:p text:style-name="Preformatted_20_Text"><text:s text:c="4"/>.</text:p>
        <text:p text:style-name="Preformatted_20_Text"><text:s text:c="4"/>.</text:p>
        <text:p text:style-name="Preformatted_20_Text"><text:s text:c="2"/>&lt;/ul&gt;</text:p>
        <text:p text:style-name="P10">&lt;/div&gt;</text:p>
        <text:p text:style-name="Text_20_body">With that, the user index is fully functional (with all tests passing), but it is a bit… lonely (<text:a xlink:type="simple" xlink:href="http://railstutorial.org/chapters/updating-showing-and-deleting-users?version=2.3#fig:user_index_only_one">Figure 10.8</text:a>).</text:p>
        <text:section text:style-name="Sect1" text:name="fig:user_index_only_one">
          <text:p text:style-name="Text_20_body"/>
        </text:section>
        <text:p text:style-name="P5"><draw:frame draw:style-name="fr1" draw:name="graphics8" text:anchor-type="as-char" svg:width="0.7862in" svg:height="0.3929in" draw:z-index="29"><draw:image xlink:href="http://railstutorial.org/images/figures/user_index_only_one.png" xlink:type="simple" xlink:show="embed" xlink:actuate="onLoad"/><svg:title>user_index_only_one</svg:title></draw:frame></text:p>
        <text:p text:style-name="P5">Figure 10.8: The user index page <text:a xlink:type="simple" xlink:href="http://localhost:3000/users"><text:span text:style-name="Teletype">/users</text:span></text:a> with only one user. <text:a xlink:type="simple" xlink:href="http://www.railstutorial.org/images/figures/user_index_only_one-full.png">(full size)</text:a></text:p>
        <text:section text:style-name="Sect1" text:name="sec:sample_users">
          <text:p text:style-name="P5"/>
        </text:section>
        <text:h text:style-name="Heading_20_3" text:outline-level="3"><text:bookmark text:name="sec:10.3.2"/><text:a xlink:type="simple" xlink:href="http://railstutorial.org/chapters/updating-showing-and-deleting-users?version=2.3#sec:sample_users">10.3.2 Sample users</text:a></text:h>
        <text:p text:style-name="Text_20_body">In this section we’ll give our lonely sample user some company. Of course, to create enough users to make a decent user index, we <text:span text:style-name="Emphasis">could</text:span> use our web browser to visit the signup page and make the new users one by one, but far a better solution is to use Ruby (and Rake) to make the users for us.</text:p>
        <text:p text:style-name="Text_20_body"><text:soft-page-break/>First, we’ll install the Faker gem, which will allow us to make sample users with semi-realistic names and email addresses:</text:p>
        <text:p text:style-name="P10">$ [sudo] gem install faker -v 0.3.1</text:p>
        <text:p text:style-name="Text_20_body">Next, we’ll add a Rake task to create sample users. Rake tasks live in <text:span text:style-name="Source_20_Text">lib/tasks</text:span>, and are defined using <text:span text:style-name="Emphasis">namespaces</text:span> (in this case, <text:span text:style-name="Source_20_Text">:db</text:span>), as seen in <text:a xlink:type="simple" xlink:href="http://railstutorial.org/chapters/updating-showing-and-deleting-users?version=2.3#code:db_populate">Listing 10.23</text:a>.</text:p>
        <text:section text:style-name="Sect1" text:name="code:db_populate">
          <text:p text:style-name="Text_20_body"/>
        </text:section>
        <text:p text:style-name="Text_20_body">Listing 10.23. A Rake task for populating the database with sample users. <text:line-break/><text:span text:style-name="Source_20_Text">lib/tasks/sample_data.rake</text:span> <draw:frame draw:name="clippy" text:anchor-type="as-char" svg:width="1.1457in" svg:height="0.1457in" draw:z-index="30"><draw:plugin xlink:href="http://railstutorial.org/flash/clippy.swf" xlink:type="simple" xlink:show="embed" xlink:actuate="onLoad" draw:mime-type="application/x-shockwave-flash"><draw:param draw:name="bgcolor" draw:value="#ffffff"/><draw:param draw:name="flashvars" draw:value="text=require%20'faker'%0A%0Anamespace%20:db%20do%0A%20%20desc%20%22Fill%20database%20with%20sample%20data%22%0A%20%20task%20:populate%20=%3E%20:environment%20do%0A%20%20%20%20Rake::Task['db:reset'].invoke%0A%20%20%20%20User.create!(:name%20=%3E%20%22Example%20User%22,%0A%20%20%20%20%20%20%20%20%20%20%20%20%20%20%20%20%20:email%20=%3E%20%22example@railstutorial.org%22,%0A%20%20%20%20%20%20%20%20%20%20%20%20%20%20%20%20%20:password%20=%3E%20%22foobar%22,%0A%20%20%20%20%20%20%20%20%20%20%20%20%20%20%20%20%20:password_confirmation%20=%3E%20%22foobar%22)%0A%20%20%20%2099.times%20do%20%7Cn%7C%0A%20%20%20%20%20%20name%20%20=%20Faker::Name.name%0A%20%20%20%20%20%20email%20=%20%22example%2D%23%7Bn%2B1%7D@railstutorial.org%22%0A%20%20%20%20%20%20password%20%20=%20%22password%22%0A%20%20%20%20%20%20User.create!(:name%20=%3E%20name,%0A%20%20%20%20%20%20%20%20%20%20%20%20%20%20%20%20%20%20%20:email%20=%3E%20email,%0A%20%20%20%20%20%20%20%20%20%20%20%20%20%20%20%20%20%20%20:password%20=%3E%20password,%0A%20%20%20%20%20%20%20%20%20%20%20%20%20%20%20%20%20%20%20:password_confirmation%20=%3E%20password)%0A%20%20%20%20end%0A%20%20end%0Aend%0A"/><draw:param draw:name="pluginspage" draw:value="http://www.macromedia.com/go/getflashplayer"/><draw:param draw:name="allowscriptaccess" draw:value="always"/><draw:param draw:name="quality" draw:value="high"/></draw:plugin></draw:frame> </text:p>
        <text:p text:style-name="Preformatted_20_Text">require 'faker'</text:p>
        <text:p text:style-name="Preformatted_20_Text"/>
        <text:p text:style-name="Preformatted_20_Text">namespace :db do</text:p>
        <text:p text:style-name="Preformatted_20_Text"><text:s text:c="2"/>desc "Fill database with sample data"</text:p>
        <text:p text:style-name="Preformatted_20_Text"><text:s text:c="2"/>task :populate =&gt; :environment do</text:p>
        <text:p text:style-name="Preformatted_20_Text"><text:s text:c="4"/>Rake::Task['db:reset'].invoke</text:p>
        <text:p text:style-name="Preformatted_20_Text"><text:s text:c="4"/>User.create!(:name =&gt; "Example User",</text:p>
        <text:p text:style-name="Preformatted_20_Text"><text:s text:c="17"/>:email =&gt; "example@railstutorial.org",</text:p>
        <text:p text:style-name="Preformatted_20_Text"><text:s text:c="17"/>:password =&gt; "foobar",</text:p>
        <text:p text:style-name="Preformatted_20_Text"><text:s text:c="17"/>:password_confirmation =&gt; "foobar")</text:p>
        <text:p text:style-name="Preformatted_20_Text"><text:s text:c="4"/>99.times do |n|</text:p>
        <text:p text:style-name="Preformatted_20_Text"><text:s text:c="6"/>name <text:s/>= Faker::Name.name</text:p>
        <text:p text:style-name="Preformatted_20_Text"><text:s text:c="6"/>email = "example-#{n+1}@railstutorial.org"</text:p>
        <text:p text:style-name="Preformatted_20_Text"><text:s text:c="6"/>password <text:s/>= "password"</text:p>
        <text:p text:style-name="Preformatted_20_Text"><text:s text:c="6"/>User.create!(:name =&gt; name,</text:p>
        <text:p text:style-name="Preformatted_20_Text"><text:s text:c="19"/>:email =&gt; email,</text:p>
        <text:p text:style-name="Preformatted_20_Text"><text:s text:c="19"/>:password =&gt; password,</text:p>
        <text:p text:style-name="Preformatted_20_Text"><text:s text:c="19"/>:password_confirmation =&gt; password)</text:p>
        <text:p text:style-name="Preformatted_20_Text"><text:s text:c="4"/>end</text:p>
        <text:p text:style-name="Preformatted_20_Text"><text:s text:c="2"/>end</text:p>
        <text:p text:style-name="P10">end</text:p>
        <text:p text:style-name="Text_20_body">This defines a task <text:span text:style-name="Source_20_Text">db:populate</text:span> that resets the development database using <text:span text:style-name="Source_20_Text">db:reset</text:span> (using slightly weird syntax you shouldn’t worry about too much), creates an example user with name and email address replicating our previous one, and then makes 99 more. The line</text:p>
        <text:p text:style-name="P10">task :populate =&gt; :environment do</text:p>
        <text:p text:style-name="Text_20_body">ensures that the Rake task has access to the local Rails environment, including the User model (and hence <text:span text:style-name="Source_20_Text">User.create!</text:span>).</text:p>
        <text:p text:style-name="Text_20_body">With the <text:span text:style-name="Source_20_Text">:db</text:span> namespace as in <text:a xlink:type="simple" xlink:href="http://railstutorial.org/chapters/updating-showing-and-deleting-users?version=2.3#code:db_populate">Listing 10.23</text:a>, we can invoke the Rake task as follows:</text:p>
        <text:p text:style-name="P10">$ rake db:populate</text:p>
        <text:p text:style-name="Text_20_body">After running the Rake task, our application has 100 sample users, as seen in <text:a xlink:type="simple" xlink:href="http://railstutorial.org/chapters/updating-showing-and-deleting-users?version=2.3#fig:user_index_all">Figure 10.9</text:a>. (I’ve taken the liberty of associating the first few sample addresses with photos so that they’re not all the default Gravatar image.)</text:p>
        <text:section text:style-name="Sect1" text:name="fig:user_index_all">
          <text:p text:style-name="Text_20_body"/>
        </text:section>
        <text:p text:style-name="P5"><draw:frame draw:style-name="fr1" draw:name="graphics9" text:anchor-type="as-char" svg:width="0.7862in" svg:height="0.3929in" draw:z-index="31"><draw:image xlink:href="http://railstutorial.org/images/figures/user_index_all.png" xlink:type="simple" xlink:show="embed" xlink:actuate="onLoad"/><svg:title>user_index_all</svg:title></draw:frame></text:p>
        <text:p text:style-name="P5">Figure 10.9: The user index page <text:a xlink:type="simple" xlink:href="http://localhost:3000/users"><text:span text:style-name="Teletype">/users</text:span></text:a> with 100 sample users. <text:a xlink:type="simple" xlink:href="http://www.railstutorial.org/images/figures/user_index_all-full.png">(full size)</text:a></text:p>
        <text:section text:style-name="Sect1" text:name="sec:pagination">
          <text:p text:style-name="P5"><text:soft-page-break/></text:p>
        </text:section>
        <text:h text:style-name="Heading_20_3" text:outline-level="3"><text:bookmark text:name="sec:10.3.3"/><text:a xlink:type="simple" xlink:href="http://railstutorial.org/chapters/updating-showing-and-deleting-users?version=2.3#sec:pagination">10.3.3 Pagination</text:a></text:h>
        <text:p text:style-name="Text_20_body">Having solved the problem of too few sample users, we now encounter the opposite problem: having too many users on a page. Right now there are a hundred, which is already a reasonably large number, and on a real site it could be thousands. The solution is to <text:span text:style-name="Emphasis">paginate</text:span> the users, so that (for example) only 30 show up on a page at any one time.</text:p>
        <text:p text:style-name="Text_20_body">There are several pagination methods in Rails; we’ll use one of the simplest and most robust, called <text:a xlink:type="simple" xlink:href="http://wiki.github.com/mislav/will_paginate/"><text:span text:style-name="Teletype">will_paginate</text:span></text:a>. It comes as a gem, which means we could install it using <text:span text:style-name="Source_20_Text">gem install</text:span>; on the other hand, unlike previous gems such as RSpec and Factory Girl, <text:span text:style-name="Teletype">will_paginate</text:span> is needed in the application itself, not just the tests. There is a convenient way to indicate this requirement, and include the gem at the same time, using <text:span text:style-name="Source_20_Text">config.gem</text:span> in the <text:span text:style-name="Source_20_Text">environment.rb</text:span> file (<text:a xlink:type="simple" xlink:href="http://railstutorial.org/chapters/updating-showing-and-deleting-users?version=2.3#code:will_paginate_gem">Listing 10.24</text:a>).<text:bookmark text:name="fnref:10.10"/><text:a xlink:type="simple" xlink:href="http://railstutorial.org/chapters/updating-showing-and-deleting-users?version=2.3#fn:10.10">10</text:a></text:p>
        <text:section text:style-name="Sect1" text:name="code:will_paginate_gem">
          <text:p text:style-name="Text_20_body"/>
        </text:section>
        <text:p text:style-name="Text_20_body">Listing 10.24. Code to include the <text:span text:style-name="Source_20_Text">will_paginate</text:span> gem. <text:line-break/><text:span text:style-name="Source_20_Text">config/environment.rb</text:span> <draw:frame draw:name="clippy" text:anchor-type="as-char" svg:width="1.1457in" svg:height="0.1457in" draw:z-index="32"><draw:plugin xlink:href="http://railstutorial.org/flash/clippy.swf" xlink:type="simple" xlink:show="embed" xlink:actuate="onLoad" draw:mime-type="application/x-shockwave-flash"><draw:param draw:name="bgcolor" draw:value="#ffffff"/><draw:param draw:name="flashvars" draw:value="text=.%0A.%0A.%0ARails::Initializer.run%20do%20%7Cconfig%7C%0A%20%20.%0A%20%20.%0A%20%20.%0A%20%20config.gem%20'will_paginate',%20:version%20=%3E%20'2.3.12'%0Aen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Rails::Initializer.run do |config|</text:p>
        <text:p text:style-name="Preformatted_20_Text"><text:s text:c="2"/>.</text:p>
        <text:p text:style-name="Preformatted_20_Text"><text:s text:c="2"/>.</text:p>
        <text:p text:style-name="Preformatted_20_Text"><text:s text:c="2"/>.</text:p>
        <text:p text:style-name="Preformatted_20_Text"><text:s text:c="2"/>config.gem 'will_paginate', :version =&gt; '2.3.12'</text:p>
        <text:p text:style-name="P10">end</text:p>
        <text:p text:style-name="Text_20_body">With the configuration line in <text:a xlink:type="simple" xlink:href="http://railstutorial.org/chapters/updating-showing-and-deleting-users?version=2.3#code:will_paginate_gem">Listing 10.24</text:a>, we can install the required gem dependencies as follows:</text:p>
        <text:p text:style-name="P10">$ [sudo] rake gems:install</text:p>
        <text:p text:style-name="Text_20_body">If you’re also deploying the sample application to Heroku, you’ll need to include <text:span text:style-name="Teletype">will_paginate</text:span> in the <text:span text:style-name="Emphasis">gems manifest</text:span>, which involves creating a file called <text:span text:style-name="Source_20_Text">.gems</text:span> in the Rails root.<text:bookmark text:name="fnref:10.11"/><text:a xlink:type="simple" xlink:href="http://railstutorial.org/chapters/updating-showing-and-deleting-users?version=2.3#fn:10.11">11</text:a> Navigate to the Rails root (if you’re not already there) and make a new <text:span text:style-name="Source_20_Text">.gems</text:span> file using your favorite text editor:</text:p>
        <text:p text:style-name="Preformatted_20_Text">$ cd ~/rails_projects/sample_app</text:p>
        <text:p text:style-name="P10">$ mate .gems</text:p>
        <text:p text:style-name="Text_20_body">Then fill the <text:span text:style-name="Source_20_Text">.gems</text:span> with contents of <text:a xlink:type="simple" xlink:href="http://railstutorial.org/chapters/updating-showing-and-deleting-users?version=2.3#code:heroku_gems_manifest">Listing 10.25</text:a>.</text:p>
        <text:section text:style-name="Sect1" text:name="code:heroku_gems_manifest">
          <text:p text:style-name="Text_20_body"/>
        </text:section>
        <text:p text:style-name="Text_20_body">Listing 10.25. The Heroku gems manifest. <text:line-break/><text:span text:style-name="Source_20_Text">.gems</text:span> <draw:frame draw:name="clippy" text:anchor-type="as-char" svg:width="1.1457in" svg:height="0.1457in" draw:z-index="33"><draw:plugin xlink:href="http://railstutorial.org/flash/clippy.swf" xlink:type="simple" xlink:show="embed" xlink:actuate="onLoad" draw:mime-type="application/x-shockwave-flash"><draw:param draw:name="bgcolor" draw:value="#ffffff"/><draw:param draw:name="flashvars" draw:value="text=will_paginate%20%2D%2Dversion%202.3.12%0Afaker%0A"/><draw:param draw:name="pluginspage" draw:value="http://www.macromedia.com/go/getflashplayer"/><draw:param draw:name="allowscriptaccess" draw:value="always"/><draw:param draw:name="quality" draw:value="high"/></draw:plugin></draw:frame> </text:p>
        <text:p text:style-name="Preformatted_20_Text">will_paginate --version 2.3.12</text:p>
        <text:p text:style-name="P10">faker</text:p>
        <text:p text:style-name="Text_20_body">(Here we’ve included the <text:span text:style-name="Teletype">faker</text:span> gem from <text:a xlink:type="simple" xlink:href="http://railstutorial.org/chapters/updating-showing-and-deleting-users?version=2.3#sec:sample_users">Section 10.3.2</text:a> since otherwise Heroku complains when running <text:span text:style-name="Source_20_Text">heroku rake db:migrate</text:span>. The other gems in our application, such as Factory Girl and Webrat, are only needed for tests and so are not needed on the Heroku server.)</text:p>
        <text:p text:style-name="Text_20_body">With <text:span text:style-name="Teletype">will_paginate</text:span> installed, we are now ready to paginate the results of finding users. We’ll start by adding the special <text:span text:style-name="Source_20_Text">will_paginate</text:span> method in the view (<text:a xlink:type="simple" xlink:href="http://railstutorial.org/chapters/updating-showing-and-deleting-users?version=2.3#code:will_paginate_index_view">Listing 10.26</text:a>); we’ll see in a moment <text:soft-page-break/>why the code appears both above and below the user list.</text:p>
        <text:section text:style-name="Sect1" text:name="code:will_paginate_index_view">
          <text:p text:style-name="Text_20_body"/>
        </text:section>
        <text:p text:style-name="Text_20_body">Listing 10.26. The user index with pagination. <text:line-break/><text:span text:style-name="Source_20_Text">app/views/users/index.html.erb</text:span> <draw:frame draw:name="clippy" text:anchor-type="as-char" svg:width="1.1457in" svg:height="0.1457in" draw:z-index="34"><draw:plugin xlink:href="http://railstutorial.org/flash/clippy.swf" xlink:type="simple" xlink:show="embed" xlink:actuate="onLoad" draw:mime-type="application/x-shockwave-flash"><draw:param draw:name="bgcolor" draw:value="#ffffff"/><draw:param draw:name="flashvars" draw:value="text=%3Ch2%3EAll%20users%3C/h2%3E%0A%0A%3C%25=%20will_paginate%20%25%3E%0A%0A%3Cul%20class=%22users%22%3E%0A%20%20%3C%25%20@users.each%20do%20%7Cuser%7C%20%25%3E%0A%20%20%20%20%3Cli%3E%0A%20%20%20%20%20%20%3C%25=%20gravatar_for%20user,%20:size%20=%3E%2030%20%25%3E%0A%20%20%20%20%20%20%3C%25=%20link_to%20h(user.name),%20user%20%25%3E%0A%20%20%20%20%3C/li%3E%0A%20%20%3C%25%20end%20%25%3E%0A%3C/ul%3E%0A%0A%3C%25=%20will_paginate%20%25%3E%0A"/><draw:param draw:name="pluginspage" draw:value="http://www.macromedia.com/go/getflashplayer"/><draw:param draw:name="allowscriptaccess" draw:value="always"/><draw:param draw:name="quality" draw:value="high"/></draw:plugin></draw:frame> </text:p>
        <text:p text:style-name="Preformatted_20_Text">&lt;h2&gt;All users&lt;/h2&gt;</text:p>
        <text:p text:style-name="Preformatted_20_Text"/>
        <text:p text:style-name="Preformatted_20_Text">&lt;%= will_paginate %&gt;</text:p>
        <text:p text:style-name="Preformatted_20_Text"/>
        <text:p text:style-name="Preformatted_20_Text">&lt;ul class="users"&gt;</text:p>
        <text:p text:style-name="Preformatted_20_Text"><text:s text:c="2"/>&lt;% @users.each do |user| %&gt;</text:p>
        <text:p text:style-name="Preformatted_20_Text"><text:s text:c="4"/>&lt;li&gt;</text:p>
        <text:p text:style-name="Preformatted_20_Text"><text:s text:c="6"/>&lt;%= gravatar_for user, :size =&gt; 30 %&gt;</text:p>
        <text:p text:style-name="Preformatted_20_Text"><text:s text:c="6"/>&lt;%= link_to h(user.name), user %&gt;</text:p>
        <text:p text:style-name="Preformatted_20_Text"><text:s text:c="4"/>&lt;/li&gt;</text:p>
        <text:p text:style-name="Preformatted_20_Text"><text:s text:c="2"/>&lt;% end %&gt;</text:p>
        <text:p text:style-name="Preformatted_20_Text">&lt;/ul&gt;</text:p>
        <text:p text:style-name="Preformatted_20_Text"/>
        <text:p text:style-name="P10">&lt;%= will_paginate %&gt;</text:p>
        <text:p text:style-name="Text_20_body">The <text:span text:style-name="Source_20_Text">will_paginate</text:span> method is a little magical; inside a <text:span text:style-name="Source_20_Text">users</text:span> view, it automatically looks for an <text:span text:style-name="Source_20_Text">@users</text:span> object, and then displays pagination links to access other pages. The view in <text:a xlink:type="simple" xlink:href="http://railstutorial.org/chapters/updating-showing-and-deleting-users?version=2.3#code:will_paginate_index_view">Listing 10.26</text:a> doesn’t work yet, though, because currently <text:span text:style-name="Source_20_Text">@users</text:span> contains the results of <text:span text:style-name="Source_20_Text">User.all</text:span> (<text:a xlink:type="simple" xlink:href="http://railstutorial.org/chapters/updating-showing-and-deleting-users?version=2.3#code:user_index">Listing 10.19</text:a>), which is of class Array, whereas <text:span text:style-name="Source_20_Text">will_paginate</text:span> expects an object of class <text:span text:style-name="Source_20_Text">WillPaginate::Collection</text:span>. Happily, this is just the kind of object returned by the <text:span text:style-name="Source_20_Text">paginate</text:span> method supplied by the <text:span text:style-name="Teletype">will_paginate</text:span> gem:</text:p>
        <text:p text:style-name="Preformatted_20_Text">$ script/console</text:p>
        <text:p text:style-name="Preformatted_20_Text">&gt;&gt; User.all.class</text:p>
        <text:p text:style-name="Preformatted_20_Text">=&gt; Array</text:p>
        <text:p text:style-name="Preformatted_20_Text">&gt;&gt; User.paginate(:page =&gt; 1).class</text:p>
        <text:p text:style-name="P10">=&gt; WillPaginate::Collection</text:p>
        <text:p text:style-name="Text_20_body">Note that <text:span text:style-name="Source_20_Text">paginate</text:span> takes a hash argument with key <text:span text:style-name="Source_20_Text">:page</text:span> and value equal to the page requested. <text:span text:style-name="Source_20_Text">User.paginate</text:span> pulls the users out of the database one chunk at a time (30 by default), based on the <text:span text:style-name="Source_20_Text">:page</text:span> parameter. So, for example, page 1 is users 1–30, page 2 is users 31–60, etc.</text:p>
        <text:p text:style-name="Text_20_body">We can paginate the users in the sample application by using <text:span text:style-name="Source_20_Text">paginate</text:span> in place of <text:span text:style-name="Source_20_Text">all</text:span> in the <text:span text:style-name="Source_20_Text">index</text:span> action (<text:a xlink:type="simple" xlink:href="http://railstutorial.org/chapters/updating-showing-and-deleting-users?version=2.3#code:will_paginate_index_action">Listing 10.27</text:a>). Here the <text:span text:style-name="Source_20_Text">:page</text:span> parameter comes from <text:span text:style-name="Source_20_Text">params[:page]</text:span>, which is generated automatically by <text:span text:style-name="Source_20_Text">will_paginate</text:span>.</text:p>
        <text:section text:style-name="Sect1" text:name="code:will_paginate_index_action">
          <text:p text:style-name="Text_20_body"/>
        </text:section>
        <text:p text:style-name="Text_20_body">Listing 10.27. Paginating the users in the <text:span text:style-name="Source_20_Text">index</text:span> action. <text:line-break/><text:span text:style-name="Source_20_Text">app/controllers/users_controller.rb</text:span> <draw:frame draw:name="clippy" text:anchor-type="as-char" svg:width="1.1457in" svg:height="0.1457in" draw:z-index="35"><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before_filter%20:authenticate,%20:only%20=%3E%20[:index,%20:edit,%20:update]%0A%20%20.%0A%20%20.%0A%20%20.%0A%20%20def%20index%0A%20%20%20%20@title%20=%20%22All%20users%22%0A%20%20%20%20@users%20=%20User.paginate(:page%20=%3E%20params[:page])%0A%20%20end%0A%20%20.%0A%20%20.%0A%20%20.%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before_filter :authenticate, :only =&gt; [:index, :edit, :update]</text:p>
        <text:p text:style-name="Preformatted_20_Text"><text:s text:c="2"/>.</text:p>
        <text:p text:style-name="Preformatted_20_Text"><text:s text:c="2"/>.</text:p>
        <text:p text:style-name="Preformatted_20_Text"><text:s text:c="2"/>.</text:p>
        <text:p text:style-name="Preformatted_20_Text"><text:s text:c="2"/>def index</text:p>
        <text:p text:style-name="Preformatted_20_Text"><text:s text:c="4"/>@title = "All users"</text:p>
        <text:p text:style-name="Preformatted_20_Text"><text:s text:c="4"/>@users = User.paginate(:page =&gt; params[:page])</text:p>
        <text:p text:style-name="Preformatted_20_Text"><text:s text:c="2"/>end</text:p>
        <text:p text:style-name="Preformatted_20_Text"><text:soft-page-break/><text:s text:c="2"/>.</text:p>
        <text:p text:style-name="Preformatted_20_Text"><text:s text:c="2"/>.</text:p>
        <text:p text:style-name="Preformatted_20_Text"><text:s text:c="2"/>.</text:p>
        <text:p text:style-name="P10">end</text:p>
        <text:p text:style-name="Text_20_body">The user index page should now be working, appearing as in <text:a xlink:type="simple" xlink:href="http://railstutorial.org/chapters/updating-showing-and-deleting-users?version=2.3#fig:user_index_pagination">Figure 10.10</text:a>; because we included <text:span text:style-name="Source_20_Text">will_paginate</text:span> both above and below the user list, the pagination links appear in both places. The tests, on the other hand, have now broken: by calling <text:span text:style-name="Source_20_Text">User.paginate</text:span>, we have violated the expectation from <text:a xlink:type="simple" xlink:href="http://railstutorial.org/chapters/updating-showing-and-deleting-users?version=2.3#code:user_index_tests">Listing 10.18</text:a> that <text:span text:style-name="Source_20_Text">User.all</text:span> should be called in the <text:span text:style-name="Source_20_Text">index</text:span> action. We’ll fix this problem next.</text:p>
        <text:section text:style-name="Sect1" text:name="fig:user_index_pagination">
          <text:p text:style-name="Text_20_body"/>
        </text:section>
        <text:p text:style-name="P5"><draw:frame draw:style-name="fr1" draw:name="graphics10" text:anchor-type="as-char" svg:width="0.7862in" svg:height="0.3929in" draw:z-index="36"><draw:image xlink:href="http://railstutorial.org/images/figures/user_index_pagination.png" xlink:type="simple" xlink:show="embed" xlink:actuate="onLoad"/><svg:title>user_index_pagination</svg:title></draw:frame></text:p>
        <text:p text:style-name="Text_20_body">Figure 10.10: The user index page <text:a xlink:type="simple" xlink:href="http://localhost:3000/users"><text:span text:style-name="Teletype">/users</text:span></text:a> with pagination. <text:a xlink:type="simple" xlink:href="http://www.railstutorial.org/images/figures/user_index_pagination-full.png">(full size)</text:a></text:p>
        <text:p text:style-name="Text_20_body">If you now click on either the <text:a xlink:type="simple" xlink:href="http://localhost:3000/users?page=2">2</text:a> link or <text:a xlink:type="simple" xlink:href="http://localhost:3000/users?page=2">Next</text:a> link, you’ll get the second page of results, as shown in <text:a xlink:type="simple" xlink:href="http://railstutorial.org/chapters/updating-showing-and-deleting-users?version=2.3#fig:user_index_page_two">Figure 10.11</text:a>.</text:p>
        <text:section text:style-name="Sect1" text:name="fig:user_index_page_two">
          <text:p text:style-name="Text_20_body"/>
        </text:section>
        <text:p text:style-name="P5"><draw:frame draw:style-name="fr1" draw:name="graphics11" text:anchor-type="as-char" svg:width="0.7862in" svg:height="0.3929in" draw:z-index="37"><draw:image xlink:href="http://railstutorial.org/images/figures/user_index_page_two.png" xlink:type="simple" xlink:show="embed" xlink:actuate="onLoad"/><svg:title>user_index_page_two</svg:title></draw:frame></text:p>
        <text:p text:style-name="P5">Figure 10.11: Page 2 of the user index (<text:a xlink:type="simple" xlink:href="http://localhost:3000/users?page=2"><text:span text:style-name="Teletype">/users?page=2</text:span></text:a>). <text:a xlink:type="simple" xlink:href="http://www.railstutorial.org/images/figures/user_index_page_two-full.png">(full size)</text:a></text:p>
        <text:section text:style-name="Sect1" text:name="sec:testing_pagination">
          <text:p text:style-name="P5"/>
        </text:section>
        <text:h text:style-name="Heading_20_4" text:outline-level="4"><text:bookmark text:name="sec:10.3.3.1"/><text:a xlink:type="simple" xlink:href="http://railstutorial.org/chapters/updating-showing-and-deleting-users?version=2.3#sec:testing_pagination">Testing pagination</text:a></text:h>
        <text:p text:style-name="Text_20_body">Testing pagination requires detailed knowledge of how <text:span text:style-name="Teletype">will_paginate</text:span> works, so we did the implementation first, but it’s still a good idea to test it. To do this, we need to invoke pagination in a test, which means making more than 30 (factory) users.</text:p>
        <text:p text:style-name="Text_20_body">As before, we’ll use Factory Girl to simulate users, but immediately we have a problem: user email addresses must be unique, which would appear to require creating more than 30 users by hand—a terribly cumbersome job. Fortunately, Factory Girl anticipates this issue, and provides <text:span text:style-name="Emphasis">sequences</text:span> to solve it, as shown in <text:a xlink:type="simple" xlink:href="http://railstutorial.org/chapters/updating-showing-and-deleting-users?version=2.3#code:factory_sequence">Listing 10.28</text:a>.</text:p>
        <text:section text:style-name="Sect1" text:name="code:factory_sequence">
          <text:p text:style-name="Text_20_body"/>
        </text:section>
        <text:p text:style-name="Text_20_body">Listing 10.28. Defining a Factory Girl sequence. <text:line-break/><text:span text:style-name="Source_20_Text">spec/factories.rb</text:span> <draw:frame draw:name="clippy" text:anchor-type="as-char" svg:width="1.1457in" svg:height="0.1457in" draw:z-index="38"><draw:plugin xlink:href="http://railstutorial.org/flash/clippy.swf" xlink:type="simple" xlink:show="embed" xlink:actuate="onLoad" draw:mime-type="application/x-shockwave-flash"><draw:param draw:name="bgcolor" draw:value="#ffffff"/><draw:param draw:name="flashvars" draw:value="text=Factory.define%20:user%20do%20%7Cuser%7C%0A%20%20user.name%20%20%20%20%20%20%20%20%20%20%20%20%20%20%20%20%20%20%22Michael%20Hartl%22%0A%20%20user.email%20%20%20%20%20%20%20%20%20%20%20%20%20%20%20%20%20%22mhartl@example.com%22%0A%20%20user.password%20%20%20%20%20%20%20%20%20%20%20%20%20%20%22foobar%22%0A%20%20user.password_confirmation%20%22foobar%22%0Aend%0A%0AFactory.sequence%20:email%20do%20%7Cn%7C%0A%20%20%22person%2D%23%7Bn%7D@example.com%22%0Aend%0A"/><draw:param draw:name="pluginspage" draw:value="http://www.macromedia.com/go/getflashplayer"/><draw:param draw:name="allowscriptaccess" draw:value="always"/><draw:param draw:name="quality" draw:value="high"/></draw:plugin></draw:frame> </text:p>
        <text:p text:style-name="Preformatted_20_Text">Factory.define :user do |user|</text:p>
        <text:p text:style-name="Preformatted_20_Text"><text:s text:c="2"/>user.name <text:s text:c="17"/>"Michael Hartl"</text:p>
        <text:p text:style-name="Preformatted_20_Text"><text:s text:c="2"/>user.email <text:s text:c="16"/>"mhartl@example.com"</text:p>
        <text:p text:style-name="Preformatted_20_Text"><text:s text:c="2"/>user.password <text:s text:c="13"/>"foobar"</text:p>
        <text:p text:style-name="Preformatted_20_Text"><text:s text:c="2"/>user.password_confirmation "foobar"</text:p>
        <text:p text:style-name="Preformatted_20_Text">end</text:p>
        <text:p text:style-name="Preformatted_20_Text"/>
        <text:p text:style-name="Preformatted_20_Text">Factory.sequence :email do |n|</text:p>
        <text:p text:style-name="Preformatted_20_Text"><text:s text:c="2"/>"person-#{n}@example.com"</text:p>
        <text:p text:style-name="P10">end</text:p>
        <text:p text:style-name="Text_20_body">This arranges to return email addresses like <text:span text:style-name="Source_20_Text">person-1@example.com</text:span>, <text:span text:style-name="Source_20_Text">person-2@example.com</text:span>, etc., which we invoke using the <text:span text:style-name="Source_20_Text">next</text:span> method:</text:p>
        <text:p text:style-name="P10"><text:soft-page-break/>Factory(:user, :email =&gt; Factory.next(:email))</text:p>
        <text:p text:style-name="Text_20_body">Applying the idea of factory sequences, we can make 31 users (the original <text:span text:style-name="Source_20_Text">@user</text:span> plus 30 more) inside a test, and then verify that the response has the HTML expected from <text:span text:style-name="Teletype">will_paginate</text:span> (which you should be able to determine using Firebug or by viewing the page source). The result appears in <text:a xlink:type="simple" xlink:href="http://railstutorial.org/chapters/updating-showing-and-deleting-users?version=2.3#code:will_paginate_test">Listing 10.29</text:a>.</text:p>
        <text:section text:style-name="Sect1" text:name="code:will_paginate_test">
          <text:p text:style-name="Text_20_body"/>
        </text:section>
        <text:p text:style-name="Text_20_body">Listing 10.29. A test for pagination. <text:line-break/><text:span text:style-name="Source_20_Text">spec/controllers/users_controller_spec.rb</text:span> <draw:frame draw:name="clippy" text:anchor-type="as-char" svg:width="1.1457in" svg:height="0.1457in" draw:z-index="39"><draw:plugin xlink:href="http://railstutorial.org/flash/clippy.swf" xlink:type="simple" xlink:show="embed" xlink:actuate="onLoad" draw:mime-type="application/x-shockwave-flash"><draw:param draw:name="bgcolor" draw:value="#ffffff"/><draw:param draw:name="flashvars" draw:value="text=require%20'spec_helper'%0A%0Adescribe%20%22UsersController%22%20do%0A%20%20integrate_views%0A%0A%20%20describe%20%22GET%20'index'%22%20do%0A%20%20%20%20.%0A%20%20%20%20.%0A%20%20%20%20.%0A%20%20%20%20describe%20%22for%20signed%2Din%20users%22%20do%0A%20%20%20%20%20%20%0A%20%20%20%20%20%20before(:each)%20do%0A%20%20%20%20%20%20%20%20.%0A%20%20%20%20%20%20%20%20.%0A%20%20%20%20%20%20%20%20.%0A%20%20%20%20%20%20%20%20@users%20=%20[@user,%20second,%20third]%0A%20%20%20%20%20%20%20%2030.times%20do%0A%20%20%20%20%20%20%20%20%20%20@users%20%3C%3C%20Factory(:user,%20:email%20=%3E%20Factory.next(:email))%0A%20%20%20%20%20%20%20%20end%0A%20%20%20%20%20%20%20%20User.should_receive(:paginate).and_return(@users.paginate)%0A%20%20%20%20%20%20end%0A%20%20%20%20%20%20.%0A%20%20%20%20%20%20.%0A%20%20%20%20%20%20.%0A%20%20%20%20%20%20it%20%22should%20have%20an%20element%20for%20each%20user%22%20do%0A%20%20%20%20%20%20%20%20get%20:index%0A%20%20%20%20%20%20%20%20@users[0..2].each%20do%20%7Cuser%7C%0A%20%20%20%20%20%20%20%20%20%20response.should%20have_tag(%22li%22,%20user.name)%0A%20%20%20%20%20%20%20%20end%0A%20%20%20%20%20%20end%0A%20%20%20%20%20%20%0A%20%20%20%20%20%20it%20%22should%20paginate%20users%22%20do%0A%20%20%20%20%20%20%20%20get%20:index%0A%20%20%20%20%20%20%20%20response.should%20have_tag(%22div.pagination%22)%0A%20%20%20%20%20%20%20%20response.should%20have_tag(%22span%22,%20%22%26laquo;%20Previous%22)%0A%20%20%20%20%20%20%20%20response.should%20have_tag(%22span%22,%20%221%22)%0A%20%20%20%20%20%20%20%20response.should%20have_tag(%22a[href=?]%22,%20%22/users?page=2%22,%20%222%22)%0A%20%20%20%20%20%20%20%20response.should%20have_tag(%22a[href=?]%22,%20%22/users?page=2%22,%20%22Next%20%26raquo;%22)%0A%20%20%20%20%20%20end%0A%20%20%20%20end%0A%20%20end%0A%20%20.%0A%20%20.%0A%20%20.%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
        <text:p text:style-name="Preformatted_20_Text"><text:s text:c="2"/>describe "GET 'index'" do</text:p>
        <text:p text:style-name="Preformatted_20_Text"><text:s text:c="4"/>.</text:p>
        <text:p text:style-name="Preformatted_20_Text"><text:s text:c="4"/>.</text:p>
        <text:p text:style-name="Preformatted_20_Text"><text:s text:c="4"/>.</text:p>
        <text:p text:style-name="Preformatted_20_Text"><text:s text:c="4"/>describe "for signed-in users" do</text:p>
        <text:p text:style-name="Preformatted_20_Text"/>
        <text:p text:style-name="Preformatted_20_Text"><text:s text:c="6"/>before(:each) do</text:p>
        <text:p text:style-name="Preformatted_20_Text"><text:s text:c="8"/>.</text:p>
        <text:p text:style-name="Preformatted_20_Text"><text:s text:c="8"/>.</text:p>
        <text:p text:style-name="Preformatted_20_Text"><text:s text:c="8"/>.</text:p>
        <text:p text:style-name="Preformatted_20_Text"><text:s text:c="8"/>@users = [@user, second, third]</text:p>
        <text:p text:style-name="Preformatted_20_Text"><text:s text:c="8"/>30.times do</text:p>
        <text:p text:style-name="Preformatted_20_Text"><text:s text:c="10"/>@users &lt;&lt; Factory(:user, :email =&gt; Factory.next(:email))</text:p>
        <text:p text:style-name="Preformatted_20_Text"><text:s text:c="8"/>end</text:p>
        <text:p text:style-name="Preformatted_20_Text"><text:s text:c="8"/>User.should_receive(:paginate).and_return(@users.paginate)</text:p>
        <text:p text:style-name="Preformatted_20_Text"><text:s text:c="6"/>end</text:p>
        <text:p text:style-name="Preformatted_20_Text"><text:s text:c="6"/>.</text:p>
        <text:p text:style-name="Preformatted_20_Text"><text:s text:c="6"/>.</text:p>
        <text:p text:style-name="Preformatted_20_Text"><text:s text:c="6"/>.</text:p>
        <text:p text:style-name="Preformatted_20_Text"><text:s text:c="6"/>it "should have an element for each user" do</text:p>
        <text:p text:style-name="Preformatted_20_Text"><text:s text:c="8"/>get :index</text:p>
        <text:p text:style-name="Preformatted_20_Text"><text:s text:c="8"/>@users[0..2].each do |user|</text:p>
        <text:p text:style-name="Preformatted_20_Text"><text:s text:c="10"/>response.should have_tag("li", user.name)</text:p>
        <text:p text:style-name="Preformatted_20_Text"><text:s text:c="8"/>end</text:p>
        <text:p text:style-name="Preformatted_20_Text"><text:s text:c="6"/>end</text:p>
        <text:p text:style-name="Preformatted_20_Text"/>
        <text:p text:style-name="Preformatted_20_Text"><text:s text:c="6"/>it "should paginate users" do</text:p>
        <text:p text:style-name="Preformatted_20_Text"><text:s text:c="8"/>get :index</text:p>
        <text:p text:style-name="Preformatted_20_Text"><text:s text:c="8"/>response.should have_tag("div.pagination")</text:p>
        <text:p text:style-name="Preformatted_20_Text"><text:s text:c="8"/>response.should have_tag("span", "&amp;laquo; Previous")</text:p>
        <text:p text:style-name="Preformatted_20_Text"><text:s text:c="8"/>response.should have_tag("span", "1")</text:p>
        <text:p text:style-name="Preformatted_20_Text"><text:s text:c="8"/>response.should have_tag("a[href=?]", "/users?page=2", "2")</text:p>
        <text:p text:style-name="Preformatted_20_Text"><text:s text:c="8"/>response.should have_tag("a[href=?]", "/users?page=2", "Next &amp;raquo;")</text:p>
        <text:p text:style-name="Preformatted_20_Text"><text:s text:c="6"/>end</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10">end</text:p>
        <text:p text:style-name="Text_20_body"><text:soft-page-break/>This code ensures that the tests invoke pagination by adding 30<text:bookmark text:name="fnref:10.12"/><text:a xlink:type="simple" xlink:href="http://railstutorial.org/chapters/updating-showing-and-deleting-users?version=2.3#fn:10.12">12</text:a> users to the <text:span text:style-name="Source_20_Text">@users</text:span> variable using the <text:span text:style-name="Source_20_Text">Array</text:span> push notation <text:span text:style-name="Source_20_Text">&lt;&lt;</text:span>, which appends an element to an existing array:</text:p>
        <text:p text:style-name="Preformatted_20_Text">$ script/console</text:p>
        <text:p text:style-name="Preformatted_20_Text">&gt;&gt; a = [1, 2, 5]</text:p>
        <text:p text:style-name="Preformatted_20_Text">=&gt; [1, 2, 5]</text:p>
        <text:p text:style-name="Preformatted_20_Text">&gt;&gt; a &lt;&lt; 17</text:p>
        <text:p text:style-name="Preformatted_20_Text">=&gt; [1, 2, 5, 17]</text:p>
        <text:p text:style-name="Preformatted_20_Text">&gt;&gt; a &lt;&lt; 42 &lt;&lt; 1337</text:p>
        <text:p text:style-name="P10">=&gt; [1, 2, 5, 17, 42, 1337]</text:p>
        <text:p text:style-name="Text_20_body">We see from the last example that occurrences of <text:span text:style-name="Source_20_Text">&lt;&lt;</text:span> can be chained.</text:p>
        <text:p text:style-name="Text_20_body">To get the message expectation to pass, <text:a xlink:type="simple" xlink:href="http://railstutorial.org/chapters/updating-showing-and-deleting-users?version=2.3#code:will_paginate_test">Listing 10.29</text:a> changes</text:p>
        <text:p text:style-name="P10">User.should_receive(:all).and_return(@users)</text:p>
        <text:p text:style-name="Text_20_body">with</text:p>
        <text:p text:style-name="P10">User.should_receive(:pagination).and_return(@users.paginate)</text:p>
        <text:p text:style-name="Text_20_body">This shows that we can convert an <text:span text:style-name="Source_20_Text">Array</text:span> object into a <text:span text:style-name="Source_20_Text">WillPaginate::Collection</text:span> object using <text:span text:style-name="Source_20_Text">@users.paginate</text:span>.</text:p>
        <text:p text:style-name="Text_20_body">Finally, in the test itself, note the compact notation <text:span text:style-name="Source_20_Text">have_tag("div.pagination")</text:span>, which borrows the class convention from CSS (first seen in <text:a xlink:type="simple" xlink:href="http://railstutorial.org/chapters/filling-in-the-layout?version=2.3#code:header_content">Listing 5.3</text:a>) to check for a <text:span text:style-name="Source_20_Text">div</text:span> tag with class <text:span text:style-name="Source_20_Text">pagination</text:span>. Also note that, since there are now 33 users, we’ve updated the user element test to use only the first three elements (<text:span text:style-name="Source_20_Text">[0..2]</text:span>) of the <text:span text:style-name="Source_20_Text">@users</text:span> array, which is what we had before in <text:a xlink:type="simple" xlink:href="http://railstutorial.org/chapters/updating-showing-and-deleting-users?version=2.3#code:user_index_tests">Listing 10.18</text:a>:</text:p>
        <text:p text:style-name="Preformatted_20_Text">@users[0..2].each do |user|</text:p>
        <text:p text:style-name="Preformatted_20_Text"><text:s text:c="2"/>response.should have_tag("li", :content =&gt; user.name)</text:p>
        <text:p text:style-name="P10">end</text:p>
        <text:p text:style-name="Text_20_body">With that, our pagination code is well-tested, and there’s only one minor detail left.</text:p>
        <text:section text:style-name="Sect1" text:name="sec:partial_refactoring">
          <text:p text:style-name="Text_20_body"/>
        </text:section>
        <text:h text:style-name="Heading_20_3" text:outline-level="3"><text:bookmark text:name="sec:10.3.4"/><text:a xlink:type="simple" xlink:href="http://railstutorial.org/chapters/updating-showing-and-deleting-users?version=2.3#sec:partial_refactoring">10.3.4 Partial refactoring</text:a></text:h>
        <text:p text:style-name="Text_20_body">The paginated user index is now complete, but there’s one improvement I can’t resist including: Rails has some incredibly slick tools for making compact views, and in this section we’ll refactor the index page to use them. Because our code is well-tested, we can refactor with confidence, assured that we are unlikely to break our site’s functionality.</text:p>
        <text:p text:style-name="Text_20_body">The first step in our refactoring is to replace the user <text:span text:style-name="Source_20_Text">li</text:span> from <text:a xlink:type="simple" xlink:href="http://railstutorial.org/chapters/updating-showing-and-deleting-users?version=2.3#code:will_paginate_index_view">Listing 10.26</text:a> with a <text:span text:style-name="Source_20_Text">render</text:span> call (<text:a xlink:type="simple" xlink:href="http://railstutorial.org/chapters/updating-showing-and-deleting-users?version=2.3#code:index_view_first_refactoring">Listing 10.30</text:a>).</text:p>
        <text:section text:style-name="Sect1" text:name="code:index_view_first_refactoring">
          <text:p text:style-name="Text_20_body"/>
        </text:section>
        <text:p text:style-name="Text_20_body">Listing 10.30. The first refactoring attempt at the index view. <text:line-break/><text:span text:style-name="Source_20_Text">app/views/users/index.html.erb</text:span> <draw:frame draw:name="clippy" text:anchor-type="as-char" svg:width="1.1457in" svg:height="0.1457in" draw:z-index="40"><draw:plugin xlink:href="http://railstutorial.org/flash/clippy.swf" xlink:type="simple" xlink:show="embed" xlink:actuate="onLoad" draw:mime-type="application/x-shockwave-flash"><draw:param draw:name="bgcolor" draw:value="#ffffff"/><draw:param draw:name="flashvars" draw:value="text=%3Ch2%3EAll%20users%3C/h2%3E%0A%0A%3C%25=%20will_paginate%20%25%3E%0A%0A%3Cul%20class=%22users%22%3E%0A%20%20%3C%25%20@users.each%20do%20%7Cuser%7C%20%25%3E%0A%20%20%20%20%3C%25=%20render%20user%20%25%3E%0A%20%20%3C%25%20end%20%25%3E%0A%3C/ul%3E%0A%0A%3C%25=%20will_paginate%20%25%3E%0A"/><draw:param draw:name="pluginspage" draw:value="http://www.macromedia.com/go/getflashplayer"/><draw:param draw:name="allowscriptaccess" draw:value="always"/><draw:param draw:name="quality" draw:value="high"/></draw:plugin></draw:frame> </text:p>
        <text:p text:style-name="Preformatted_20_Text">&lt;h2&gt;All users&lt;/h2&gt;</text:p>
        <text:p text:style-name="Preformatted_20_Text"/>
        <text:p text:style-name="Preformatted_20_Text">&lt;%= will_paginate %&gt;</text:p>
        <text:p text:style-name="Preformatted_20_Text"/>
        <text:p text:style-name="Preformatted_20_Text"><text:soft-page-break/>&lt;ul class="users"&gt;</text:p>
        <text:p text:style-name="Preformatted_20_Text"><text:s text:c="2"/>&lt;% @users.each do |user| %&gt;</text:p>
        <text:p text:style-name="Preformatted_20_Text"><text:s text:c="4"/>&lt;%= render user %&gt;</text:p>
        <text:p text:style-name="Preformatted_20_Text"><text:s text:c="2"/>&lt;% end %&gt;</text:p>
        <text:p text:style-name="Preformatted_20_Text">&lt;/ul&gt;</text:p>
        <text:p text:style-name="Preformatted_20_Text"/>
        <text:p text:style-name="P10">&lt;%= will_paginate %&gt;</text:p>
        <text:p text:style-name="Text_20_body">Here we call <text:span text:style-name="Source_20_Text">render</text:span> not on a string with the name of a partial, but rather on a <text:span text:style-name="Source_20_Text">user</text:span> variable of class <text:span text:style-name="Source_20_Text">User</text:span>;<text:bookmark text:name="fnref:10.13"/><text:a xlink:type="simple" xlink:href="http://railstutorial.org/chapters/updating-showing-and-deleting-users?version=2.3#fn:10.13">13</text:a> in this context, Rails automatically looks for a partial called <text:span text:style-name="Source_20_Text">_user.html.erb</text:span>, which we must create (<text:a xlink:type="simple" xlink:href="http://railstutorial.org/chapters/updating-showing-and-deleting-users?version=2.3#code:user_partial">Listing 10.31</text:a>).</text:p>
        <text:section text:style-name="Sect1" text:name="code:user_partial">
          <text:p text:style-name="Text_20_body"/>
        </text:section>
        <text:p text:style-name="Text_20_body">Listing 10.31. A partial to render a single user. <text:line-break/><text:span text:style-name="Source_20_Text">app/views/users/_user.html.erb</text:span> <draw:frame draw:name="clippy" text:anchor-type="as-char" svg:width="1.1457in" svg:height="0.1457in" draw:z-index="41"><draw:plugin xlink:href="http://railstutorial.org/flash/clippy.swf" xlink:type="simple" xlink:show="embed" xlink:actuate="onLoad" draw:mime-type="application/x-shockwave-flash"><draw:param draw:name="bgcolor" draw:value="#ffffff"/><draw:param draw:name="flashvars" draw:value="text=%3Cli%3E%0A%20%20%3C%25=%20gravatar_for%20user,%20:size%20=%3E%2030%20%25%3E%0A%20%20%3C%25=%20link_to%20h(user.name),%20user%20%25%3E%0A%3C/li%3E%0A"/><draw:param draw:name="pluginspage" draw:value="http://www.macromedia.com/go/getflashplayer"/><draw:param draw:name="allowscriptaccess" draw:value="always"/><draw:param draw:name="quality" draw:value="high"/></draw:plugin></draw:frame> </text:p>
        <text:p text:style-name="Preformatted_20_Text">&lt;li&gt;</text:p>
        <text:p text:style-name="Preformatted_20_Text"><text:s text:c="2"/>&lt;%= gravatar_for user, :size =&gt; 30 %&gt;</text:p>
        <text:p text:style-name="Preformatted_20_Text"><text:s text:c="2"/>&lt;%= link_to h(user.name), user %&gt;</text:p>
        <text:p text:style-name="P10">&lt;/li&gt;</text:p>
        <text:p text:style-name="Text_20_body">This is a definite improvement, but we can do even better: we can call <text:span text:style-name="Source_20_Text">render</text:span> <text:span text:style-name="Emphasis">directly</text:span> on the <text:span text:style-name="Source_20_Text">@users</text:span> variable (<text:a xlink:type="simple" xlink:href="http://railstutorial.org/chapters/updating-showing-and-deleting-users?version=2.3#code:index_final_refactoring">Listing 10.32</text:a>).</text:p>
        <text:section text:style-name="Sect1" text:name="code:index_final_refactoring">
          <text:p text:style-name="Text_20_body"/>
        </text:section>
        <text:p text:style-name="Text_20_body">Listing 10.32. The fully refactored user index. <text:line-break/><text:span text:style-name="Source_20_Text">app/views/users/index.html.erb</text:span> <draw:frame draw:name="clippy" text:anchor-type="as-char" svg:width="1.1457in" svg:height="0.1457in" draw:z-index="42"><draw:plugin xlink:href="http://railstutorial.org/flash/clippy.swf" xlink:type="simple" xlink:show="embed" xlink:actuate="onLoad" draw:mime-type="application/x-shockwave-flash"><draw:param draw:name="bgcolor" draw:value="#ffffff"/><draw:param draw:name="flashvars" draw:value="text=%3Ch2%3EAll%20users%3C/h2%3E%0A%0A%3C%25=%20will_paginate%20%25%3E%0A%0A%3Cul%20class=%22users%22%3E%0A%20%20%3C%25=%20render%20@users%20%25%3E%0A%3C/ul%3E%0A%0A%3C%25=%20will_paginate%20%25%3E%0A"/><draw:param draw:name="pluginspage" draw:value="http://www.macromedia.com/go/getflashplayer"/><draw:param draw:name="allowscriptaccess" draw:value="always"/><draw:param draw:name="quality" draw:value="high"/></draw:plugin></draw:frame> </text:p>
        <text:p text:style-name="Preformatted_20_Text">&lt;h2&gt;All users&lt;/h2&gt;</text:p>
        <text:p text:style-name="Preformatted_20_Text"/>
        <text:p text:style-name="Preformatted_20_Text">&lt;%= will_paginate %&gt;</text:p>
        <text:p text:style-name="Preformatted_20_Text"/>
        <text:p text:style-name="Preformatted_20_Text">&lt;ul class="users"&gt;</text:p>
        <text:p text:style-name="Preformatted_20_Text"><text:s text:c="2"/>&lt;%= render @users %&gt;</text:p>
        <text:p text:style-name="Preformatted_20_Text">&lt;/ul&gt;</text:p>
        <text:p text:style-name="Preformatted_20_Text"/>
        <text:p text:style-name="P10">&lt;%= will_paginate %&gt;</text:p>
        <text:p text:style-name="Text_20_body">Here Rails infers that <text:span text:style-name="Source_20_Text">@users</text:span> is an array of <text:span text:style-name="Source_20_Text">User</text:span> objects; moreover, when called with a collection of users, Rails automatically iterates through them and renders each one with the <text:span text:style-name="Source_20_Text">_user.html.erb</text:span> partial. The result is the impressively compact code in <text:a xlink:type="simple" xlink:href="http://railstutorial.org/chapters/updating-showing-and-deleting-users?version=2.3#code:index_final_refactoring">Listing 10.32</text:a>.</text:p>
        <text:section text:style-name="Sect1" text:name="sec:destroying_users">
          <text:p text:style-name="Text_20_body"/>
        </text:section>
        <text:h text:style-name="Heading_20_2" text:outline-level="2"><text:bookmark text:name="sec:10.4"/><text:a xlink:type="simple" xlink:href="http://railstutorial.org/chapters/updating-showing-and-deleting-users?version=2.3#sec:destroying_users">10.4 Destroying users</text:a></text:h>
        <text:p text:style-name="Text_20_body">Now that the user index is complete, there’s only one canonical REST action left: <text:span text:style-name="Source_20_Text">destroy</text:span>. In this section, we’ll add links to delete users, as mocked up in <text:a xlink:type="simple" xlink:href="http://railstutorial.org/chapters/updating-showing-and-deleting-users?version=2.3#fig:user_index_delete_links_mockup">Figure 10.12</text:a>, and define the <text:span text:style-name="Source_20_Text">destroy</text:span> action necessary to accomplish the deletion. But first, we’ll create the class of administrative users authorized to do so.</text:p>
        <text:section text:style-name="Sect1" text:name="fig:user_index_delete_links_mockup">
          <text:p text:style-name="Text_20_body"/>
        </text:section>
        <text:p text:style-name="P5"><text:soft-page-break/><draw:frame draw:style-name="fr1" draw:name="graphics12" text:anchor-type="as-char" svg:width="7.2917in" svg:height="6.25in" draw:z-index="43"><draw:image xlink:href="http://railstutorial.org/images/figures/user_index_delete_links_mockup.png" xlink:type="simple" xlink:show="embed" xlink:actuate="onLoad"/><svg:title>user_index_delete_links_mockup</svg:title></draw:frame></text:p>
        <text:p text:style-name="P5">Figure 10.12: A mockup of the user index with delete links. <text:a xlink:type="simple" xlink:href="http://www.railstutorial.org/images/figures/user_index_delete_links_mockup-full.png">(full size)</text:a></text:p>
        <text:section text:style-name="Sect1" text:name="sec:administrative_users">
          <text:p text:style-name="P5"/>
        </text:section>
        <text:h text:style-name="Heading_20_3" text:outline-level="3"><text:bookmark text:name="sec:10.4.1"/><text:a xlink:type="simple" xlink:href="http://railstutorial.org/chapters/updating-showing-and-deleting-users?version=2.3#sec:administrative_users">10.4.1 Administrative users</text:a></text:h>
        <text:p text:style-name="Text_20_body">We will identify privileged administrative users with a boolean <text:span text:style-name="Source_20_Text">admin</text:span> attribute in the User model, which will lead to an <text:span text:style-name="Source_20_Text">admin?</text:span> method to test for admin status. Following the model of the tests for “remember me” in <text:a xlink:type="simple" xlink:href="http://railstutorial.org/chapters/sign-in-sign-out?version=2.3#code:remember_me_tests">Listing 9.13</text:a>, we can write tests for this attribute as in <text:a xlink:type="simple" xlink:href="http://railstutorial.org/chapters/updating-showing-and-deleting-users?version=2.3#code:admin_specs">Listing 10.33</text:a>.</text:p>
        <text:section text:style-name="Sect1" text:name="code:admin_specs">
          <text:p text:style-name="Text_20_body"/>
        </text:section>
        <text:p text:style-name="Text_20_body">Listing 10.33. Tests for an <text:span text:style-name="Source_20_Text">admin</text:span> attribute. <text:line-break/><text:span text:style-name="Source_20_Text">spec/models/user_spec.rb</text:span> <draw:frame draw:name="clippy" text:anchor-type="as-char" svg:width="1.1457in" svg:height="0.1457in" draw:z-index="44"><draw:plugin xlink:href="http://railstutorial.org/flash/clippy.swf" xlink:type="simple" xlink:show="embed" xlink:actuate="onLoad" draw:mime-type="application/x-shockwave-flash"><draw:param draw:name="bgcolor" draw:value="#ffffff"/><draw:param draw:name="flashvars" draw:value="text=.%0A.%0A.%0A%20%20describe%20%22admin%20attribute%22%20do%0A%0A%20%20%20%20before(:each)%20do%0A%20%20%20%20%20%20@user%20=%20User.create!(@attr)%0A%20%20%20%20end%0A%0A%20%20%20%20it%20%22should%20respond%20to%20admin%22%20do%0A%20%20%20%20%20%20@user.should%20respond_to(:admin)%0A%20%20%20%20end%0A%20%20%20%20%0A%20%20%20%20it%20%22should%20not%20be%20an%20admin%20by%20default%22%20do%0A%20%20%20%20%20%20@user.should_not%20be_admin%0A%20%20%20%20end%0A%20%20%20%20%0A%20%20%20%20it%20%22should%20be%20convertible%20to%20an%20admin%22%20do%0A%20%20%20%20%20%20@user.toggle!(:admin)%0A%20%20%20%20%20%20@user.should%20be_admin%0A%20%20%20%20end%0A%20%20end%0Aen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text:s text:c="2"/>describe "admin attribute" do</text:p>
        <text:p text:style-name="Preformatted_20_Text"/>
        <text:p text:style-name="Preformatted_20_Text"><text:soft-page-break/><text:s text:c="4"/>before(:each) do</text:p>
        <text:p text:style-name="Preformatted_20_Text"><text:s text:c="6"/>@user = User.create!(@attr)</text:p>
        <text:p text:style-name="Preformatted_20_Text"><text:s text:c="4"/>end</text:p>
        <text:p text:style-name="Preformatted_20_Text"/>
        <text:p text:style-name="Preformatted_20_Text"><text:s text:c="4"/>it "should respond to admin" do</text:p>
        <text:p text:style-name="Preformatted_20_Text"><text:s text:c="6"/>@user.should respond_to(:admin)</text:p>
        <text:p text:style-name="Preformatted_20_Text"><text:s text:c="4"/>end</text:p>
        <text:p text:style-name="Preformatted_20_Text"/>
        <text:p text:style-name="Preformatted_20_Text"><text:s text:c="4"/>it "should not be an admin by default" do</text:p>
        <text:p text:style-name="Preformatted_20_Text"><text:s text:c="6"/>@user.should_not be_admin</text:p>
        <text:p text:style-name="Preformatted_20_Text"><text:s text:c="4"/>end</text:p>
        <text:p text:style-name="Preformatted_20_Text"/>
        <text:p text:style-name="Preformatted_20_Text"><text:s text:c="4"/>it "should be convertible to an admin" do</text:p>
        <text:p text:style-name="Preformatted_20_Text"><text:s text:c="6"/>@user.toggle!(:admin)</text:p>
        <text:p text:style-name="Preformatted_20_Text"><text:s text:c="6"/>@user.should be_admin</text:p>
        <text:p text:style-name="Preformatted_20_Text"><text:s text:c="4"/>end</text:p>
        <text:p text:style-name="Preformatted_20_Text"><text:s text:c="2"/>end</text:p>
        <text:p text:style-name="P10">end</text:p>
        <text:p text:style-name="Text_20_body">Here we’ve used the <text:span text:style-name="Source_20_Text">toggle!</text:span> method to flip the <text:span text:style-name="Source_20_Text">admin</text:span> attribute from <text:span text:style-name="Source_20_Text">true</text:span> to <text:span text:style-name="Source_20_Text">false</text:span>. Also note that the line</text:p>
        <text:p text:style-name="P10">@user.should be_admin</text:p>
        <text:p text:style-name="Text_20_body">implies (via the RSpec boolean convention) that the user should have an <text:span text:style-name="Source_20_Text">admin?</text:span> boolean method.</text:p>
        <text:p text:style-name="Text_20_body">We add the <text:span text:style-name="Source_20_Text">admin</text:span> attribute with a migration as usual, indicating the <text:span text:style-name="Source_20_Text">boolean</text:span> type on the command line:</text:p>
        <text:p text:style-name="P10">$ script/generate migration add_admin_to_users admin:boolean</text:p>
        <text:p text:style-name="Text_20_body">The migration simply adds the <text:span text:style-name="Source_20_Text">admin</text:span> column to the <text:span text:style-name="Source_20_Text">users</text:span> table (<text:a xlink:type="simple" xlink:href="http://railstutorial.org/chapters/updating-showing-and-deleting-users?version=2.3#code:admin_migration">Listing 10.34</text:a>), yielding the data model in <text:a xlink:type="simple" xlink:href="http://railstutorial.org/chapters/updating-showing-and-deleting-users?version=2.3#fig:user_model_admin">Figure 10.13</text:a>.</text:p>
        <text:section text:style-name="Sect1" text:name="code:admin_migration">
          <text:p text:style-name="Text_20_body"/>
        </text:section>
        <text:p text:style-name="Text_20_body">Listing 10.34. The migration to add a boolean <text:span text:style-name="Source_20_Text">admin</text:span> attribute to users. <text:line-break/><text:span text:style-name="Source_20_Text">db/migrate/&lt;timestamp&gt;_add_admin_to_users.rb</text:span> <draw:frame draw:name="clippy" text:anchor-type="as-char" svg:width="1.1457in" svg:height="0.1457in" draw:z-index="45"><draw:plugin xlink:href="http://railstutorial.org/flash/clippy.swf" xlink:type="simple" xlink:show="embed" xlink:actuate="onLoad" draw:mime-type="application/x-shockwave-flash"><draw:param draw:name="bgcolor" draw:value="#ffffff"/><draw:param draw:name="flashvars" draw:value="text=class%20AddAdminToUsers%20%3C%20ActiveRecord::Migration%0A%20%20def%20self.up%0A%20%20%20%20add_column%20:users,%20:admin,%20:boolean,%20:default%20=%3E%20false%0A%20%20end%0A%0A%20%20def%20self.down%0A%20%20%20%20remove_column%20:users,%20:admin%0A%20%20end%0Aend%0A"/><draw:param draw:name="pluginspage" draw:value="http://www.macromedia.com/go/getflashplayer"/><draw:param draw:name="allowscriptaccess" draw:value="always"/><draw:param draw:name="quality" draw:value="high"/></draw:plugin></draw:frame> </text:p>
        <text:p text:style-name="Preformatted_20_Text">class AddAdminToUsers &lt; ActiveRecord::Migration</text:p>
        <text:p text:style-name="Preformatted_20_Text"><text:s text:c="2"/>def self.up</text:p>
        <text:p text:style-name="Preformatted_20_Text"><text:s text:c="4"/>add_column :users, :admin, :boolean, :default =&gt; false</text:p>
        <text:p text:style-name="Preformatted_20_Text"><text:s text:c="2"/>end</text:p>
        <text:p text:style-name="Preformatted_20_Text"/>
        <text:p text:style-name="Preformatted_20_Text"><text:s text:c="2"/>def self.down</text:p>
        <text:p text:style-name="Preformatted_20_Text"><text:s text:c="4"/>remove_column :users, :admin</text:p>
        <text:p text:style-name="Preformatted_20_Text"><text:s text:c="2"/>end</text:p>
        <text:p text:style-name="P10">end</text:p>
        <text:p text:style-name="Text_20_body">Note that we’ve added the argument <text:span text:style-name="Source_20_Text">:default =&gt; false</text:span> to <text:span text:style-name="Source_20_Text">add_column</text:span> in <text:a xlink:type="simple" xlink:href="http://railstutorial.org/chapters/updating-showing-and-deleting-users?version=2.3#code:admin_migration">Listing 10.34</text:a>, which means that users will <text:span text:style-name="Emphasis">not</text:span> be administrators by default. (Without the <text:span text:style-name="Source_20_Text">:default =&gt; false</text:span> argument, <text:span text:style-name="Source_20_Text">admin</text:span> will be <text:span text:style-name="Source_20_Text">nil</text:span> by default, which is still <text:span text:style-name="Source_20_Text">false</text:span>, so this step is not strictly necessary. It is more explicit, though, and communicates our intentions more clearly both to Rails and to readers of our code.)</text:p>
        <text:section text:style-name="Sect1" text:name="fig:user_model_admin">
          <text:p text:style-name="Text_20_body"/>
        </text:section>
        <text:p text:style-name="P5"><text:soft-page-break/><draw:frame draw:style-name="fr1" draw:name="graphics13" text:anchor-type="as-char" svg:width="0.7862in" svg:height="0.3929in" draw:z-index="46"><draw:image xlink:href="http://railstutorial.org/images/figures/user_model_admin.png" xlink:type="simple" xlink:show="embed" xlink:actuate="onLoad"/><svg:title>user_model_admin</svg:title></draw:frame></text:p>
        <text:p text:style-name="Text_20_body">Figure 10.13: The User model with an added <text:span text:style-name="Source_20_Text">admin</text:span> boolean attribute.</text:p>
        <text:p text:style-name="Text_20_body">Finally, we migrate the development database and prepare the test database:</text:p>
        <text:p text:style-name="Preformatted_20_Text">$ rake db:migrate</text:p>
        <text:p text:style-name="P10">$ rake db:test:prepare</text:p>
        <text:p text:style-name="Text_20_body">As expected, Rails figures out the boolean nature of the <text:span text:style-name="Source_20_Text">admin</text:span> attribute and automatically adds the question-mark method <text:span text:style-name="Source_20_Text">admin?</text:span>:</text:p>
        <text:p text:style-name="Preformatted_20_Text">$ script/console</text:p>
        <text:p text:style-name="Preformatted_20_Text">&gt;&gt; user = User.first</text:p>
        <text:p text:style-name="Preformatted_20_Text">&gt;&gt; user.admin?</text:p>
        <text:p text:style-name="Preformatted_20_Text">=&gt; false</text:p>
        <text:p text:style-name="Preformatted_20_Text">&gt;&gt; user.toggle!(:admin)</text:p>
        <text:p text:style-name="Preformatted_20_Text">=&gt; true</text:p>
        <text:p text:style-name="Preformatted_20_Text">&gt;&gt; user.admin?</text:p>
        <text:p text:style-name="P10">=&gt; true</text:p>
        <text:p text:style-name="Text_20_body">As a final step, let’s update our sample data populator to make the first user an admin (<text:a xlink:type="simple" xlink:href="http://railstutorial.org/chapters/updating-showing-and-deleting-users?version=2.3#code:populator_with_admin">Listing 10.35</text:a>).</text:p>
        <text:section text:style-name="Sect1" text:name="code:populator_with_admin">
          <text:p text:style-name="Text_20_body"/>
        </text:section>
        <text:p text:style-name="Text_20_body">Listing 10.35. The sample data populator code with an admin user. <text:line-break/><text:span text:style-name="Source_20_Text">lib/tasks/sample_data.rake</text:span> <draw:frame draw:name="clippy" text:anchor-type="as-char" svg:width="1.1457in" svg:height="0.1457in" draw:z-index="47"><draw:plugin xlink:href="http://railstutorial.org/flash/clippy.swf" xlink:type="simple" xlink:show="embed" xlink:actuate="onLoad" draw:mime-type="application/x-shockwave-flash"><draw:param draw:name="bgcolor" draw:value="#ffffff"/><draw:param draw:name="flashvars" draw:value="text=require%20'faker'%0A%0Anamespace%20:db%20do%0A%20%20desc%20%22Fill%20database%20with%20sample%20data%22%0A%20%20task%20:populate%20=%3E%20:environment%20do%0A%20%20%20%20Rake::Task['db:reset'].invoke%0A%20%20%20%20admin%20=%20User.create!(:name%20=%3E%20%22Example%20User%22,%0A%20%20%20%20%20%20%20%20%20%20%20%20%20%20%20%20%20%20%20%20%20%20%20%20%20:email%20=%3E%20%22example@railstutorial.org%22,%0A%20%20%20%20%20%20%20%20%20%20%20%20%20%20%20%20%20%20%20%20%20%20%20%20%20:password%20=%3E%20%22foobar%22,%0A%20%20%20%20%20%20%20%20%20%20%20%20%20%20%20%20%20%20%20%20%20%20%20%20%20:password_confirmation%20=%3E%20%22foobar%22)%0A%20%20%20%20admin.toggle!(:admin)%0A%20%20%20%20.%0A%20%20%20%20.%0A%20%20%20%20.%0A%20%20end%0Aend%0A"/><draw:param draw:name="pluginspage" draw:value="http://www.macromedia.com/go/getflashplayer"/><draw:param draw:name="allowscriptaccess" draw:value="always"/><draw:param draw:name="quality" draw:value="high"/></draw:plugin></draw:frame> </text:p>
        <text:p text:style-name="Preformatted_20_Text">require 'faker'</text:p>
        <text:p text:style-name="Preformatted_20_Text"/>
        <text:p text:style-name="Preformatted_20_Text">namespace :db do</text:p>
        <text:p text:style-name="Preformatted_20_Text"><text:s text:c="2"/>desc "Fill database with sample data"</text:p>
        <text:p text:style-name="Preformatted_20_Text"><text:s text:c="2"/>task :populate =&gt; :environment do</text:p>
        <text:p text:style-name="Preformatted_20_Text"><text:s text:c="4"/>Rake::Task['db:reset'].invoke</text:p>
        <text:p text:style-name="Preformatted_20_Text"><text:s text:c="4"/>admin = User.create!(:name =&gt; "Example User",</text:p>
        <text:p text:style-name="Preformatted_20_Text"><text:s text:c="25"/>:email =&gt; "example@railstutorial.org",</text:p>
        <text:p text:style-name="Preformatted_20_Text"><text:s text:c="25"/>:password =&gt; "foobar",</text:p>
        <text:p text:style-name="Preformatted_20_Text"><text:s text:c="25"/>:password_confirmation =&gt; "foobar")</text:p>
        <text:p text:style-name="Preformatted_20_Text"><text:s text:c="4"/>admin.toggle!(:admin)</text:p>
        <text:p text:style-name="Preformatted_20_Text"><text:s text:c="4"/>.</text:p>
        <text:p text:style-name="Preformatted_20_Text"><text:s text:c="4"/>.</text:p>
        <text:p text:style-name="Preformatted_20_Text"><text:s text:c="4"/>.</text:p>
        <text:p text:style-name="Preformatted_20_Text"><text:s text:c="2"/>end</text:p>
        <text:p text:style-name="P10">end</text:p>
        <text:p text:style-name="Text_20_body">Finally, re-run the populator to reset the database and then rebuild it from scratch:</text:p>
        <text:p text:style-name="P10">$ rake db:populate</text:p>
        <text:section text:style-name="Sect1" text:name="sec:revisiting_attr_accessible">
          <text:p text:style-name="Text_20_body"/>
        </text:section>
        <text:h text:style-name="Heading_20_4" text:outline-level="4"><text:bookmark text:name="sec:10.4.1.1"/><text:a xlink:type="simple" xlink:href="http://railstutorial.org/chapters/updating-showing-and-deleting-users?version=2.3#sec:revisiting_attr_accessible">Revisiting </text:a><text:a xlink:type="simple" xlink:href="http://railstutorial.org/chapters/updating-showing-and-deleting-users?version=2.3#sec:revisiting_attr_accessible"><text:span text:style-name="Source_20_Text">attr_accessible</text:span></text:a></text:h>
        <text:p text:style-name="Text_20_body">You might have noticed that <text:a xlink:type="simple" xlink:href="http://railstutorial.org/chapters/updating-showing-and-deleting-users?version=2.3#code:populator_with_admin">Listing 10.35</text:a> makes the user an admin with <text:span text:style-name="Source_20_Text">toggle!(:admin)</text:span>, but why not just add <text:span text:style-name="Source_20_Text">:admin =&gt; true</text:span> to the initialization hash? The answer is, it won’t work, and this is by design: only <text:span text:style-name="Source_20_Text">attr_accessible</text:span> attributes can be assigned through mass assignment, and the <text:span text:style-name="Source_20_Text">admin</text:span> attribute isn’t accessible. <text:a xlink:type="simple" xlink:href="http://railstutorial.org/chapters/updating-showing-and-deleting-users?version=2.3#code:attr_accessible_review">Listing 10.36</text:a> reproduces the most recent list of <text:soft-page-break/><text:span text:style-name="Source_20_Text">attr_accessible</text:span> attributes—note that <text:span text:style-name="Source_20_Text">:admin</text:span> is <text:span text:style-name="Emphasis">not</text:span> on the list.</text:p>
        <text:section text:style-name="Sect1" text:name="code:attr_accessible_review">
          <text:p text:style-name="Text_20_body"/>
        </text:section>
        <text:p text:style-name="Text_20_body">Listing 10.36. A review of the <text:span text:style-name="Source_20_Text">attr_accessible</text:span> attributes in the User model. <text:line-break/><text:span text:style-name="Source_20_Text">app/models/user.rb</text:span> <draw:frame draw:name="clippy" text:anchor-type="as-char" svg:width="1.1457in" svg:height="0.1457in" draw:z-index="48"><draw:plugin xlink:href="http://railstutorial.org/flash/clippy.swf" xlink:type="simple" xlink:show="embed" xlink:actuate="onLoad" draw:mime-type="application/x-shockwave-flash"><draw:param draw:name="bgcolor" draw:value="#ffffff"/><draw:param draw:name="flashvars" draw:value="text=class%20User%20%3C%20ActiveRecord::Base%0A%20%20attr_accessor%20:password%0A%20%20attr_accessible%20:name,%20:email,%20:password,%20:password_confirmation%0A%20%20.%0A%20%20.%0A%20%2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attr_accessor :password</text:p>
        <text:p text:style-name="Preformatted_20_Text"><text:s text:c="2"/>attr_accessible :name, :email, :password, :password_confirmation</text:p>
        <text:p text:style-name="Preformatted_20_Text"><text:s text:c="2"/>.</text:p>
        <text:p text:style-name="Preformatted_20_Text"><text:s text:c="2"/>.</text:p>
        <text:p text:style-name="Preformatted_20_Text"><text:s text:c="2"/>.</text:p>
        <text:p text:style-name="P10">end</text:p>
        <text:p text:style-name="Text_20_body">Explicitly defining accessible attributes is crucial for good site security. If we omitted the <text:span text:style-name="Source_20_Text">attr_accessible</text:span> list in the User model (or foolishly added <text:span text:style-name="Source_20_Text">:admin</text:span> to the list), a malicious user could send a <text:span text:style-name="Teletype">PUT</text:span> request as follows:<text:bookmark text:name="fnref:10.14"/><text:a xlink:type="simple" xlink:href="http://railstutorial.org/chapters/updating-showing-and-deleting-users?version=2.3#fn:10.14">14</text:a></text:p>
        <text:p text:style-name="P10">put /users/17?admin=1</text:p>
        <text:p text:style-name="Text_20_body">This request would make user 17 an admin, which could be a potentially serious security breach, to say the least. Because of this danger, it is a good practice to define <text:span text:style-name="Source_20_Text">attr_accessible</text:span> for every model.</text:p>
        <text:section text:style-name="Sect1" text:name="sec:the_destroy_action">
          <text:p text:style-name="Text_20_body"/>
        </text:section>
        <text:h text:style-name="Heading_20_3" text:outline-level="3"><text:bookmark text:name="sec:10.4.2"/><text:a xlink:type="simple" xlink:href="http://railstutorial.org/chapters/updating-showing-and-deleting-users?version=2.3#sec:the_destroy_action">10.4.2 The </text:a><text:a xlink:type="simple" xlink:href="http://railstutorial.org/chapters/updating-showing-and-deleting-users?version=2.3#sec:the_destroy_action"><text:span text:style-name="Source_20_Text">destroy</text:span></text:a><text:a xlink:type="simple" xlink:href="http://railstutorial.org/chapters/updating-showing-and-deleting-users?version=2.3#sec:the_destroy_action"> action</text:a></text:h>
        <text:p text:style-name="Text_20_body">The final step needed to complete the Users resource is to add delete links and a <text:span text:style-name="Source_20_Text">destroy</text:span> action. We’ll start by adding a delete link for each user on the user index page (<text:a xlink:type="simple" xlink:href="http://railstutorial.org/chapters/updating-showing-and-deleting-users?version=2.3#code:delete_links">Listing 10.37</text:a>).</text:p>
        <text:section text:style-name="Sect1" text:name="code:delete_links">
          <text:p text:style-name="Text_20_body"/>
        </text:section>
        <text:p text:style-name="Text_20_body">Listing 10.37. User delete links (viewable only by admins). <text:line-break/><text:span text:style-name="Source_20_Text">app/views/users/_user.html.erb</text:span> <draw:frame draw:name="clippy" text:anchor-type="as-char" svg:width="1.1457in" svg:height="0.1457in" draw:z-index="49"><draw:plugin xlink:href="http://railstutorial.org/flash/clippy.swf" xlink:type="simple" xlink:show="embed" xlink:actuate="onLoad" draw:mime-type="application/x-shockwave-flash"><draw:param draw:name="bgcolor" draw:value="#ffffff"/><draw:param draw:name="flashvars" draw:value="text=%3Cli%3E%0A%20%20%3C%25=%20gravatar_for%20user,%20:size%20=%3E%2030%20%25%3E%0A%20%20%3C%25=%20link_to%20h(user.name),%20user%20%25%3E%0A%20%20%3C%25%20if%20current_user.admin?%20%25%3E%0A%20%20%7C%20%3C%25=%20link_to%20%22delete%22,%20user,%20:method%20=%3E%20:delete,%20:confirm%20=%3E%20%22You%20sure?%22%20%25%3E%0A%20%20%3C%25%20end%20%25%3E%0A%3C/li%3E%0A"/><draw:param draw:name="pluginspage" draw:value="http://www.macromedia.com/go/getflashplayer"/><draw:param draw:name="allowscriptaccess" draw:value="always"/><draw:param draw:name="quality" draw:value="high"/></draw:plugin></draw:frame> </text:p>
        <text:p text:style-name="Preformatted_20_Text">&lt;li&gt;</text:p>
        <text:p text:style-name="Preformatted_20_Text"><text:s text:c="2"/>&lt;%= gravatar_for user, :size =&gt; 30 %&gt;</text:p>
        <text:p text:style-name="Preformatted_20_Text"><text:s text:c="2"/>&lt;%= link_to h(user.name), user %&gt;</text:p>
        <text:p text:style-name="Preformatted_20_Text"><text:s text:c="2"/>&lt;% if current_user.admin? %&gt;</text:p>
        <text:p text:style-name="Preformatted_20_Text"><text:s text:c="2"/>| &lt;%= link_to "delete", user, :method =&gt; :delete, :confirm =&gt; "You sure?" %&gt;</text:p>
        <text:p text:style-name="Preformatted_20_Text"><text:s text:c="2"/>&lt;% end %&gt;</text:p>
        <text:p text:style-name="P10">&lt;/li&gt;</text:p>
        <text:p text:style-name="Text_20_body">Note the <text:span text:style-name="Source_20_Text">:method =&gt; :delete</text:span> argument, which arranges for the link to issue the necessary <text:span text:style-name="Teletype">DELETE</text:span> request;<text:bookmark text:name="fnref:10.15"/><text:a xlink:type="simple" xlink:href="http://railstutorial.org/chapters/updating-showing-and-deleting-users?version=2.3#fn:10.15">15</text:a> we’ve also wrapped each link inside an <text:span text:style-name="Source_20_Text">if</text:span> statement so that only admins can see them. The result for our admin user appears in <text:a xlink:type="simple" xlink:href="http://railstutorial.org/chapters/updating-showing-and-deleting-users?version=2.3#fig:index_delete_links">Figure 10.14</text:a>.</text:p>
        <text:section text:style-name="Sect1" text:name="fig:index_delete_links">
          <text:p text:style-name="Text_20_body"/>
        </text:section>
        <text:p text:style-name="P5"><draw:frame draw:style-name="fr1" draw:name="graphics14" text:anchor-type="as-char" svg:width="0.7862in" svg:height="0.3929in" draw:z-index="50"><draw:image xlink:href="http://railstutorial.org/images/figures/index_delete_links.png" xlink:type="simple" xlink:show="embed" xlink:actuate="onLoad"/><svg:title>index_delete_links</svg:title></draw:frame></text:p>
        <text:p text:style-name="Text_20_body">Figure 10.14: The user index <text:a xlink:type="simple" xlink:href="http://localhost:3000/users"><text:span text:style-name="Teletype">/users</text:span></text:a> with delete links. <text:a xlink:type="simple" xlink:href="http://www.railstutorial.org/images/figures/index_delete_links-full.png">(full size)</text:a></text:p>
        <text:p text:style-name="Text_20_body">Even though only admins can see the delete links, there’s still a terrible security breach: any sufficiently sophisticated attacker could simply issue <text:span text:style-name="Teletype">DELETE</text:span> requests from the command line and delete any user on the site. To secure the site properly, we also need access control, so our tests should <text:soft-page-break/>check not only that admins <text:span text:style-name="Emphasis">can</text:span> delete users, but also that other users <text:span text:style-name="Emphasis">can’t</text:span>. The results appear in <text:a xlink:type="simple" xlink:href="http://railstutorial.org/chapters/updating-showing-and-deleting-users?version=2.3#code:destroy_tests">Listing 10.38</text:a>. Note that, in analogy with the <text:span text:style-name="Source_20_Text">get</text:span>, <text:span text:style-name="Source_20_Text">post</text:span>, and <text:span text:style-name="Source_20_Text">put</text:span> methods, we use <text:span text:style-name="Source_20_Text">delete</text:span> to issue <text:span text:style-name="Teletype">DELETE</text:span> requests inside of tests.</text:p>
        <text:section text:style-name="Sect1" text:name="code:destroy_tests">
          <text:p text:style-name="Text_20_body"/>
        </text:section>
        <text:p text:style-name="Text_20_body">Listing 10.38. Tests for destroying users. <text:line-break/><text:span text:style-name="Source_20_Text">spec/controllers/users_controller_spec.rb</text:span> <draw:frame draw:name="clippy" text:anchor-type="as-char" svg:width="1.1457in" svg:height="0.1457in" draw:z-index="51"><draw:plugin xlink:href="http://railstutorial.org/flash/clippy.swf" xlink:type="simple" xlink:show="embed" xlink:actuate="onLoad" draw:mime-type="application/x-shockwave-flash"><draw:param draw:name="bgcolor" draw:value="#ffffff"/><draw:param draw:name="flashvars" draw:value="text=describe%20UsersController%20do%0A%20%20integrate_views%0A%20%20.%0A%20%20.%0A%20%20.%0A%20%20describe%20%22DELETE%20'destroy'%22%20do%0A%20%20%20%20%0A%20%20%20%20before(:each)%20do%0A%20%20%20%20%20%20@user%20=%20Factory(:user)%0A%20%20%20%20end%0A%20%20%20%20%0A%20%20%20%20describe%20%22as%20a%20non%2Dsigned%2Din%20user%22%20do%0A%20%20%20%20%20%20it%20%22should%20deny%20access%22%20do%0A%20%20%20%20%20%20%20%20delete%20:destroy,%20:id%20=%3E%20@user%0A%20%20%20%20%20%20%20%20response.should%20redirect_to(signin_path)%0A%20%20%20%20%20%20end%0A%20%20%20%20end%0A%0A%20%20%20%20describe%20%22as%20a%20non%2Dadmin%20user%22%20do%0A%20%20%20%20%20%20it%20%22should%20protect%20the%20page%22%20do%0A%20%20%20%20%20%20%20%20test_sign_in(@user)%0A%20%20%20%20%20%20%20%20delete%20:destroy,%20:id%20=%3E%20@user%0A%20%20%20%20%20%20%20%20response.should%20redirect_to(root_path)%0A%20%20%20%20%20%20end%0A%20%20%20%20end%0A%20%20%20%20%0A%20%20%20%20describe%20%22as%20an%20admin%20user%22%20do%0A%20%20%20%20%20%20%0A%20%20%20%20%20%20before(:each)%20do%0A%20%20%20%20%20%20%20%20admin%20=%20Factory(:user,%20:email%20=%3E%20%22admin@example.com%22,%20:admin%20=%3E%20true)%0A%20%20%20%20%20%20%20%20test_sign_in(admin)%20%20%20%20%20%20%20%20%0A%20%20%20%20%20%20%20%20User.should_receive(:find).with(@user).and_return(@user)%0A%20%20%20%20%20%20%20%20@user.should_receive(:destroy).and_return(@user)%0A%20%20%20%20%20%20end%0A%20%20%20%20%20%20%0A%20%20%20%20%20%20it%20%22should%20destroy%20the%20user%22%20do%0A%20%20%20%20%20%20%20%20delete%20:destroy,%20:id%20=%3E%20@user%0A%20%20%20%20%20%20%20%20response.should%20redirect_to(users_path)%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DELETE 'destroy'" do</text:p>
        <text:p text:style-name="Preformatted_20_Text"/>
        <text:p text:style-name="Preformatted_20_Text"><text:s text:c="4"/>before(:each) do</text:p>
        <text:p text:style-name="Preformatted_20_Text"><text:s text:c="6"/>@user = Factory(:user)</text:p>
        <text:p text:style-name="Preformatted_20_Text"><text:s text:c="4"/>end</text:p>
        <text:p text:style-name="Preformatted_20_Text"/>
        <text:p text:style-name="Preformatted_20_Text"><text:s text:c="4"/>describe "as a non-signed-in user" do</text:p>
        <text:p text:style-name="Preformatted_20_Text"><text:s text:c="6"/>it "should deny access" do</text:p>
        <text:p text:style-name="Preformatted_20_Text"><text:s text:c="8"/>delete :destroy, :id =&gt; @user</text:p>
        <text:p text:style-name="Preformatted_20_Text"><text:s text:c="8"/>response.should redirect_to(signin_path)</text:p>
        <text:p text:style-name="Preformatted_20_Text"><text:s text:c="6"/>end</text:p>
        <text:p text:style-name="Preformatted_20_Text"><text:s text:c="4"/>end</text:p>
        <text:p text:style-name="Preformatted_20_Text"/>
        <text:p text:style-name="Preformatted_20_Text"><text:s text:c="4"/>describe "as a non-admin user" do</text:p>
        <text:p text:style-name="Preformatted_20_Text"><text:s text:c="6"/>it "should protect the page" do</text:p>
        <text:p text:style-name="Preformatted_20_Text"><text:s text:c="8"/>test_sign_in(@user)</text:p>
        <text:p text:style-name="Preformatted_20_Text"><text:s text:c="8"/>delete :destroy, :id =&gt; @user</text:p>
        <text:p text:style-name="Preformatted_20_Text"><text:s text:c="8"/>response.should redirect_to(root_path)</text:p>
        <text:p text:style-name="Preformatted_20_Text"><text:s text:c="6"/>end</text:p>
        <text:p text:style-name="Preformatted_20_Text"><text:s text:c="4"/>end</text:p>
        <text:p text:style-name="Preformatted_20_Text"/>
        <text:p text:style-name="Preformatted_20_Text"><text:s text:c="4"/>describe "as an admin user" do</text:p>
        <text:p text:style-name="Preformatted_20_Text"/>
        <text:p text:style-name="Preformatted_20_Text"><text:s text:c="6"/>before(:each) do</text:p>
        <text:p text:style-name="Preformatted_20_Text"><text:s text:c="8"/>admin = Factory(:user, :email =&gt; "admin@example.com", :admin =&gt; true)</text:p>
        <text:p text:style-name="Preformatted_20_Text"><text:s text:c="8"/>test_sign_in(admin) <text:s text:c="7"/></text:p>
        <text:p text:style-name="Preformatted_20_Text"><text:s text:c="8"/>User.should_receive(:find).with(@user).and_return(@user)</text:p>
        <text:p text:style-name="Preformatted_20_Text"><text:s text:c="8"/>@user.should_receive(:destroy).and_return(@user)</text:p>
        <text:p text:style-name="Preformatted_20_Text"><text:s text:c="6"/>end</text:p>
        <text:p text:style-name="Preformatted_20_Text"/>
        <text:p text:style-name="Preformatted_20_Text"><text:s text:c="6"/>it "should destroy the user" do</text:p>
        <text:p text:style-name="Preformatted_20_Text"><text:s text:c="8"/>delete :destroy, :id =&gt; @user</text:p>
        <text:p text:style-name="Preformatted_20_Text"><text:s text:c="8"/>response.should redirect_to(users_path)</text:p>
        <text:p text:style-name="Preformatted_20_Text"><text:s text:c="6"/>end</text:p>
        <text:p text:style-name="Preformatted_20_Text"><text:s text:c="4"/>end</text:p>
        <text:p text:style-name="Preformatted_20_Text"><text:s text:c="2"/>end</text:p>
        <text:p text:style-name="P10">end</text:p>
        <text:p text:style-name="Text_20_body">(You might notice that we’ve set an admin user using <text:span text:style-name="Source_20_Text">:admin =&gt; true</text:span>; user factories are not bound by the rules of <text:span text:style-name="Source_20_Text">attr_accessible</text:span> parameters.)</text:p>
        <text:p text:style-name="Text_20_body">As you might suspect by now, the implementation uses a before filter, this time to restrict access to the <text:span text:style-name="Source_20_Text">destroy</text:span> action to admins. The <text:span text:style-name="Source_20_Text">destroy</text:span> action itself finds the user, destroys it, and then redirects to <text:soft-page-break/>user index (<text:a xlink:type="simple" xlink:href="http://railstutorial.org/chapters/updating-showing-and-deleting-users?version=2.3#code:admin_destroy_before_filter">Listing 10.39</text:a>).</text:p>
        <text:section text:style-name="Sect1" text:name="code:admin_destroy_before_filter">
          <text:p text:style-name="Text_20_body"/>
        </text:section>
        <text:p text:style-name="Text_20_body">Listing 10.39. A before filter restricting the <text:span text:style-name="Source_20_Text">destroy</text:span> action to admins. <text:line-break/><text:span text:style-name="Source_20_Text">app/controllers/users_controller.rb</text:span> <draw:frame draw:name="clippy" text:anchor-type="as-char" svg:width="1.1457in" svg:height="0.1457in" draw:z-index="52"><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before_filter%20:authenticate,%20:only%20=%3E%20[:index,%20:edit,%20:update,%20:destroy]%0A%20%20before_filter%20:correct_user,%20:only%20=%3E%20[:edit,%20:update]%0A%20%20before_filter%20:admin_user,%20%20%20:only%20=%3E%20:destroy%0A%20%20.%0A%20%20.%0A%20%20.%0A%20%20def%20destroy%0A%20%20%20%20User.find(params[:id]).destroy%0A%20%20%20%20flash[:success]%20=%20%22User%20destroyed.%22%0A%20%20%20%20redirect_to%20users_path%0A%20%20end%0A%20%20%0A%20%20private%0A%20%20%20%20.%0A%20%20%20%20.%0A%20%20%20%20.%0A%20%20%20%20def%20admin_user%0A%20%20%20%20%20%20redirect_to(root_path)%20unless%20current_user.admin?%0A%20%20%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before_filter :authenticate, :only =&gt; [:index, :edit, :update, :destroy]</text:p>
        <text:p text:style-name="Preformatted_20_Text"><text:s text:c="2"/>before_filter :correct_user, :only =&gt; [:edit, :update]</text:p>
        <text:p text:style-name="Preformatted_20_Text"><text:s text:c="2"/>before_filter :admin_user, <text:s text:c="2"/>:only =&gt; :destroy</text:p>
        <text:p text:style-name="Preformatted_20_Text"><text:s text:c="2"/>.</text:p>
        <text:p text:style-name="Preformatted_20_Text"><text:s text:c="2"/>.</text:p>
        <text:p text:style-name="Preformatted_20_Text"><text:s text:c="2"/>.</text:p>
        <text:p text:style-name="Preformatted_20_Text"><text:s text:c="2"/>def destroy</text:p>
        <text:p text:style-name="Preformatted_20_Text"><text:s text:c="4"/>User.find(params[:id]).destroy</text:p>
        <text:p text:style-name="Preformatted_20_Text"><text:s text:c="4"/>flash[:success] = "User destroyed."</text:p>
        <text:p text:style-name="Preformatted_20_Text"><text:s text:c="4"/>redirect_to users_path</text:p>
        <text:p text:style-name="Preformatted_20_Text"><text:s text:c="2"/>end</text:p>
        <text:p text:style-name="Preformatted_20_Text"/>
        <text:p text:style-name="Preformatted_20_Text"><text:s text:c="2"/>private</text:p>
        <text:p text:style-name="Preformatted_20_Text"><text:s text:c="4"/>.</text:p>
        <text:p text:style-name="Preformatted_20_Text"><text:s text:c="4"/>.</text:p>
        <text:p text:style-name="Preformatted_20_Text"><text:s text:c="4"/>.</text:p>
        <text:p text:style-name="Preformatted_20_Text"><text:s text:c="4"/>def admin_user</text:p>
        <text:p text:style-name="Preformatted_20_Text"><text:s text:c="6"/>redirect_to(root_path) unless current_user.admin?</text:p>
        <text:p text:style-name="Preformatted_20_Text"><text:s text:c="4"/>end</text:p>
        <text:p text:style-name="P10">end</text:p>
        <text:p text:style-name="Text_20_body">Note that the <text:span text:style-name="Source_20_Text">destroy</text:span> action uses <text:span text:style-name="Emphasis">method chaining</text:span> (seen briefly in <text:a xlink:type="simple" xlink:href="http://railstutorial.org/chapters/rails-flavored-ruby?version=2.3#sec:objects_and_message_passing">Section 4.2.3</text:a>) in the line</text:p>
        <text:p text:style-name="P10">User.find(params[:id]).destroy</text:p>
        <text:p text:style-name="Text_20_body">which saves a line of code.</text:p>
        <text:p text:style-name="Text_20_body">At this point, all the tests should be passing, and the Users resource—with its controller, model, and views—is functionally complete.</text:p>
        <text:h text:style-name="Heading_20_2" text:outline-level="2"><text:bookmark text:name="sec:10.5"/><text:a xlink:type="simple" xlink:href="http://railstutorial.org/chapters/updating-showing-and-deleting-users?version=2.3#sec:10.5">10.5 Conclusion</text:a></text:h>
        <text:p text:style-name="Text_20_body">We’ve come a long way since introducing the Users controller way back in <text:a xlink:type="simple" xlink:href="http://railstutorial.org/chapters/filling-in-the-layout?version=2.3#sec:user_signup">Section 5.3</text:a>. Those users couldn’t even sign up; now users can sign up, sign in, sign out, view their profiles, edit their settings, and see an index of all users—and some can even destroy other users.</text:p>
        <text:p text:style-name="Text_20_body">The rest of this book builds on the foundation of the Users resource (and associated authentication system) to make a site with Twitter-like microposts (<text:a xlink:type="simple" xlink:href="http://railstutorial.org/chapters/user-microposts?version=2.3#top">Chapter 11</text:a>) and user following (<text:a xlink:type="simple" xlink:href="http://railstutorial.org/chapters/following-users?version=2.3#top">Chapter 12</text:a>). These chapters will introduce some of the most powerful features of Rails, including data modeling with <text:span text:style-name="Source_20_Text">has_many</text:span> and <text:span text:style-name="Source_20_Text">has_many :through</text:span>.</text:p>
        <text:p text:style-name="Text_20_body">Before moving on, be sure to merge all the changes into the master branch:</text:p>
        <text:p text:style-name="Preformatted_20_Text">$ git add .</text:p>
        <text:p text:style-name="Preformatted_20_Text">$ git commit -am "Done with user edit/update, index, and destroy actions"</text:p>
        <text:p text:style-name="Preformatted_20_Text">$ git checkout master</text:p>
        <text:p text:style-name="P10">$ git merge updating-users</text:p>
        <text:section text:style-name="Sect1" text:name="sec:updating_deleting_exercises">
          <text:p text:style-name="Text_20_body"/>
        </text:section>
        <text:h text:style-name="Heading_20_2" text:outline-level="2"><text:bookmark text:name="sec:10.6"/><text:soft-page-break/><text:a xlink:type="simple" xlink:href="http://railstutorial.org/chapters/updating-showing-and-deleting-users?version=2.3#sec:updating_deleting_exercises">10.6 Exercises</text:a></text:h>
        <text:list xml:id="list422161112" text:style-name="L3">
          <text:list-item>
            <text:p text:style-name="P8">Arrange for the Gravatar “change” link in <text:a xlink:type="simple" xlink:href="http://railstutorial.org/chapters/updating-showing-and-deleting-users?version=2.3#code:user_edit_view">Listing 10.3</text:a> to open in a new window (or tab). <text:span text:style-name="Emphasis">Hint:</text:span> Search the web; you should find one particularly robust method involving something called <text:span text:style-name="Source_20_Text">_blank</text:span>. This solution is not valid HTML (so if you installed the HTML Validator in <text:a xlink:type="simple" xlink:href="http://railstutorial.org/chapters/beginning?version=2.3#top">Chapter 1</text:a> it will indicate an error), but it works in every browser I’ve ever seen. </text:p>
          </text:list-item>
          <text:list-item>
            <text:p text:style-name="P8">Remove the duplicated form code by refactoring the <text:span text:style-name="Source_20_Text">new.html.erb</text:span> and <text:span text:style-name="Source_20_Text">edit.html.erb</text:span> views to use the partial in <text:a xlink:type="simple" xlink:href="http://railstutorial.org/chapters/updating-showing-and-deleting-users?version=2.3#code:new_edit_partial">Listing 10.40</text:a>. Note that you will have to pass the form variable <text:span text:style-name="Source_20_Text">f</text:span> explicitly as a local variable, as shown in <text:a xlink:type="simple" xlink:href="http://railstutorial.org/chapters/updating-showing-and-deleting-users?version=2.3#code:new_user_with_partial">Listing 10.41</text:a>. </text:p>
          </text:list-item>
          <text:list-item>
            <text:p text:style-name="P8">Signed-in users have no reason to access the <text:span text:style-name="Source_20_Text">new</text:span> and <text:span text:style-name="Source_20_Text">create</text:span> actions in the Users controller. Arrange for such users to be redirected to the root url if they do try to hit those pages. </text:p>
          </text:list-item>
          <text:list-item>
            <text:p text:style-name="P8">Add tests to check that the delete links in <text:a xlink:type="simple" xlink:href="http://railstutorial.org/chapters/updating-showing-and-deleting-users?version=2.3#code:delete_links">Listing 10.37</text:a> appear for admins but not for normal users. </text:p>
          </text:list-item>
          <text:list-item>
            <text:p text:style-name="P3">Modify the <text:span text:style-name="Source_20_Text">destroy</text:span> action to prevent admin users from destroying themselves. (Write a test first.) </text:p>
          </text:list-item>
        </text:list>
        <text:section text:style-name="Sect1" text:name="code:new_edit_partial">
          <text:p text:style-name="Text_20_body"/>
        </text:section>
        <text:p text:style-name="Text_20_body">Listing 10.40. A partial for the new and edit form fields. <text:line-break/><text:span text:style-name="Source_20_Text">app/views/users/_fields.html.erb</text:span> <draw:frame draw:name="clippy" text:anchor-type="as-char" svg:width="1.1457in" svg:height="0.1457in" draw:z-index="53"><draw:plugin xlink:href="http://railstutorial.org/flash/clippy.swf" xlink:type="simple" xlink:show="embed" xlink:actuate="onLoad" draw:mime-type="application/x-shockwave-flash"><draw:param draw:name="bgcolor" draw:value="#ffffff"/><draw:param draw:name="flashvars" draw:value="text=%3C%25=%20f.error_messages%20%25%3E%0A%3Cdiv%20class=%22field%22%3E%0A%20%20%3C%25=%20f.label%20:name%20%25%3E%3Cbr%20/%3E%0A%20%20%3C%25=%20f.text_field%20:name%20%25%3E%0A%3C/div%3E%0A%3Cdiv%20class=%22field%22%3E%0A%20%20%3C%25=%20f.label%20:email%20%25%3E%3Cbr%20/%3E%0A%20%20%3C%25=%20f.text_field%20:email%20%25%3E%0A%3C/div%3E%0A%3Cdiv%20class=%22field%22%3E%0A%20%20%3C%25=%20f.label%20:password%20%25%3E%3Cbr%20/%3E%0A%20%20%3C%25=%20f.password_field%20:password%20%25%3E%0A%3C/div%3E%0A%3Cdiv%20class=%22field%22%3E%0A%20%20%3C%25=%20f.label%20:password_confirmation,%20%22Confirmation%22%20%25%3E%3Cbr%20/%3E%0A%20%20%3C%25=%20f.password_field%20:password_confirmation%20%25%3E%0A%3C/div%3E%0A"/><draw:param draw:name="pluginspage" draw:value="http://www.macromedia.com/go/getflashplayer"/><draw:param draw:name="allowscriptaccess" draw:value="always"/><draw:param draw:name="quality" draw:value="high"/></draw:plugin></draw:frame> </text:p>
        <text:p text:style-name="Preformatted_20_Text">&lt;%= f.error_messages %&gt;</text:p>
        <text:p text:style-name="Preformatted_20_Text">&lt;div class="field"&gt;</text:p>
        <text:p text:style-name="Preformatted_20_Text"><text:s text:c="2"/>&lt;%= f.label :name %&gt;&lt;br /&gt;</text:p>
        <text:p text:style-name="Preformatted_20_Text"><text:s text:c="2"/>&lt;%= f.text_field :name %&gt;</text:p>
        <text:p text:style-name="Preformatted_20_Text">&lt;/div&gt;</text:p>
        <text:p text:style-name="Preformatted_20_Text">&lt;div class="field"&gt;</text:p>
        <text:p text:style-name="Preformatted_20_Text"><text:s text:c="2"/>&lt;%= f.label :email %&gt;&lt;br /&gt;</text:p>
        <text:p text:style-name="Preformatted_20_Text"><text:s text:c="2"/>&lt;%= f.text_field :email %&gt;</text:p>
        <text:p text:style-name="Preformatted_20_Text">&lt;/div&gt;</text:p>
        <text:p text:style-name="Preformatted_20_Text">&lt;div class="field"&gt;</text:p>
        <text:p text:style-name="Preformatted_20_Text"><text:s text:c="2"/>&lt;%= f.label :password %&gt;&lt;br /&gt;</text:p>
        <text:p text:style-name="Preformatted_20_Text"><text:s text:c="2"/>&lt;%= f.password_field :password %&gt;</text:p>
        <text:p text:style-name="Preformatted_20_Text">&lt;/div&gt;</text:p>
        <text:p text:style-name="Preformatted_20_Text">&lt;div class="field"&gt;</text:p>
        <text:p text:style-name="Preformatted_20_Text"><text:s text:c="2"/>&lt;%= f.label :password_confirmation, "Confirmation" %&gt;&lt;br /&gt;</text:p>
        <text:p text:style-name="Preformatted_20_Text"><text:s text:c="2"/>&lt;%= f.password_field :password_confirmation %&gt;</text:p>
        <text:p text:style-name="P10">&lt;/div&gt;</text:p>
        <text:section text:style-name="Sect1" text:name="code:new_user_with_partial">
          <text:p text:style-name="Text_20_body"/>
        </text:section>
        <text:p text:style-name="Text_20_body">Listing 10.41. The new user view with partial. <text:line-break/><text:span text:style-name="Source_20_Text">app/views/users/new.html.erb</text:span> <draw:frame draw:name="clippy" text:anchor-type="as-char" svg:width="1.1457in" svg:height="0.1457in" draw:z-index="54"><draw:plugin xlink:href="http://railstutorial.org/flash/clippy.swf" xlink:type="simple" xlink:show="embed" xlink:actuate="onLoad" draw:mime-type="application/x-shockwave-flash"><draw:param draw:name="bgcolor" draw:value="#ffffff"/><draw:param draw:name="flashvars" draw:value="text=%3Ch2%3ESign%20up%3C/h2%3E%0A%0A%3C%25%20form_for(@user)%20do%20%7Cf%7C%20%25%3E%0A%20%20%3C%25=%20render%20:partial%20=%3E%20'fields',%20:locals%20=%3E%20%7B%20:f%20=%3E%20f%20%7D%20%25%3E%0A%20%20%3Cdiv%20class=%22actions%22%3E%0A%20%20%20%20%3C%25=%20f.submit%20%22Sign%20up%22%20%25%3E%0A%20%20%3C/div%3E%0A%3C%25%20end%20%25%3E%0A"/><draw:param draw:name="pluginspage" draw:value="http://www.macromedia.com/go/getflashplayer"/><draw:param draw:name="allowscriptaccess" draw:value="always"/><draw:param draw:name="quality" draw:value="high"/></draw:plugin></draw:frame> </text:p>
        <text:p text:style-name="Preformatted_20_Text">&lt;h2&gt;Sign up&lt;/h2&gt;</text:p>
        <text:p text:style-name="Preformatted_20_Text"/>
        <text:p text:style-name="Preformatted_20_Text">&lt;% form_for(@user) do |f| %&gt;</text:p>
        <text:p text:style-name="Preformatted_20_Text"><text:s text:c="2"/>&lt;%= render :partial =&gt; 'fields', :locals =&gt; { :f =&gt; f } %&gt;</text:p>
        <text:p text:style-name="Preformatted_20_Text"><text:s text:c="2"/>&lt;div class="actions"&gt;</text:p>
        <text:p text:style-name="Preformatted_20_Text"><text:s text:c="4"/>&lt;%= f.submit "Sign up" %&gt;</text:p>
        <text:p text:style-name="Preformatted_20_Text"><text:s text:c="2"/>&lt;/div&gt;</text:p>
        <text:p text:style-name="P10">&lt;% end %&gt;</text:p>
        <text:p text:style-name="Text_20_body"><text:a xlink:type="simple" xlink:href="http://railstutorial.org/chapters/sign-in-sign-out?version=2.3#top">« Chapter 9 Sign in, sign out </text:a><text:a xlink:type="simple" xlink:href="http://railstutorial.org/chapters/user-microposts?version=2.3#top">Chapter 11 User microposts » </text:a></text:p>
        <text:list xml:id="list1857918664" text:style-name="L4">
          <text:list-item>
            <text:p text:style-name="P9"><text:bookmark text:name="fn:10.1"/>Image from <text:a xlink:type="simple" xlink:href="http://www.flickr.com/photos/sashawolff/4598355045/">http://www.flickr.com/photos/sashawolff/4598355045/</text:a>. <text:a xlink:type="simple" xlink:href="http://railstutorial.org/chapters/updating-showing-and-deleting-users?version=2.3#fnref:10.1">↑</text:a> </text:p>
          </text:list-item>
          <text:list-item>
            <text:p text:style-name="P9"><text:bookmark text:name="fn:10.2"/><text:soft-page-break/>The Gravatar site actually redirects this to <text:a xlink:type="simple" xlink:href="http://en.gravatar.com/emails"><text:span text:style-name="Teletype">http://en.gravatar.com/emails</text:span></text:a>, which is for English language users, but I’ve omitted the <text:span text:style-name="Teletype">en</text:span> part to account for the use of other languages. <text:a xlink:type="simple" xlink:href="http://railstutorial.org/chapters/updating-showing-and-deleting-users?version=2.3#fnref:10.2">↑</text:a> </text:p>
          </text:list-item>
          <text:list-item>
            <text:p text:style-name="P9"><text:bookmark text:name="fn:10.3"/>Image from <text:a xlink:type="simple" xlink:href="http://www.flickr.com/photos/sashawolff/4598355045/">http://www.flickr.com/photos/sashawolff/4598355045/</text:a>. <text:a xlink:type="simple" xlink:href="http://railstutorial.org/chapters/updating-showing-and-deleting-users?version=2.3#fnref:10.3">↑</text:a> </text:p>
          </text:list-item>
          <text:list-item>
            <text:p text:style-name="P9"><text:bookmark text:name="fn:10.4"/>Don’t be worried about how this works; the details are of interest to developers of the Rails framework itself, but by design are not important for Rails application developers. <text:a xlink:type="simple" xlink:href="http://railstutorial.org/chapters/updating-showing-and-deleting-users?version=2.3#fnref:10.4">↑</text:a> </text:p>
          </text:list-item>
          <text:list-item>
            <text:p text:style-name="P9"><text:bookmark text:name="fn:10.5"/>To be fair, they would need the user’s password, but if we ever made the password unnecessary (as planned for the screencasts) it would open up a <text:span text:style-name="Emphasis">huge</text:span> security hole. <text:a xlink:type="simple" xlink:href="http://railstutorial.org/chapters/updating-showing-and-deleting-users?version=2.3#fnref:10.5">↑</text:a> </text:p>
          </text:list-item>
          <text:list-item>
            <text:p text:style-name="P9"><text:bookmark text:name="fn:10.6"/>The code in this section is adapted from the <text:a xlink:type="simple" xlink:href="http://github.com/thoughtbot/clearance">Clearance</text:a> gem by <text:a xlink:type="simple" xlink:href="http://thoughtbot.com/">thoughtbot</text:a>. <text:a xlink:type="simple" xlink:href="http://railstutorial.org/chapters/updating-showing-and-deleting-users?version=2.3#fnref:10.6">↑</text:a> </text:p>
          </text:list-item>
          <text:list-item>
            <text:p text:style-name="P9"><text:bookmark text:name="fn:10.7"/>Indeed, as noted in <text:a xlink:type="simple" xlink:href="http://railstutorial.org/chapters/sign-in-sign-out?version=2.3#sec:sign_in_out_exercises">Section 9.6</text:a>, <text:span text:style-name="Source_20_Text">session</text:span> is implemented in just this way. <text:a xlink:type="simple" xlink:href="http://railstutorial.org/chapters/updating-showing-and-deleting-users?version=2.3#fnref:10.7">↑</text:a> </text:p>
          </text:list-item>
          <text:list-item>
            <text:p text:style-name="P9"><text:bookmark text:name="fn:10.8"/>Baby photo from <text:a xlink:type="simple" xlink:href="http://www.flickr.com/photos/glasgows/338937124/">http://www.flickr.com/photos/glasgows/338937124/</text:a>. <text:a xlink:type="simple" xlink:href="http://railstutorial.org/chapters/updating-showing-and-deleting-users?version=2.3#fnref:10.8">↑</text:a> </text:p>
          </text:list-item>
          <text:list-item>
            <text:p text:style-name="P9"><text:bookmark text:name="fn:10.9"/>Note that Ruby allows the omission of <text:span text:style-name="Emphasis">one</text:span> pair of parentheses, but not two, so instead of <text:span text:style-name="Source_20_Text">link_to h user.name</text:span> we write <text:span text:style-name="Source_20_Text">link_to h(user.name)</text:span>. <text:a xlink:type="simple" xlink:href="http://railstutorial.org/chapters/updating-showing-and-deleting-users?version=2.3#fnref:10.9">↑</text:a> </text:p>
          </text:list-item>
          <text:list-item>
            <text:p text:style-name="P9"><text:bookmark text:name="fn:10.10"/>In Rails 3, the <text:span text:style-name="Source_20_Text">config.gem</text:span> method for including gems will be replaced by <text:a xlink:type="simple" xlink:href="http://github.com/carlhuda/bundler">Bundler</text:a>. <text:a xlink:type="simple" xlink:href="http://railstutorial.org/chapters/updating-showing-and-deleting-users?version=2.3#fnref:10.10">↑</text:a> </text:p>
          </text:list-item>
          <text:list-item>
            <text:p text:style-name="P9"><text:bookmark text:name="fn:10.11"/>The Heroku gems manifest will also be replaced (or, rather, supplemented) by Bundler in Rails 3. <text:a xlink:type="simple" xlink:href="http://railstutorial.org/chapters/updating-showing-and-deleting-users?version=2.3#fnref:10.11">↑</text:a> </text:p>
          </text:list-item>
          <text:list-item>
            <text:p text:style-name="P9"><text:bookmark text:name="fn:10.12"/>Technically, we only need to create 28 additional factory users since we already have three, but I find the meaning clearer if we create 30 instead. <text:a xlink:type="simple" xlink:href="http://railstutorial.org/chapters/updating-showing-and-deleting-users?version=2.3#fnref:10.12">↑</text:a> </text:p>
          </text:list-item>
          <text:list-item>
            <text:p text:style-name="P9"><text:bookmark text:name="fn:10.13"/>The name <text:span text:style-name="Source_20_Text">user</text:span> is immaterial—we could have written <text:span text:style-name="Source_20_Text">@users.each do |foobar|</text:span> and then used <text:span text:style-name="Source_20_Text">render foobar</text:span>. The key is the <text:span text:style-name="Emphasis">class</text:span> of the object—in this case, User. <text:a xlink:type="simple" xlink:href="http://railstutorial.org/chapters/updating-showing-and-deleting-users?version=2.3#fnref:10.13">↑</text:a> </text:p>
          </text:list-item>
          <text:list-item>
            <text:p text:style-name="P9"><text:bookmark text:name="fn:10.14"/>Command-line tools such as <text:span text:style-name="Teletype">curl</text:span> (seen in <text:a xlink:type="simple" xlink:href="http://railstutorial.org/chapters/static-pages?version=2.3#sidebar:get_etc">Box 3.1</text:a>) can issue <text:span text:style-name="Teletype">PUT</text:span> requests of this form. <text:a xlink:type="simple" xlink:href="http://railstutorial.org/chapters/updating-showing-and-deleting-users?version=2.3#fnref:10.14">↑</text:a> </text:p>
          </text:list-item>
          <text:list-item>
            <text:p text:style-name="P4"><text:bookmark text:name="fn:10.15"/>Web browsers can’t send <text:span text:style-name="Teletype">DELETE</text:span> requests natively, so Rails fakes them with JavaScript. This means that the delete links won’t work if the user has JavaScript disabled. For the purposes of this tutorial, we can just require our site admins to enable JavaScript, but if you must support non-JavaScript-enabled browsers you can fake a <text:span text:style-name="Teletype">DELETE</text:span> request using a form and a <text:span text:style-name="Teletype">POST</text:span> request, which works even without JavaScript; see the Railscast on <text:a xlink:type="simple" xlink:href="http://railscasts.com/episodes/77-destroy-without-javascript">Destroy Without JavaScript</text:a> for details. <text:a xlink:type="simple" xlink:href="http://railstutorial.org/chapters/updating-showing-and-deleting-users?version=2.3#fnref:10.15">↑</text:a> </text:p>
          </text:list-item>
        </text:list>
      </text:section>
      <text:section text:style-name="Sect1" text:name="book_bottom">
        <text:p text:style-name="Standard"/>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Teletype"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4T11:13:36</meta:creation-date>
    <dc:date>2011-02-04T11:19:44</dc:date>
    <dc:creator>baobab </dc:creator>
    <meta:editing-duration>PT00H02M31S</meta:editing-duration>
    <meta:editing-cycles>1</meta:editing-cycles>
    <meta:generator>OpenOffice.org/3.2$Linux OpenOffice.org_project/320m12$Build-9483</meta:generator>
    <meta:document-statistic meta:table-count="0" meta:image-count="14" meta:object-count="41" meta:page-count="31" meta:paragraph-count="937" meta:word-count="7486" meta:character-count="50885"/>
  </office:meta>
</office:document-meta>
</file>